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ela3" style:family="table" style:master-page-name="MP0">
      <style:table-properties style:width="16.198cm" fo:margin-left="-0.252cm" style:page-number="auto" table:align="left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4.946cm"/>
    </style:style>
    <style:style style:name="Tabela3.1" style:family="table-row">
      <style:table-row-properties style:min-row-height="0.621cm" style:use-optimal-row-height="false"/>
    </style:style>
    <style:style style:name="Tabela3.A1" style:family="table-cell">
      <style:table-cell-properties style:vertical-align="bottom" fo:padding-left="0.191cm" fo:padding-right="0.191cm" fo:padding-top="0cm" fo:padding-bottom="0cm" fo:border-left="0.75pt solid #c0c0c0" fo:border-right="none" fo:border-top="0.75pt solid #c0c0c0" fo:border-bottom="none" style:writing-mode="lr-tb"/>
    </style:style>
    <style:style style:name="Tabela3.B1" style:family="table-cell">
      <style:table-cell-properties style:vertical-align="bottom" fo:padding-left="0.191cm" fo:padding-right="0.191cm" fo:padding-top="0cm" fo:padding-bottom="0cm" fo:border-left="none" fo:border-right="0.75pt solid #c0c0c0" fo:border-top="0.75pt solid #c0c0c0" fo:border-bottom="none" style:writing-mode="lr-tb"/>
    </style:style>
    <style:style style:name="Tabela3.2" style:family="table-row">
      <style:table-row-properties style:min-row-height="0.739cm" style:use-optimal-row-height="false"/>
    </style:style>
    <style:style style:name="Tabela3.A2" style:family="table-cell">
      <style:table-cell-properties fo:padding-left="0.191cm" fo:padding-right="0.191cm" fo:padding-top="0cm" fo:padding-bottom="0cm" fo:border-left="0.75pt solid #c0c0c0" fo:border-right="none" fo:border-top="none" fo:border-bottom="0.75pt solid #c0c0c0" style:writing-mode="lr-tb"/>
    </style:style>
    <style:style style:name="Tabela3.B2" style:family="table-cell">
      <style:table-cell-properties fo:padding-left="0.191cm" fo:padding-right="0.191cm" fo:padding-top="0cm" fo:padding-bottom="0cm" fo:border-left="none" fo:border-right="0.75pt solid #c0c0c0" fo:border-top="none" fo:border-bottom="0.75pt solid #c0c0c0" style:writing-mode="lr-tb"/>
    </style:style>
    <style:style style:name="Tabela4" style:family="table">
      <style:table-properties style:width="16.732cm" fo:margin-left="-0.191cm" table:align="left"/>
    </style:style>
    <style:style style:name="Tabela4.A" style:family="table-column">
      <style:table-column-properties style:column-width="5.577cm"/>
    </style:style>
    <style:style style:name="Tabela4.A1" style:family="table-cell">
      <style:table-cell-properties fo:padding-left="0.191cm" fo:padding-right="0.191cm" fo:padding-top="0cm" fo:padding-bottom="0cm" fo:border="none" style:writing-mode="lr-tb"/>
    </style:style>
    <style:style style:name="Tabela5" style:family="table">
      <style:table-properties style:width="15.515cm" fo:margin-left="-0.252cm" table:align="left"/>
    </style:style>
    <style:style style:name="Tabela5.A" style:family="table-column">
      <style:table-column-properties style:column-width="2.672cm"/>
    </style:style>
    <style:style style:name="Tabela5.B" style:family="table-column">
      <style:table-column-properties style:column-width="2.201cm"/>
    </style:style>
    <style:style style:name="Tabela5.C" style:family="table-column">
      <style:table-column-properties style:column-width="4.023cm"/>
    </style:style>
    <style:style style:name="Tabela5.D" style:family="table-column">
      <style:table-column-properties style:column-width="6.618cm"/>
    </style:style>
    <style:style style:name="Tabela5.A1" style:family="table-cell">
      <style:table-cell-properties fo:background-color="#ccecf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5.B1" style:family="table-cell">
      <style:table-cell-properties fo:background-color="#ccecff" fo:padding-left="0.191cm" fo:padding-right="0.191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5.C1" style:family="table-cell">
      <style:table-cell-properties style:vertical-align="middle" fo:background-color="#ccecff" fo:padding-left="0.191cm" fo:padding-right="0.191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5.D1" style:family="table-cell">
      <style:table-cell-properties style:vertical-align="middle" fo:background-color="#ccecff" fo:padding-left="0.191cm" fo:padding-right="0.191cm" fo:padding-top="0cm" fo:padding-bottom="0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B2" style:family="table-cell">
      <style:table-cell-properties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ela5.C2" style:family="table-cell">
      <style:table-cell-properties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ela5.D2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5.A3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5.B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ela5.C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ela5.D3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5.A4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5.B4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ela5.C4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ela5.D4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6" style:family="table">
      <style:table-properties style:width="15.214cm" fo:margin-left="-0.026cm" table:align="left"/>
    </style:style>
    <style:style style:name="Tabela6.A" style:family="table-column">
      <style:table-column-properties style:column-width="15.214cm"/>
    </style:style>
    <style:style style:name="Tabela6.1" style:family="table-row">
      <style:table-row-properties style:min-row-height="0.113cm" style:use-optimal-row-height="false"/>
    </style:style>
    <style:style style:name="Tabela6.A1" style:family="table-cell">
      <style:table-cell-properties fo:background-color="#00cc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7" style:family="table">
      <style:table-properties style:width="15.192cm" fo:margin-left="-0.018cm" table:align="left"/>
    </style:style>
    <style:style style:name="Tabela7.A" style:family="table-column">
      <style:table-column-properties style:column-width="15.192cm"/>
    </style:style>
    <style:style style:name="Tabela7.1" style:family="table-row">
      <style:table-row-properties style:row-height="0.6cm" style:use-optimal-row-height="false"/>
    </style:style>
    <style:style style:name="Tabela7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8" style:family="table">
      <style:table-properties style:width="15.192cm" fo:margin-left="-0.018cm" table:align="left"/>
    </style:style>
    <style:style style:name="Tabela8.A" style:family="table-column">
      <style:table-column-properties style:column-width="15.192cm"/>
    </style:style>
    <style:style style:name="Tabela8.1" style:family="table-row">
      <style:table-row-properties style:row-height="0.6cm" style:use-optimal-row-height="false"/>
    </style:style>
    <style:style style:name="Tabela8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9" style:family="table">
      <style:table-properties style:width="15.192cm" fo:margin-left="-0.018cm" table:align="left"/>
    </style:style>
    <style:style style:name="Tabela9.A" style:family="table-column">
      <style:table-column-properties style:column-width="15.192cm"/>
    </style:style>
    <style:style style:name="Tabela9.1" style:family="table-row">
      <style:table-row-properties style:row-height="0.688cm" style:use-optimal-row-height="false"/>
    </style:style>
    <style:style style:name="Tabela9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0" style:family="table">
      <style:table-properties style:width="15.214cm" fo:margin-left="-0.026cm" table:align="left"/>
    </style:style>
    <style:style style:name="Tabela10.A" style:family="table-column">
      <style:table-column-properties style:column-width="15.214cm"/>
    </style:style>
    <style:style style:name="Tabela10.1" style:family="table-row">
      <style:table-row-properties style:min-row-height="0.587cm" style:use-optimal-row-height="false"/>
    </style:style>
    <style:style style:name="Tabela10.A1" style:family="table-cell">
      <style:table-cell-properties fo:background-color="#00cc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1" style:family="table">
      <style:table-properties style:width="15.192cm" fo:margin-left="-0.018cm" table:align="left"/>
    </style:style>
    <style:style style:name="Tabela11.A" style:family="table-column">
      <style:table-column-properties style:column-width="15.192cm"/>
    </style:style>
    <style:style style:name="Tabela11.1" style:family="table-row">
      <style:table-row-properties style:row-height="0.6cm" style:use-optimal-row-height="false"/>
    </style:style>
    <style:style style:name="Tabela11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2" style:family="table">
      <style:table-properties style:width="12.388cm" fo:margin-left="-0.032cm" table:align="left"/>
    </style:style>
    <style:style style:name="Tabela12.A" style:family="table-column">
      <style:table-column-properties style:column-width="3.048cm"/>
    </style:style>
    <style:style style:name="Tabela12.B" style:family="table-column">
      <style:table-column-properties style:column-width="9.34cm"/>
    </style:style>
    <style:style style:name="Tabela12.A1" style:family="table-cell">
      <style:table-cell-properties style:vertical-align="middle" fo:background-color="#ccecf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2.B1" style:family="table-cell">
      <style:table-cell-properties style:vertical-align="middle" fo:background-color="#ccecff" fo:padding-left="0.191cm" fo:padding-right="0.191cm" fo:padding-top="0cm" fo:padding-bottom="0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ela12.A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2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3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4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5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5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6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6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7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7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8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8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9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9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10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10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11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11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12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12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13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13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14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14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15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15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3" style:family="table">
      <style:table-properties style:width="15.192cm" fo:margin-left="-0.018cm" table:align="left"/>
    </style:style>
    <style:style style:name="Tabela13.A" style:family="table-column">
      <style:table-column-properties style:column-width="15.192cm"/>
    </style:style>
    <style:style style:name="Tabela13.1" style:family="table-row">
      <style:table-row-properties style:row-height="0.6cm" style:use-optimal-row-height="false"/>
    </style:style>
    <style:style style:name="Tabela13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4" style:family="table">
      <style:table-properties style:width="13.658cm" fo:margin-left="-0.032cm" table:align="left"/>
    </style:style>
    <style:style style:name="Tabela14.A" style:family="table-column">
      <style:table-column-properties style:column-width="2.692cm"/>
    </style:style>
    <style:style style:name="Tabela14.B" style:family="table-column">
      <style:table-column-properties style:column-width="10.966cm"/>
    </style:style>
    <style:style style:name="Tabela14.A1" style:family="table-cell">
      <style:table-cell-properties style:vertical-align="middle" fo:background-color="#ccecf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4.B1" style:family="table-cell">
      <style:table-cell-properties style:vertical-align="middle" fo:background-color="#ccecff" fo:padding-left="0.191cm" fo:padding-right="0.191cm" fo:padding-top="0cm" fo:padding-bottom="0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ela14.A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4.B2" style:family="table-cell">
      <style:table-cell-properties style:vertical-align="middle"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4.A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4.B3" style:family="table-cell">
      <style:table-cell-properties style:vertical-align="middle"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5" style:family="table">
      <style:table-properties style:width="15.214cm" fo:margin-left="-0.026cm" table:align="left"/>
    </style:style>
    <style:style style:name="Tabela15.A" style:family="table-column">
      <style:table-column-properties style:column-width="15.214cm"/>
    </style:style>
    <style:style style:name="Tabela15.1" style:family="table-row">
      <style:table-row-properties style:min-row-height="0.113cm" style:use-optimal-row-height="false"/>
    </style:style>
    <style:style style:name="Tabela15.A1" style:family="table-cell">
      <style:table-cell-properties fo:background-color="#00cc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6" style:family="table">
      <style:table-properties style:width="15.192cm" fo:margin-left="-0.018cm" table:align="left"/>
    </style:style>
    <style:style style:name="Tabela16.A" style:family="table-column">
      <style:table-column-properties style:column-width="15.192cm"/>
    </style:style>
    <style:style style:name="Tabela16.1" style:family="table-row">
      <style:table-row-properties style:row-height="0.6cm" style:use-optimal-row-height="false"/>
    </style:style>
    <style:style style:name="Tabela16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7" style:family="table">
      <style:table-properties style:width="15.192cm" fo:margin-left="-0.018cm" table:align="left"/>
    </style:style>
    <style:style style:name="Tabela17.A" style:family="table-column">
      <style:table-column-properties style:column-width="15.192cm"/>
    </style:style>
    <style:style style:name="Tabela17.1" style:family="table-row">
      <style:table-row-properties style:row-height="0.6cm" style:use-optimal-row-height="false"/>
    </style:style>
    <style:style style:name="Tabela17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8" style:family="table">
      <style:table-properties style:width="15.734cm" fo:margin-left="-0.035cm" table:align="left"/>
    </style:style>
    <style:style style:name="Tabela18.A" style:family="table-column">
      <style:table-column-properties style:column-width="2.91cm"/>
    </style:style>
    <style:style style:name="Tabela18.B" style:family="table-column">
      <style:table-column-properties style:column-width="12.823cm"/>
    </style:style>
    <style:style style:name="Tabela18.1" style:family="table-row">
      <style:table-row-properties style:row-height="0.6cm" style:use-optimal-row-height="false"/>
    </style:style>
    <style:style style:name="Tabela18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18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3" style:family="table-row">
      <style:table-row-properties style:min-row-height="0.6cm" style:use-optimal-row-height="false"/>
    </style:style>
    <style:style style:name="Tabela18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6" style:family="table-row">
      <style:table-row-properties style:row-height="1.208cm" style:use-optimal-row-height="false"/>
    </style:style>
    <style:style style:name="Tabela18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7" style:family="table-row">
      <style:table-row-properties style:row-height="4.286cm" style:use-optimal-row-height="false"/>
    </style:style>
    <style:style style:name="Tabela18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8" style:family="table-row">
      <style:table-row-properties style:row-height="2.011cm" style:use-optimal-row-height="false"/>
    </style:style>
    <style:style style:name="Tabela18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11" style:family="table-row">
      <style:table-row-properties style:row-height="1.058cm" style:use-optimal-row-height="false"/>
    </style:style>
    <style:style style:name="Tabela18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18.12" style:family="table-row">
      <style:table-row-properties style:row-height="1.72cm" style:use-optimal-row-height="false"/>
    </style:style>
    <style:style style:name="Tabela18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" style:family="table">
      <style:table-properties style:width="15.734cm" fo:margin-left="-0.035cm" table:align="left"/>
    </style:style>
    <style:style style:name="Tabela19.A" style:family="table-column">
      <style:table-column-properties style:column-width="2.91cm"/>
    </style:style>
    <style:style style:name="Tabela19.B" style:family="table-column">
      <style:table-column-properties style:column-width="12.823cm"/>
    </style:style>
    <style:style style:name="Tabela19.1" style:family="table-row">
      <style:table-row-properties style:row-height="0.6cm" style:use-optimal-row-height="false"/>
    </style:style>
    <style:style style:name="Tabela19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19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3" style:family="table-row">
      <style:table-row-properties style:min-row-height="0.6cm" style:use-optimal-row-height="false"/>
    </style:style>
    <style:style style:name="Tabela19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6" style:family="table-row">
      <style:table-row-properties style:row-height="1.208cm" style:use-optimal-row-height="false"/>
    </style:style>
    <style:style style:name="Tabela19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7" style:family="table-row">
      <style:table-row-properties style:row-height="4.286cm" style:use-optimal-row-height="false"/>
    </style:style>
    <style:style style:name="Tabela19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8" style:family="table-row">
      <style:table-row-properties style:row-height="2.011cm" style:use-optimal-row-height="false"/>
    </style:style>
    <style:style style:name="Tabela19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11" style:family="table-row">
      <style:table-row-properties style:row-height="1.058cm" style:use-optimal-row-height="false"/>
    </style:style>
    <style:style style:name="Tabela19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19.12" style:family="table-row">
      <style:table-row-properties style:row-height="1.72cm" style:use-optimal-row-height="false"/>
    </style:style>
    <style:style style:name="Tabela19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" style:family="table">
      <style:table-properties style:width="15.734cm" fo:margin-left="-0.035cm" table:align="left"/>
    </style:style>
    <style:style style:name="Tabela20.A" style:family="table-column">
      <style:table-column-properties style:column-width="2.91cm"/>
    </style:style>
    <style:style style:name="Tabela20.B" style:family="table-column">
      <style:table-column-properties style:column-width="12.823cm"/>
    </style:style>
    <style:style style:name="Tabela20.1" style:family="table-row">
      <style:table-row-properties style:row-height="0.6cm" style:use-optimal-row-height="false"/>
    </style:style>
    <style:style style:name="Tabela20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0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3" style:family="table-row">
      <style:table-row-properties style:min-row-height="0.6cm" style:use-optimal-row-height="false"/>
    </style:style>
    <style:style style:name="Tabela20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6" style:family="table-row">
      <style:table-row-properties style:row-height="1.208cm" style:use-optimal-row-height="false"/>
    </style:style>
    <style:style style:name="Tabela20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7" style:family="table-row">
      <style:table-row-properties style:row-height="4.286cm" style:use-optimal-row-height="false"/>
    </style:style>
    <style:style style:name="Tabela20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8" style:family="table-row">
      <style:table-row-properties style:row-height="2.011cm" style:use-optimal-row-height="false"/>
    </style:style>
    <style:style style:name="Tabela20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11" style:family="table-row">
      <style:table-row-properties style:row-height="1.058cm" style:use-optimal-row-height="false"/>
    </style:style>
    <style:style style:name="Tabela20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0.12" style:family="table-row">
      <style:table-row-properties style:row-height="1.72cm" style:use-optimal-row-height="false"/>
    </style:style>
    <style:style style:name="Tabela20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" style:family="table">
      <style:table-properties style:width="15.734cm" fo:margin-left="-0.035cm" table:align="left"/>
    </style:style>
    <style:style style:name="Tabela21.A" style:family="table-column">
      <style:table-column-properties style:column-width="2.91cm"/>
    </style:style>
    <style:style style:name="Tabela21.B" style:family="table-column">
      <style:table-column-properties style:column-width="12.823cm"/>
    </style:style>
    <style:style style:name="Tabela21.1" style:family="table-row">
      <style:table-row-properties style:row-height="0.6cm" style:use-optimal-row-height="false"/>
    </style:style>
    <style:style style:name="Tabela21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1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3" style:family="table-row">
      <style:table-row-properties style:min-row-height="0.6cm" style:use-optimal-row-height="false"/>
    </style:style>
    <style:style style:name="Tabela21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6" style:family="table-row">
      <style:table-row-properties style:row-height="1.208cm" style:use-optimal-row-height="false"/>
    </style:style>
    <style:style style:name="Tabela21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7" style:family="table-row">
      <style:table-row-properties style:row-height="4.286cm" style:use-optimal-row-height="false"/>
    </style:style>
    <style:style style:name="Tabela21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8" style:family="table-row">
      <style:table-row-properties style:row-height="2.011cm" style:use-optimal-row-height="false"/>
    </style:style>
    <style:style style:name="Tabela21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11" style:family="table-row">
      <style:table-row-properties style:row-height="1.058cm" style:use-optimal-row-height="false"/>
    </style:style>
    <style:style style:name="Tabela21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1.12" style:family="table-row">
      <style:table-row-properties style:row-height="1.72cm" style:use-optimal-row-height="false"/>
    </style:style>
    <style:style style:name="Tabela21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" style:family="table">
      <style:table-properties style:width="15.734cm" fo:margin-left="-0.035cm" table:align="left"/>
    </style:style>
    <style:style style:name="Tabela22.A" style:family="table-column">
      <style:table-column-properties style:column-width="2.91cm"/>
    </style:style>
    <style:style style:name="Tabela22.B" style:family="table-column">
      <style:table-column-properties style:column-width="12.823cm"/>
    </style:style>
    <style:style style:name="Tabela22.1" style:family="table-row">
      <style:table-row-properties style:row-height="0.6cm" style:use-optimal-row-height="false"/>
    </style:style>
    <style:style style:name="Tabela22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2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3" style:family="table-row">
      <style:table-row-properties style:min-row-height="0.6cm" style:use-optimal-row-height="false"/>
    </style:style>
    <style:style style:name="Tabela22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6" style:family="table-row">
      <style:table-row-properties style:row-height="1.208cm" style:use-optimal-row-height="false"/>
    </style:style>
    <style:style style:name="Tabela22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7" style:family="table-row">
      <style:table-row-properties style:row-height="4.286cm" style:use-optimal-row-height="false"/>
    </style:style>
    <style:style style:name="Tabela22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8" style:family="table-row">
      <style:table-row-properties style:row-height="2.011cm" style:use-optimal-row-height="false"/>
    </style:style>
    <style:style style:name="Tabela22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11" style:family="table-row">
      <style:table-row-properties style:row-height="1.058cm" style:use-optimal-row-height="false"/>
    </style:style>
    <style:style style:name="Tabela22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2.12" style:family="table-row">
      <style:table-row-properties style:row-height="1.72cm" style:use-optimal-row-height="false"/>
    </style:style>
    <style:style style:name="Tabela22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" style:family="table">
      <style:table-properties style:width="15.734cm" fo:margin-left="-0.035cm" table:align="left"/>
    </style:style>
    <style:style style:name="Tabela23.A" style:family="table-column">
      <style:table-column-properties style:column-width="2.91cm"/>
    </style:style>
    <style:style style:name="Tabela23.B" style:family="table-column">
      <style:table-column-properties style:column-width="12.823cm"/>
    </style:style>
    <style:style style:name="Tabela23.1" style:family="table-row">
      <style:table-row-properties style:row-height="0.6cm" style:use-optimal-row-height="false"/>
    </style:style>
    <style:style style:name="Tabela23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3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3" style:family="table-row">
      <style:table-row-properties style:min-row-height="0.6cm" style:use-optimal-row-height="false"/>
    </style:style>
    <style:style style:name="Tabela23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6" style:family="table-row">
      <style:table-row-properties style:row-height="1.208cm" style:use-optimal-row-height="false"/>
    </style:style>
    <style:style style:name="Tabela23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7" style:family="table-row">
      <style:table-row-properties style:row-height="4.286cm" style:use-optimal-row-height="false"/>
    </style:style>
    <style:style style:name="Tabela23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8" style:family="table-row">
      <style:table-row-properties style:row-height="2.011cm" style:use-optimal-row-height="false"/>
    </style:style>
    <style:style style:name="Tabela23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11" style:family="table-row">
      <style:table-row-properties style:row-height="1.058cm" style:use-optimal-row-height="false"/>
    </style:style>
    <style:style style:name="Tabela23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3.12" style:family="table-row">
      <style:table-row-properties style:row-height="1.72cm" style:use-optimal-row-height="false"/>
    </style:style>
    <style:style style:name="Tabela23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" style:family="table">
      <style:table-properties style:width="15.734cm" fo:margin-left="-0.035cm" table:align="left"/>
    </style:style>
    <style:style style:name="Tabela24.A" style:family="table-column">
      <style:table-column-properties style:column-width="2.91cm"/>
    </style:style>
    <style:style style:name="Tabela24.B" style:family="table-column">
      <style:table-column-properties style:column-width="12.823cm"/>
    </style:style>
    <style:style style:name="Tabela24.1" style:family="table-row">
      <style:table-row-properties style:row-height="0.6cm" style:use-optimal-row-height="false"/>
    </style:style>
    <style:style style:name="Tabela24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4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3" style:family="table-row">
      <style:table-row-properties style:min-row-height="0.6cm" style:use-optimal-row-height="false"/>
    </style:style>
    <style:style style:name="Tabela24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6" style:family="table-row">
      <style:table-row-properties style:row-height="1.208cm" style:use-optimal-row-height="false"/>
    </style:style>
    <style:style style:name="Tabela24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7" style:family="table-row">
      <style:table-row-properties style:row-height="4.286cm" style:use-optimal-row-height="false"/>
    </style:style>
    <style:style style:name="Tabela24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8" style:family="table-row">
      <style:table-row-properties style:row-height="2.011cm" style:use-optimal-row-height="false"/>
    </style:style>
    <style:style style:name="Tabela24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11" style:family="table-row">
      <style:table-row-properties style:row-height="1.058cm" style:use-optimal-row-height="false"/>
    </style:style>
    <style:style style:name="Tabela24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4.12" style:family="table-row">
      <style:table-row-properties style:row-height="3.307cm" style:use-optimal-row-height="false"/>
    </style:style>
    <style:style style:name="Tabela24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" style:family="table">
      <style:table-properties style:width="15.734cm" fo:margin-left="-0.035cm" table:align="left"/>
    </style:style>
    <style:style style:name="Tabela25.A" style:family="table-column">
      <style:table-column-properties style:column-width="2.91cm"/>
    </style:style>
    <style:style style:name="Tabela25.B" style:family="table-column">
      <style:table-column-properties style:column-width="12.823cm"/>
    </style:style>
    <style:style style:name="Tabela25.1" style:family="table-row">
      <style:table-row-properties style:row-height="0.6cm" style:use-optimal-row-height="false"/>
    </style:style>
    <style:style style:name="Tabela25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5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3" style:family="table-row">
      <style:table-row-properties style:min-row-height="0.6cm" style:use-optimal-row-height="false"/>
    </style:style>
    <style:style style:name="Tabela25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6" style:family="table-row">
      <style:table-row-properties style:row-height="1.208cm" style:use-optimal-row-height="false"/>
    </style:style>
    <style:style style:name="Tabela25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7" style:family="table-row">
      <style:table-row-properties style:row-height="4.286cm" style:use-optimal-row-height="false"/>
    </style:style>
    <style:style style:name="Tabela25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8" style:family="table-row">
      <style:table-row-properties style:row-height="2.011cm" style:use-optimal-row-height="false"/>
    </style:style>
    <style:style style:name="Tabela25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11" style:family="table-row">
      <style:table-row-properties style:row-height="1.058cm" style:use-optimal-row-height="false"/>
    </style:style>
    <style:style style:name="Tabela25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5.12" style:family="table-row">
      <style:table-row-properties style:row-height="1.72cm" style:use-optimal-row-height="false"/>
    </style:style>
    <style:style style:name="Tabela25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" style:family="table">
      <style:table-properties style:width="15.734cm" fo:margin-left="-0.035cm" table:align="left"/>
    </style:style>
    <style:style style:name="Tabela26.A" style:family="table-column">
      <style:table-column-properties style:column-width="2.91cm"/>
    </style:style>
    <style:style style:name="Tabela26.B" style:family="table-column">
      <style:table-column-properties style:column-width="12.823cm"/>
    </style:style>
    <style:style style:name="Tabela26.1" style:family="table-row">
      <style:table-row-properties style:row-height="0.6cm" style:use-optimal-row-height="false"/>
    </style:style>
    <style:style style:name="Tabela26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6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3" style:family="table-row">
      <style:table-row-properties style:min-row-height="0.6cm" style:use-optimal-row-height="false"/>
    </style:style>
    <style:style style:name="Tabela26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6" style:family="table-row">
      <style:table-row-properties style:row-height="1.208cm" style:use-optimal-row-height="false"/>
    </style:style>
    <style:style style:name="Tabela26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7" style:family="table-row">
      <style:table-row-properties style:row-height="4.286cm" style:use-optimal-row-height="false"/>
    </style:style>
    <style:style style:name="Tabela26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8" style:family="table-row">
      <style:table-row-properties style:row-height="2.011cm" style:use-optimal-row-height="false"/>
    </style:style>
    <style:style style:name="Tabela26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11" style:family="table-row">
      <style:table-row-properties style:row-height="1.058cm" style:use-optimal-row-height="false"/>
    </style:style>
    <style:style style:name="Tabela26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6.12" style:family="table-row">
      <style:table-row-properties style:row-height="1.72cm" style:use-optimal-row-height="false"/>
    </style:style>
    <style:style style:name="Tabela26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" style:family="table">
      <style:table-properties style:width="15.734cm" fo:margin-left="-0.035cm" table:align="left"/>
    </style:style>
    <style:style style:name="Tabela27.A" style:family="table-column">
      <style:table-column-properties style:column-width="2.91cm"/>
    </style:style>
    <style:style style:name="Tabela27.B" style:family="table-column">
      <style:table-column-properties style:column-width="12.823cm"/>
    </style:style>
    <style:style style:name="Tabela27.1" style:family="table-row">
      <style:table-row-properties style:row-height="0.6cm" style:use-optimal-row-height="false"/>
    </style:style>
    <style:style style:name="Tabela27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7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3" style:family="table-row">
      <style:table-row-properties style:min-row-height="0.6cm" style:use-optimal-row-height="false"/>
    </style:style>
    <style:style style:name="Tabela27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6" style:family="table-row">
      <style:table-row-properties style:row-height="1.208cm" style:use-optimal-row-height="false"/>
    </style:style>
    <style:style style:name="Tabela27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7" style:family="table-row">
      <style:table-row-properties style:row-height="4.286cm" style:use-optimal-row-height="false"/>
    </style:style>
    <style:style style:name="Tabela27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8" style:family="table-row">
      <style:table-row-properties style:row-height="2.011cm" style:use-optimal-row-height="false"/>
    </style:style>
    <style:style style:name="Tabela27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11" style:family="table-row">
      <style:table-row-properties style:row-height="1.058cm" style:use-optimal-row-height="false"/>
    </style:style>
    <style:style style:name="Tabela27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7.12" style:family="table-row">
      <style:table-row-properties style:row-height="1.72cm" style:use-optimal-row-height="false"/>
    </style:style>
    <style:style style:name="Tabela27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" style:family="table">
      <style:table-properties style:width="15.734cm" fo:margin-left="-0.035cm" table:align="left"/>
    </style:style>
    <style:style style:name="Tabela28.A" style:family="table-column">
      <style:table-column-properties style:column-width="2.91cm"/>
    </style:style>
    <style:style style:name="Tabela28.B" style:family="table-column">
      <style:table-column-properties style:column-width="12.823cm"/>
    </style:style>
    <style:style style:name="Tabela28.1" style:family="table-row">
      <style:table-row-properties style:row-height="0.6cm" style:use-optimal-row-height="false"/>
    </style:style>
    <style:style style:name="Tabela28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8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3" style:family="table-row">
      <style:table-row-properties style:min-row-height="0.6cm" style:use-optimal-row-height="false"/>
    </style:style>
    <style:style style:name="Tabela28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6" style:family="table-row">
      <style:table-row-properties style:row-height="1.208cm" style:use-optimal-row-height="false"/>
    </style:style>
    <style:style style:name="Tabela28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7" style:family="table-row">
      <style:table-row-properties style:row-height="4.286cm" style:use-optimal-row-height="false"/>
    </style:style>
    <style:style style:name="Tabela28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8" style:family="table-row">
      <style:table-row-properties style:row-height="2.011cm" style:use-optimal-row-height="false"/>
    </style:style>
    <style:style style:name="Tabela28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11" style:family="table-row">
      <style:table-row-properties style:row-height="1.058cm" style:use-optimal-row-height="false"/>
    </style:style>
    <style:style style:name="Tabela28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8.12" style:family="table-row">
      <style:table-row-properties style:row-height="2.619cm" style:use-optimal-row-height="false"/>
    </style:style>
    <style:style style:name="Tabela28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" style:family="table">
      <style:table-properties style:width="15.734cm" fo:margin-left="-0.035cm" table:align="left"/>
    </style:style>
    <style:style style:name="Tabela29.A" style:family="table-column">
      <style:table-column-properties style:column-width="2.91cm"/>
    </style:style>
    <style:style style:name="Tabela29.B" style:family="table-column">
      <style:table-column-properties style:column-width="12.823cm"/>
    </style:style>
    <style:style style:name="Tabela29.1" style:family="table-row">
      <style:table-row-properties style:row-height="0.6cm" style:use-optimal-row-height="false"/>
    </style:style>
    <style:style style:name="Tabela29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9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3" style:family="table-row">
      <style:table-row-properties style:min-row-height="0.6cm" style:use-optimal-row-height="false"/>
    </style:style>
    <style:style style:name="Tabela29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6" style:family="table-row">
      <style:table-row-properties style:row-height="1.208cm" style:use-optimal-row-height="false"/>
    </style:style>
    <style:style style:name="Tabela29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7" style:family="table-row">
      <style:table-row-properties style:row-height="4.286cm" style:use-optimal-row-height="false"/>
    </style:style>
    <style:style style:name="Tabela29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8" style:family="table-row">
      <style:table-row-properties style:row-height="2.011cm" style:use-optimal-row-height="false"/>
    </style:style>
    <style:style style:name="Tabela29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11" style:family="table-row">
      <style:table-row-properties style:row-height="1.058cm" style:use-optimal-row-height="false"/>
    </style:style>
    <style:style style:name="Tabela29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9.12" style:family="table-row">
      <style:table-row-properties style:row-height="2.54cm" style:use-optimal-row-height="false"/>
    </style:style>
    <style:style style:name="Tabela29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" style:family="table">
      <style:table-properties style:width="15.734cm" fo:margin-left="-0.035cm" table:align="left"/>
    </style:style>
    <style:style style:name="Tabela30.A" style:family="table-column">
      <style:table-column-properties style:column-width="2.91cm"/>
    </style:style>
    <style:style style:name="Tabela30.B" style:family="table-column">
      <style:table-column-properties style:column-width="12.823cm"/>
    </style:style>
    <style:style style:name="Tabela30.1" style:family="table-row">
      <style:table-row-properties style:row-height="0.6cm" style:use-optimal-row-height="false"/>
    </style:style>
    <style:style style:name="Tabela30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30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3" style:family="table-row">
      <style:table-row-properties style:min-row-height="0.6cm" style:use-optimal-row-height="false"/>
    </style:style>
    <style:style style:name="Tabela30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6" style:family="table-row">
      <style:table-row-properties style:row-height="1.208cm" style:use-optimal-row-height="false"/>
    </style:style>
    <style:style style:name="Tabela30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7" style:family="table-row">
      <style:table-row-properties style:row-height="4.286cm" style:use-optimal-row-height="false"/>
    </style:style>
    <style:style style:name="Tabela30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8" style:family="table-row">
      <style:table-row-properties style:row-height="2.011cm" style:use-optimal-row-height="false"/>
    </style:style>
    <style:style style:name="Tabela30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11" style:family="table-row">
      <style:table-row-properties style:row-height="1.058cm" style:use-optimal-row-height="false"/>
    </style:style>
    <style:style style:name="Tabela30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30.12" style:family="table-row">
      <style:table-row-properties style:row-height="1.72cm" style:use-optimal-row-height="false"/>
    </style:style>
    <style:style style:name="Tabela30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le1" style:family="table">
      <style:table-properties style:width="15.734cm" fo:margin-left="-0.035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2.823cm"/>
    </style:style>
    <style:style style:name="Table1.1" style:family="table-row">
      <style:table-row-properties style:row-height="0.6cm" style:use-optimal-row-height="false"/>
    </style:style>
    <style:style style:name="Table1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le1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le1.3" style:family="table-row">
      <style:table-row-properties style:min-row-height="0.6cm" style:use-optimal-row-height="false"/>
    </style:style>
    <style:style style:name="Table1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le1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le1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le1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le1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le1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le1.6" style:family="table-row">
      <style:table-row-properties style:row-height="1.208cm" style:use-optimal-row-height="false"/>
    </style:style>
    <style:style style:name="Table1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le1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le1.7" style:family="table-row">
      <style:table-row-properties style:row-height="4.286cm" style:use-optimal-row-height="false"/>
    </style:style>
    <style:style style:name="Table1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le1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le1.8" style:family="table-row">
      <style:table-row-properties style:row-height="2.011cm" style:use-optimal-row-height="false"/>
    </style:style>
    <style:style style:name="Table1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le1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le1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le1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le1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le1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le1.11" style:family="table-row">
      <style:table-row-properties style:row-height="1.058cm" style:use-optimal-row-height="false"/>
    </style:style>
    <style:style style:name="Table1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1.12" style:family="table-row">
      <style:table-row-properties style:row-height="1.72cm" style:use-optimal-row-height="false"/>
    </style:style>
    <style:style style:name="Table1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le1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le1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le1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P1" style:family="paragraph" style:parent-style-name="Standard">
      <style:paragraph-properties style:line-height-at-least="0.423cm" fo:orphans="0" fo:widows="0"/>
      <style:text-properties style:font-name="Times New Roman" fo:font-size="12pt" fo:language="en" fo:country="US" style:font-size-asian="12pt" style:font-name-complex="Times New Roman" style:font-size-complex="10pt"/>
    </style:style>
    <style:style style:name="P2" style:family="paragraph" style:parent-style-name="Standard">
      <style:text-properties style:font-name="Times New Roman" fo:font-size="12pt" fo:language="pt" fo:country="BR" style:font-size-asian="12pt" style:font-name-complex="Times New Roman" style:font-size-complex="12pt"/>
    </style:style>
    <style:style style:name="P3" style:family="paragraph" style:parent-style-name="Standard">
      <style:paragraph-properties style:line-height-at-least="0.423cm" fo:orphans="0" fo:widows="0"/>
      <style:text-properties style:font-name="Times New Roman" fo:font-size="12pt" fo:language="pt" fo:country="BR" style:font-size-asian="12pt" style:font-name-complex="Times New Roman" style:font-size-complex="12pt"/>
    </style:style>
    <style:style style:name="P4" style:family="paragraph" style:parent-style-name="Standard">
      <style:paragraph-properties style:line-height-at-least="0.423cm" fo:text-align="center" style:justify-single-word="false" fo:orphans="0" fo:widows="0"/>
      <style:text-properties style:font-name="Times New Roman" fo:font-size="12pt" fo:language="pt" fo:country="BR" style:font-size-asian="12pt" style:font-name-complex="Times New Roman" style:font-size-complex="12pt"/>
    </style:style>
    <style:style style:name="P5" style:family="paragraph" style:parent-style-name="Standard">
      <style:paragraph-properties fo:orphans="0" fo:widows="0"/>
      <style:text-properties style:font-name="Times New Roman" fo:font-size="12pt" fo:language="pt" fo:country="BR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text-properties style:font-name="Times New Roman" fo:font-size="12pt" fo:language="pt" fo:country="BR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pt" fo:country="BR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pt" fo:country="BR" style:font-name-asian="Arial Unicode MS" style:font-size-asian="12pt" style:font-name-complex="Times New Roman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799cm"/>
        </style:tab-stops>
      </style:paragraph-properties>
      <style:text-properties style:font-name="Times New Roman" fo:font-size="12pt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style:line-height-at-least="0.423cm" fo:orphans="0" fo:widows="0"/>
      <style:text-properties style:font-name="Times New Roman" fo:font-size="10pt" fo:language="en" fo:country="US" style:font-size-asian="10pt" style:font-name-complex="Times New Roman" style:font-size-complex="10pt"/>
    </style:style>
    <style:style style:name="P14" style:family="paragraph" style:parent-style-name="Standard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size="10pt" fo:language="en" fo:country="US" style:font-size-asian="10pt" style:font-name-complex="Times New Roman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weight="bold" style:font-name-asian="Arial Unicode MS" style:font-size-asian="10pt" style:font-weight-asian="bold" style:font-name-complex="Times New Roman" style:font-size-complex="10pt" style:font-weight-complex="bold"/>
    </style:style>
    <style:style style:name="P16" style:family="paragraph" style:parent-style-name="Standard">
      <style:paragraph-properties fo:text-align="end" style:justify-single-word="false" fo:orphans="0" fo:widows="0"/>
      <style:text-properties style:font-name="Times New Roman" fo:font-size="25pt" fo:language="pt" fo:country="BR" fo:font-weight="bold" style:font-size-asian="25pt" style:font-weight-asian="bold" style:font-name-complex="Times New Roman" style:font-size-complex="25pt"/>
    </style:style>
    <style:style style:name="P17" style:family="paragraph" style:parent-style-name="Standard">
      <style:paragraph-properties fo:text-align="end" style:justify-single-word="false" fo:orphans="0" fo:widows="0">
        <style:tab-stops>
          <style:tab-stop style:position="2.223cm"/>
        </style:tab-stops>
      </style:paragraph-properties>
      <style:text-properties style:font-name="Times New Roman" fo:font-size="25pt" fo:language="pt" fo:country="BR" fo:font-weight="bold" style:font-size-asian="25pt" style:font-weight-asian="bold" style:font-name-complex="Times New Roman" style:font-size-complex="25pt"/>
    </style:style>
    <style:style style:name="P18" style:family="paragraph" style:parent-style-name="Standard">
      <style:paragraph-properties fo:text-align="center" style:justify-single-word="false" fo:orphans="0" fo:widows="0"/>
      <style:text-properties style:font-name="Times New Roman" fo:font-size="20pt" fo:language="pt" fo:country="BR" fo:font-weight="bold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style:line-height-at-least="0.423cm" fo:text-align="center" style:justify-single-word="false" fo:orphans="0" fo:widows="0"/>
      <style:text-properties style:font-name="Times New Roman" fo:font-size="16pt" fo:language="pt" fo:country="BR" fo:font-weight="bold" style:font-size-asian="16pt" style:font-weight-asian="bold" style:font-name-complex="Times New Roman" style:font-size-complex="16pt"/>
    </style:style>
    <style:style style:name="P20" style:family="paragraph" style:parent-style-name="Standard">
      <style:text-properties fo:color="#999999" style:font-name="Tahoma" fo:font-size="8pt" fo:font-style="italic" style:font-size-asian="8pt" style:font-style-asian="italic" style:font-name-complex="Tahoma" style:font-size-complex="8pt"/>
    </style:style>
    <style:style style:name="P21" style:family="paragraph" style:parent-style-name="Standard">
      <style:paragraph-properties fo:text-align="end" style:justify-single-word="false"/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P22" style:family="paragraph" style:parent-style-name="Standard">
      <style:paragraph-properties style:line-height-at-least="0.423cm" fo:text-align="center" style:justify-single-word="false" fo:orphans="0" fo:widows="0" style:snap-to-layout-grid="false"/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style:line-height-at-least="0.423cm" fo:text-align="end" style:justify-single-word="false" fo:orphans="0" fo:widows="0"/>
    </style:style>
    <style:style style:name="P25" style:family="paragraph" style:parent-style-name="Standard">
      <style:paragraph-properties style:line-height-at-least="0.423cm" fo:orphans="0" fo:widows="0"/>
    </style:style>
    <style:style style:name="P26" style:family="paragraph" style:parent-style-name="Standard">
      <style:text-properties style:font-name-asian="Arial"/>
    </style:style>
    <style:style style:name="P27" style:family="paragraph" style:parent-style-name="Standard">
      <style:text-properties officeooo:paragraph-rsid="00179338"/>
    </style:style>
    <style:style style:name="P28" style:family="paragraph" style:parent-style-name="Standard">
      <style:paragraph-properties style:line-height-at-least="0.423cm" fo:orphans="0" fo:widows="0" fo:padding-left="0cm" fo:padding-right="0cm" fo:padding-top="0.035cm" fo:padding-bottom="0cm" fo:border-left="none" fo:border-right="none" fo:border-top="0.74pt solid #000000" fo:border-bottom="none" style:shadow="none"/>
      <style:text-properties style:font-name="Times New Roman" fo:font-size="12pt" fo:language="en" fo:country="US" style:font-size-asian="12pt" style:font-name-complex="Times New Roman" style:font-size-complex="10pt"/>
    </style:style>
    <style:style style:name="P29" style:family="paragraph" style:parent-style-name="Standard">
      <style:paragraph-properties style:line-height-at-least="0.423cm" fo:text-align="end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</style:style>
    <style:style style:name="P30" style:family="paragraph" style:parent-style-name="Header">
      <style:text-properties style:font-name="Times New Roman" fo:font-size="10pt" fo:language="en" fo:country="US" style:font-size-asian="10pt" style:font-name-complex="Times New Roman" style:font-size-complex="10pt"/>
    </style:style>
    <style:style style:name="P31" style:family="paragraph" style:parent-style-name="Header"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P32" style:family="paragraph" style:parent-style-name="Header">
      <style:text-properties fo:font-size="10pt" style:font-size-asian="10pt" style:font-size-complex="10pt"/>
    </style:style>
    <style:style style:name="P33" style:family="paragraph" style:parent-style-name="Standard">
      <style:paragraph-properties fo:margin-left="0cm" fo:margin-right="0.12cm" fo:margin-top="0.071cm" fo:margin-bottom="0cm" loext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P34" style:family="paragraph" style:parent-style-name="Pré-formatação_20_HTML">
      <style:paragraph-properties style:snap-to-layout-grid="false"/>
      <style:text-properties fo:font-size="8pt" fo:font-weight="bold" style:font-size-asian="8pt" style:font-weight-asian="bold" style:font-weight-complex="bold"/>
    </style:style>
    <style:style style:name="P35" style:family="paragraph" style:parent-style-name="Pré-formatação_20_HTML">
      <style:text-properties style:font-name="Times New Roman" fo:font-size="12pt" style:font-size-asian="12pt" style:font-name-complex="Times New Roman" style:font-size-complex="12pt"/>
    </style:style>
    <style:style style:name="P36" style:family="paragraph" style:parent-style-name="Pré-formatação_20_HTML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7" style:family="paragraph" style:parent-style-name="Pré-formatação_20_HTML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38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39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paragraph-rsid="00179338" style:font-size-asian="12pt" style:font-name-complex="Times New Roman" style:font-size-complex="12pt"/>
    </style:style>
    <style:style style:name="P40" style:family="paragraph" style:parent-style-name="Pré-formatação_20_HTML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41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7ce3e" officeooo:paragraph-rsid="00179338" style:font-size-asian="12pt" style:font-name-complex="Times New Roman" style:font-size-complex="12pt"/>
    </style:style>
    <style:style style:name="P42" style:family="paragraph" style:parent-style-name="Pré-formatação_20_HTML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43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44" style:family="paragraph" style:parent-style-name="Pré-formatação_20_HTML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45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46" style:family="paragraph" style:parent-style-name="Pré-formatação_20_HTML">
      <style:paragraph-properties style:snap-to-layout-grid="false"/>
      <style:text-properties style:font-name="Times New Roman" fo:font-size="12pt" officeooo:rsid="001c5035" officeooo:paragraph-rsid="001c5035" style:font-size-asian="12pt" style:font-name-complex="Times New Roman" style:font-size-complex="12pt"/>
    </style:style>
    <style:style style:name="P47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c5035" officeooo:paragraph-rsid="001c5035" style:font-size-asian="12pt" style:font-name-complex="Times New Roman" style:font-size-complex="12pt"/>
    </style:style>
    <style:style style:name="P48" style:family="paragraph" style:parent-style-name="Pré-formatação_20_HTML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49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50" style:family="paragraph" style:parent-style-name="Pré-formatação_20_HTML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1" style:family="paragraph" style:parent-style-name="Pré-formatação_20_HTML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2" style:family="paragraph" style:parent-style-name="Pré-formatação_20_HTML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3" style:family="paragraph" style:parent-style-name="Pré-formatação_20_HTML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4" style:family="paragraph" style:parent-style-name="Pré-formatação_20_HTML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5" style:family="paragraph" style:parent-style-name="Pré-formatação_20_HTML">
      <style:paragraph-properties fo:text-align="center" style:justify-single-word="false"/>
      <style:text-properties style:font-name="Times New Roman" fo:font-size="12pt" fo:font-weight="bold" officeooo:paragraph-rsid="00179338" style:font-size-asian="12pt" style:font-weight-asian="bold" style:font-name-complex="Times New Roman" style:font-size-complex="12pt" style:font-weight-complex="bold"/>
    </style:style>
    <style:style style:name="P56" style:family="paragraph" style:parent-style-name="Pré-formatação_20_HTML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size="12pt" fo:font-weight="bold" officeooo:paragraph-rsid="00179338" style:font-size-asian="12pt" style:font-weight-asian="bold" style:font-name-complex="Times New Roman" style:font-size-complex="12pt" style:font-weight-complex="bold"/>
    </style:style>
    <style:style style:name="P57" style:family="paragraph" style:parent-style-name="Pré-formatação_20_HTML">
      <style:text-properties style:font-name="Times New Roman" fo:font-size="12pt" fo:font-weight="bold" officeooo:paragraph-rsid="00179338" style:font-size-asian="12pt" style:font-weight-asian="bold" style:font-name-complex="Times New Roman" style:font-size-complex="12pt" style:font-weight-complex="bold"/>
    </style:style>
    <style:style style:name="P58" style:family="paragraph" style:parent-style-name="Pré-formatação_20_HTML">
      <style:paragraph-properties fo:text-align="center" style:justify-single-word="false"/>
      <style:text-properties style:font-name="Times New Roman" fo:font-size="10pt" fo:font-weight="bold" style:font-name-asian="Times New Roman" style:font-size-asian="10pt" style:font-weight-asian="bold" style:font-name-complex="Times New Roman"/>
    </style:style>
    <style:style style:name="P59" style:family="paragraph" style:parent-style-name="Pré-formatação_20_HTML">
      <style:paragraph-properties fo:text-align="center" style:justify-single-word="false"/>
      <style:text-properties style:font-name="Times New Roman" fo:font-size="10pt" fo:font-weight="bold" style:font-size-asian="10pt" style:font-weight-asian="bold" style:font-name-complex="Times New Roman"/>
    </style:style>
    <style:style style:name="P60" style:family="paragraph" style:parent-style-name="Pré-formatação_20_HTML">
      <style:paragraph-properties fo:text-align="center" style:justify-single-word="false">
        <style:tab-stops>
          <style:tab-stop style:position="0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0pt" fo:font-weight="bold" style:font-size-asian="10pt" style:font-weight-asian="bold" style:font-name-complex="Times New Roman"/>
    </style:style>
    <style:style style:name="P61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</style:style>
    <style:style style:name="P62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officeooo:paragraph-rsid="0017ce3e"/>
    </style:style>
    <style:style style:name="P63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officeooo:paragraph-rsid="00191e3b"/>
    </style:style>
    <style:style style:name="P64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officeooo:paragraph-rsid="001b4b50"/>
    </style:style>
    <style:style style:name="P65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officeooo:paragraph-rsid="001c5035"/>
    </style:style>
    <style:style style:name="P66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officeooo:paragraph-rsid="001ea069"/>
    </style:style>
    <style:style style:name="P67" style:family="paragraph" style:parent-style-name="Pré-formatação_20_HTML">
      <style:text-properties officeooo:paragraph-rsid="00179338"/>
    </style:style>
    <style:style style:name="P68" style:family="paragraph" style:parent-style-name="Footer">
      <style:paragraph-properties fo:margin-left="0cm" fo:margin-right="0.635cm" fo:text-indent="0cm" style:auto-text-indent="false"/>
    </style:style>
    <style:style style:name="P69" style:family="paragraph" style:parent-style-name="Footer">
      <style:paragraph-properties fo:margin-left="0cm" fo:margin-right="0.635cm" fo:text-indent="0cm" style:auto-text-indent="false"/>
      <style:text-properties fo:language="pt" fo:country="BR"/>
    </style:style>
    <style:style style:name="P70" style:family="paragraph" style:parent-style-name="Standard">
      <style:paragraph-properties fo:margin-left="0cm" fo:margin-right="0.635cm" style:line-height-at-least="0.423cm" fo:orphans="0" fo:widows="0" fo:text-indent="0cm" style:auto-text-indent="false"/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P71" style:family="paragraph" style:parent-style-name="Standard">
      <style:paragraph-properties fo:margin-top="0cm" fo:margin-bottom="0.212cm" loext:contextual-spacing="false" style:line-height-at-least="0.423cm" fo:text-align="center" style:justify-single-word="false" fo:keep-together="always" fo:orphans="0" fo:widows="0"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P72" style:family="paragraph" style:parent-style-name="Standard">
      <style:paragraph-properties fo:margin-top="0cm" fo:margin-bottom="0.212cm" loext:contextual-spacing="false" style:line-height-at-least="0.423cm" fo:keep-together="always" fo:orphans="0" fo:widows="0" style:snap-to-layout-grid="false"/>
      <style:text-properties style:font-name="Times New Roman" fo:font-size="12pt" fo:language="pt" fo:country="BR" style:font-size-asian="12pt" style:language-asian="en" style:country-asian="US" style:font-name-complex="Times New Roman" style:font-size-complex="12pt"/>
    </style:style>
    <style:style style:name="P73" style:family="paragraph" style:parent-style-name="Standard">
      <style:paragraph-properties fo:margin-top="0cm" fo:margin-bottom="0.212cm" loext:contextual-spacing="false" style:line-height-at-least="0.423cm" fo:keep-together="always" fo:orphans="0" fo:widows="0" style:snap-to-layout-grid="false"/>
      <style:text-properties style:font-name="Times New Roman" fo:font-size="12pt" fo:language="pt" fo:country="BR" officeooo:rsid="001ead0b" officeooo:paragraph-rsid="001ead0b" style:font-size-asian="12pt" style:language-asian="en" style:country-asian="US" style:font-name-complex="Times New Roman" style:font-size-complex="12pt"/>
    </style:style>
    <style:style style:name="P74" style:family="paragraph" style:parent-style-name="Standard">
      <style:paragraph-properties fo:margin-top="0cm" fo:margin-bottom="0.212cm" loext:contextual-spacing="false" style:line-height-at-least="0.423cm" fo:text-align="center" style:justify-single-word="false" fo:keep-together="always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style:font-size-asian="12pt" style:font-name-complex="Times New Roman" style:font-size-complex="12pt" style:font-weight-complex="bold"/>
    </style:style>
    <style:style style:name="P75" style:family="paragraph" style:parent-style-name="Standard">
      <style:paragraph-properties fo:margin-top="0cm" fo:margin-bottom="0.212cm" loext:contextual-spacing="false" style:line-height-at-least="0.423cm" fo:text-align="center" style:justify-single-word="false" fo:keep-together="always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ead0b" officeooo:paragraph-rsid="001ead0b" style:font-size-asian="12pt" style:font-name-complex="Times New Roman" style:font-size-complex="12pt" style:font-weight-complex="bold"/>
    </style:style>
    <style:style style:name="P76" style:family="paragraph" style:parent-style-name="Standard">
      <style:paragraph-properties fo:margin-top="0cm" fo:margin-bottom="0.212cm" loext:contextual-spacing="false" style:line-height-at-least="0.423cm" fo:text-align="justify" style:justify-single-word="false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style:font-size-asian="12pt" style:font-name-complex="Times New Roman" style:font-size-complex="12pt"/>
    </style:style>
    <style:style style:name="P77" style:family="paragraph" style:parent-style-name="Standard">
      <style:paragraph-properties fo:margin-top="0cm" fo:margin-bottom="0.212cm" loext:contextual-spacing="false" style:line-height-at-least="0.423cm" fo:text-align="justify" style:justify-single-word="false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paragraph-rsid="001ead0b" style:font-size-asian="12pt" style:font-name-complex="Times New Roman" style:font-size-complex="12pt"/>
    </style:style>
    <style:style style:name="P78" style:family="paragraph" style:parent-style-name="Standard">
      <style:paragraph-properties fo:margin-top="0cm" fo:margin-bottom="0.212cm" loext:contextual-spacing="false" style:line-height-at-least="0.423cm" fo:text-align="justify" style:justify-single-word="false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ead0b" officeooo:paragraph-rsid="001ead0b" style:font-size-asian="12pt" style:font-name-complex="Times New Roman" style:font-size-complex="12pt"/>
    </style:style>
    <style:style style:name="P79" style:family="paragraph" style:parent-style-name="Standard">
      <style:paragraph-properties fo:margin-top="0cm" fo:margin-bottom="0.212cm" loext:contextual-spacing="false" style:line-height-at-least="0.423cm" fo:text-align="center" style:justify-single-word="false" fo:keep-together="always" fo:orphans="0" fo:widows="0"/>
      <style:text-properties style:font-name="Times New Roman" fo:font-size="16pt" style:font-size-asian="16pt" style:font-name-complex="Times New Roman" style:font-size-complex="16pt"/>
    </style:style>
    <style:style style:name="P80" style:family="paragraph" style:parent-style-name="Standard">
      <style:paragraph-properties fo:margin-top="0cm" fo:margin-bottom="0.212cm" loext:contextual-spacing="false" style:line-height-at-least="0.423cm" fo:text-align="center" style:justify-single-word="false" fo:orphans="0" fo:widows="0"/>
      <style:text-properties style:font-name="Times New Roman" fo:font-size="16pt" fo:language="pt" fo:country="BR" fo:font-weight="bold" style:font-size-asian="16pt" style:font-weight-asian="bold" style:font-name-complex="Times New Roman" style:font-size-complex="16pt"/>
    </style:style>
    <style:style style:name="P81" style:family="paragraph" style:parent-style-name="Standard">
      <style:paragraph-properties fo:margin-top="0cm" fo:margin-bottom="0.212cm" loext:contextual-spacing="false" style:line-height-at-least="0.423cm" fo:text-align="justify" style:justify-single-word="false" fo:keep-together="always" fo:orphans="0" fo:widows="0" style:snap-to-layout-grid="false">
        <style:tab-stops>
          <style:tab-stop style:position="1.251cm"/>
        </style:tab-stops>
      </style:paragraph-properties>
      <style:text-properties officeooo:rsid="001ead0b" officeooo:paragraph-rsid="001ead0b"/>
    </style:style>
    <style:style style:name="P8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0pt" fo:language="pt" fo:country="BR" fo:font-weight="bold" style:font-name-asian="Arial Unicode MS" style:font-size-asian="10pt" style:font-weight-asian="bold" style:font-name-complex="Times New Roman" style:font-size-complex="10pt" style:font-weight-complex="bold"/>
    </style:style>
    <style:style style:name="P84" style:family="paragraph" style:parent-style-name="Text">
      <style:paragraph-properties fo:margin-left="0cm" fo:margin-right="0cm" fo:margin-top="0cm" fo:margin-bottom="0.141cm" loext:contextual-spacing="false" fo:line-height="150%" fo:text-indent="0cm" style:auto-text-indent="false"/>
      <style:text-properties fo:font-size="12pt" fo:language="pt" fo:country="BR" style:font-size-asian="12pt" style:font-name-complex="Times New Roman" style:font-size-complex="12pt"/>
    </style:style>
    <style:style style:name="P85" style:family="paragraph" style:parent-style-name="Text_20_body_20_indent">
      <style:paragraph-properties fo:margin-left="0cm" fo:margin-right="0cm" fo:text-indent="0cm" style:auto-text-indent="false"/>
      <style:text-properties style:font-name="Times New Roman" fo:font-size="12pt" fo:language="pt" fo:country="BR" style:font-size-asian="12pt" style:font-name-complex="Times New Roman" style:font-size-complex="12pt"/>
    </style:style>
    <style:style style:name="P86" style:family="paragraph" style:parent-style-name="Text_20_body">
      <style:paragraph-properties fo:margin-left="0cm" fo:margin-right="0cm" fo:line-height="150%" fo:text-indent="1.591cm" style:auto-text-indent="false"/>
      <style:text-properties style:font-name="Times New Roman" fo:font-size="12pt" fo:language="pt" fo:country="BR" style:font-size-asian="12pt" style:font-name-complex="Times New Roman" style:font-size-complex="12pt"/>
    </style:style>
    <style:style style:name="P87" style:family="paragraph" style:parent-style-name="Text_20_body">
      <style:paragraph-properties fo:margin-left="0cm" fo:margin-right="0cm" fo:line-height="150%" fo:text-indent="1.591cm" style:auto-text-indent="false"/>
    </style:style>
    <style:style style:name="P8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P89" style:family="paragraph" style:parent-style-name="Text_20_body">
      <style:paragraph-properties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P90" style:family="paragraph" style:parent-style-name="Text_20_body">
      <style:paragraph-properties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officeooo:rsid="001596be" officeooo:paragraph-rsid="001596be" style:font-size-asian="12pt" style:font-weight-asian="bold" style:font-name-complex="Times New Roman" style:font-size-complex="12pt" style:font-weight-complex="bold"/>
    </style:style>
    <style:style style:name="P91" style:family="paragraph" style:parent-style-name="Text_20_body">
      <style:paragraph-properties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officeooo:rsid="0015dcfd" officeooo:paragraph-rsid="0015dcfd" style:font-size-asian="12pt" style:font-weight-asian="bold" style:font-name-complex="Times New Roman" style:font-size-complex="12pt" style:font-weight-complex="bold"/>
    </style:style>
    <style:style style:name="P92" style:family="paragraph" style:parent-style-name="Text_20_body">
      <style:paragraph-properties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officeooo:rsid="00162e5a" officeooo:paragraph-rsid="00162e5a" style:font-size-asian="12pt" style:font-weight-asian="bold" style:font-name-complex="Times New Roman" style:font-size-complex="12pt" style:font-weight-complex="bold"/>
    </style:style>
    <style:style style:name="P93" style:family="paragraph" style:parent-style-name="Text_20_body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style:font-size-asian="12pt" style:font-name-complex="Times New Roman" style:font-size-complex="12pt"/>
    </style:style>
    <style:style style:name="P94" style:family="paragraph" style:parent-style-name="Text_20_body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596be" officeooo:paragraph-rsid="001596be" style:font-size-asian="12pt" style:font-name-complex="Times New Roman" style:font-size-complex="12pt"/>
    </style:style>
    <style:style style:name="P95" style:family="paragraph" style:parent-style-name="Text_20_body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5dcfd" officeooo:paragraph-rsid="0015dcfd" style:font-size-asian="12pt" style:font-name-complex="Times New Roman" style:font-size-complex="12pt"/>
    </style:style>
    <style:style style:name="P96" style:family="paragraph" style:parent-style-name="Text_20_body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62e5a" officeooo:paragraph-rsid="00162e5a" style:font-size-asian="12pt" style:font-name-complex="Times New Roman" style:font-size-complex="12pt"/>
    </style:style>
    <style:style style:name="P97" style:family="paragraph" style:parent-style-name="Text_20_body">
      <style:paragraph-properties fo:text-align="center" style:justify-single-word="false" style:snap-to-layout-grid="false">
        <style:tab-stops>
          <style:tab-stop style:position="1.251cm"/>
        </style:tab-stops>
      </style:paragraph-properties>
    </style:style>
    <style:style style:name="P98" style:family="paragraph" style:parent-style-name="Text_20_body">
      <style:paragraph-properties>
        <style:tab-stops>
          <style:tab-stop style:position="1.251cm"/>
        </style:tab-stops>
      </style:paragraph-properties>
    </style:style>
    <style:style style:name="P99" style:family="paragraph" style:parent-style-name="Corpo_20_de_20_texto_20_2">
      <style:paragraph-properties fo:line-height="150%" fo:text-align="justify" style:justify-single-word="false"/>
      <style:text-properties style:font-name="Times New Roman" fo:font-size="12pt" fo:language="pt" fo:country="BR" style:font-name-asian="Arial Unicode MS" style:font-size-asian="12pt" style:font-name-complex="Times New Roman" style:font-size-complex="12pt"/>
    </style:style>
    <style:style style:name="P100" style:family="paragraph" style:parent-style-name="Estilo2">
      <style:text-properties style:font-name="Times New Roman" fo:font-size="14pt" style:font-size-asian="14pt" style:font-name-complex="Times New Roman" style:font-size-complex="14pt"/>
    </style:style>
    <style:style style:name="P101" style:family="paragraph" style:parent-style-name="Standard">
      <style:text-properties officeooo:paragraph-rsid="00179338"/>
    </style:style>
    <style:style style:name="P102" style:family="paragraph" style:parent-style-name="Standard">
      <style:text-properties officeooo:paragraph-rsid="002188c0"/>
    </style:style>
    <style:style style:name="P103" style:family="paragraph" style:parent-style-name="Standard" style:master-page-name="MP1">
      <style:paragraph-properties fo:text-align="end" style:justify-single-word="false" fo:orphans="0" fo:widows="0" style:page-number="auto" fo:break-before="page">
        <style:tab-stops>
          <style:tab-stop style:position="2.223cm"/>
        </style:tab-stops>
      </style:paragraph-properties>
      <style:text-properties style:font-name="Times New Roman" fo:font-size="25pt" fo:language="pt" fo:country="BR" fo:font-weight="bold" style:font-size-asian="25pt" style:font-weight-asian="bold" style:font-name-complex="Times New Roman" style:font-size-complex="25pt"/>
    </style:style>
    <style:style style:name="P104" style:family="paragraph" style:parent-style-name="Standard" style:master-page-name="MP2">
      <style:paragraph-properties fo:text-align="center" style:justify-single-word="false" fo:orphans="0" fo:widows="0" style:page-number="1" fo:break-before="page"/>
      <style:text-properties style:font-name="Times New Roman" fo:font-size="12pt" fo:language="pt" fo:country="BR" fo:font-weight="bold" style:font-size-asian="12pt" style:font-weight-asian="bold" style:font-name-complex="Times New Roman" style:font-size-complex="12pt"/>
    </style:style>
    <style:style style:name="P105" style:family="paragraph" style:parent-style-name="Standard">
      <style:paragraph-properties fo:margin-top="0cm" fo:margin-bottom="0.212cm" loext:contextual-spacing="false" style:line-height-at-least="0.423cm" fo:keep-together="always" fo:orphans="0" fo:widows="0" style:snap-to-layout-grid="false"/>
      <style:text-properties style:font-name="Times New Roman" fo:font-size="12pt" fo:language="pt" fo:country="BR" officeooo:rsid="001fcdf2" officeooo:paragraph-rsid="001fcdf2" style:font-size-asian="12pt" style:language-asian="en" style:country-asian="US" style:font-name-complex="Times New Roman" style:font-size-complex="12pt"/>
    </style:style>
    <style:style style:name="P106" style:family="paragraph" style:parent-style-name="Standard">
      <style:paragraph-properties fo:margin-top="0cm" fo:margin-bottom="0.212cm" loext:contextual-spacing="false" style:line-height-at-least="0.423cm" fo:text-align="center" style:justify-single-word="false" fo:keep-together="always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style:font-size-asian="12pt" style:font-name-complex="Times New Roman" style:font-size-complex="12pt" style:font-weight-complex="bold"/>
    </style:style>
    <style:style style:name="P107" style:family="paragraph" style:parent-style-name="Standard">
      <style:paragraph-properties fo:margin-top="0cm" fo:margin-bottom="0.212cm" loext:contextual-spacing="false" style:line-height-at-least="0.423cm" fo:text-align="center" style:justify-single-word="false" fo:keep-together="always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fcdf2" officeooo:paragraph-rsid="001fcdf2" style:font-size-asian="12pt" style:font-name-complex="Times New Roman" style:font-size-complex="12pt" style:font-weight-complex="bold"/>
    </style:style>
    <style:style style:name="P108" style:family="paragraph" style:parent-style-name="Standard">
      <style:paragraph-properties fo:margin-top="0cm" fo:margin-bottom="0.212cm" loext:contextual-spacing="false" style:line-height-at-least="0.423cm" fo:text-align="justify" style:justify-single-word="false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fcdf2" officeooo:paragraph-rsid="001fcdf2" style:font-size-asian="12pt" style:font-name-complex="Times New Roman" style:font-size-complex="12pt"/>
    </style:style>
    <style:style style:name="P109" style:family="paragraph" style:parent-style-name="Text_20_body">
      <style:paragraph-properties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officeooo:rsid="002188c0" officeooo:paragraph-rsid="002188c0" style:font-size-asian="12pt" style:font-weight-asian="bold" style:font-name-complex="Times New Roman" style:font-size-complex="12pt" style:font-weight-complex="bold"/>
    </style:style>
    <style:style style:name="P110" style:family="paragraph" style:parent-style-name="Text_20_body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2188c0" officeooo:paragraph-rsid="002188c0" style:font-size-asian="12pt" style:font-name-complex="Times New Roman" style:font-size-complex="12pt"/>
    </style:style>
    <style:style style:name="P111" style:family="paragraph" style:parent-style-name="Heading_20_3">
      <style:paragraph-properties fo:margin-top="0cm" fo:margin-bottom="0cm" loext:contextual-spacing="false"/>
      <style:text-properties style:font-name="Times New Roman" fo:font-size="12pt" fo:language="pt" fo:country="BR" officeooo:paragraph-rsid="00179338" style:font-size-asian="12pt" style:font-name-complex="Times New Roman" style:font-size-complex="12pt"/>
    </style:style>
    <style:style style:name="P112" style:family="paragraph" style:parent-style-name="Heading_20_3">
      <style:paragraph-properties fo:margin-top="0cm" fo:margin-bottom="0cm" loext:contextual-spacing="false"/>
      <style:text-properties style:font-name="Times New Roman" fo:font-size="12pt" fo:language="pt" fo:country="BR" officeooo:paragraph-rsid="002188c0" style:font-size-asian="12pt" style:font-name-complex="Times New Roman" style:font-size-complex="12pt"/>
    </style:style>
    <style:style style:name="P113" style:family="paragraph" style:parent-style-name="Pré-formatação_20_HTML" style:list-style-name="L1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4" style:family="paragraph" style:parent-style-name="Pré-formatação_20_HTML" style:list-style-name="WW8Num3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5" style:family="paragraph" style:parent-style-name="Pré-formatação_20_HTML" style:list-style-name="WW8Num3">
      <style:paragraph-properties style:snap-to-layout-grid="false"/>
      <style:text-properties style:font-name="Times New Roman" fo:font-size="12pt" officeooo:paragraph-rsid="00179338" style:font-size-asian="12pt" style:font-name-complex="Times New Roman" style:font-size-complex="12pt"/>
    </style:style>
    <style:style style:name="P116" style:family="paragraph" style:parent-style-name="Pré-formatação_20_HTML" style:list-style-name="L2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7" style:family="paragraph" style:parent-style-name="Pré-formatação_20_HTML" style:list-style-name="L3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8" style:family="paragraph" style:parent-style-name="Pré-formatação_20_HTML" style:list-style-name="WW8Num4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9" style:family="paragraph" style:parent-style-name="Pré-formatação_20_HTML" style:list-style-name="WW8Num5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0" style:family="paragraph" style:parent-style-name="Pré-formatação_20_HTML" style:list-style-name="L4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1" style:family="paragraph" style:parent-style-name="Pré-formatação_20_HTML" style:list-style-name="L5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2" style:family="paragraph" style:parent-style-name="Pré-formatação_20_HTML" style:list-style-name="L6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3" style:family="paragraph" style:parent-style-name="Pré-formatação_20_HTML" style:list-style-name="L7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4" style:family="paragraph" style:parent-style-name="Pré-formatação_20_HTML" style:list-style-name="L8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5" style:family="paragraph" style:parent-style-name="Pré-formatação_20_HTML" style:list-style-name="L9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6" style:family="paragraph" style:parent-style-name="Pré-formatação_20_HTML" style:list-style-name="L10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7" style:family="paragraph" style:parent-style-name="Pré-formatação_20_HTML" style:list-style-name="L11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8" style:family="paragraph" style:parent-style-name="Pré-formatação_20_HTML" style:list-style-name="L12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9" style:family="paragraph" style:parent-style-name="Pré-formatação_20_HTML" style:list-style-name="L13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0" style:family="paragraph" style:parent-style-name="Pré-formatação_20_HTML" style:list-style-name="L14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1" style:family="paragraph" style:parent-style-name="Pré-formatação_20_HTML" style:list-style-name="L15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2" style:family="paragraph" style:parent-style-name="Pré-formatação_20_HTML" style:list-style-name="L16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3" style:family="paragraph" style:parent-style-name="Pré-formatação_20_HTML" style:list-style-name="L17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4" style:family="paragraph" style:parent-style-name="Pré-formatação_20_HTML" style:list-style-name="L18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5" style:family="paragraph" style:parent-style-name="Pré-formatação_20_HTML" style:list-style-name="L19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6" style:family="paragraph" style:parent-style-name="Pré-formatação_20_HTML" style:list-style-name="L20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7" style:family="paragraph" style:parent-style-name="Pré-formatação_20_HTML" style:list-style-name="L21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8" style:family="paragraph" style:parent-style-name="Pré-formatação_20_HTML" style:list-style-name="L22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9" style:family="paragraph" style:parent-style-name="Pré-formatação_20_HTML" style:list-style-name="L23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40" style:family="paragraph" style:parent-style-name="Pré-formatação_20_HTML" style:list-style-name="L24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41" style:family="paragraph" style:parent-style-name="Pré-formatação_20_HTML" style:list-style-name="L24">
      <style:paragraph-properties style:snap-to-layout-grid="false"/>
      <style:text-properties style:font-name="Times New Roman" fo:font-size="12pt" officeooo:paragraph-rsid="00179338" style:font-size-asian="12pt" style:font-name-complex="Times New Roman" style:font-size-complex="12pt"/>
    </style:style>
    <style:style style:name="P142" style:family="paragraph" style:parent-style-name="Pré-formatação_20_HTML" style:list-style-name="L25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43" style:family="paragraph" style:parent-style-name="Pré-formatação_20_HTML" style:list-style-name="L26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44" style:family="paragraph" style:parent-style-name="Pré-formatação_20_HTML" style:list-style-name="L27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45" style:family="paragraph" style:parent-style-name="Pré-formatação_20_HTML" style:list-style-name="L28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46" style:family="paragraph" style:parent-style-name="Pré-formatação_20_HTML" style:list-style-name="L24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47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48" style:family="paragraph" style:parent-style-name="Pré-formatação_20_HTML" style:list-style-name="L29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49" style:family="paragraph" style:parent-style-name="Pré-formatação_20_HTML" style:list-style-name="L30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50" style:family="paragraph" style:parent-style-name="Pré-formatação_20_HTML" style:list-style-name="L31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51" style:family="paragraph" style:parent-style-name="Pré-formatação_20_HTML" style:list-style-name="L32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52" style:family="paragraph" style:parent-style-name="Pré-formatação_20_HTML" style:list-style-name="L31">
      <style:paragraph-properties style:snap-to-layout-grid="false"/>
      <style:text-properties style:font-name="Times New Roman" fo:font-size="12pt" officeooo:paragraph-rsid="00179338" style:font-size-asian="12pt" style:font-name-complex="Times New Roman" style:font-size-complex="12pt"/>
    </style:style>
    <style:style style:name="P153" style:family="paragraph" style:parent-style-name="Pré-formatação_20_HTML" style:list-style-name="L24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54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55" style:family="paragraph" style:parent-style-name="Pré-formatação_20_HTML" style:list-style-name="L33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56" style:family="paragraph" style:parent-style-name="Pré-formatação_20_HTML" style:list-style-name="L34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57" style:family="paragraph" style:parent-style-name="Pré-formatação_20_HTML" style:list-style-name="L35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58" style:family="paragraph" style:parent-style-name="Pré-formatação_20_HTML" style:list-style-name="L36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59" style:family="paragraph" style:parent-style-name="Pré-formatação_20_HTML" style:list-style-name="L37">
      <style:paragraph-properties style:snap-to-layout-grid="false"/>
      <style:text-properties style:font-name="Times New Roman" fo:font-size="12pt" officeooo:rsid="0019eaa5" officeooo:paragraph-rsid="0019eaa5" style:font-size-asian="12pt" style:font-name-complex="Times New Roman" style:font-size-complex="12pt"/>
    </style:style>
    <style:style style:name="P160" style:family="paragraph" style:parent-style-name="Pré-formatação_20_HTML" style:list-style-name="L38">
      <style:paragraph-properties style:snap-to-layout-grid="false"/>
      <style:text-properties style:font-name="Times New Roman" fo:font-size="12pt" officeooo:rsid="0019eaa5" officeooo:paragraph-rsid="0019eaa5" style:font-size-asian="12pt" style:font-name-complex="Times New Roman" style:font-size-complex="12pt"/>
    </style:style>
    <style:style style:name="P161" style:family="paragraph" style:parent-style-name="Pré-formatação_20_HTML" style:list-style-name="L39">
      <style:paragraph-properties style:snap-to-layout-grid="false"/>
      <style:text-properties style:font-name="Times New Roman" fo:font-size="12pt" officeooo:rsid="0019eaa5" officeooo:paragraph-rsid="0019eaa5" style:font-size-asian="12pt" style:font-name-complex="Times New Roman" style:font-size-complex="12pt"/>
    </style:style>
    <style:style style:name="P162" style:family="paragraph" style:parent-style-name="Pré-formatação_20_HTML" style:list-style-name="L40">
      <style:paragraph-properties style:snap-to-layout-grid="false"/>
      <style:text-properties style:font-name="Times New Roman" fo:font-size="12pt" officeooo:rsid="0019eaa5" officeooo:paragraph-rsid="0019eaa5" style:font-size-asian="12pt" style:font-name-complex="Times New Roman" style:font-size-complex="12pt"/>
    </style:style>
    <style:style style:name="P163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64" style:family="paragraph" style:parent-style-name="Pré-formatação_20_HTML" style:list-style-name="L41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65" style:family="paragraph" style:parent-style-name="Pré-formatação_20_HTML" style:list-style-name="L42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66" style:family="paragraph" style:parent-style-name="Pré-formatação_20_HTML" style:list-style-name="L43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67" style:family="paragraph" style:parent-style-name="Pré-formatação_20_HTML" style:list-style-name="L44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68" style:family="paragraph" style:parent-style-name="Pré-formatação_20_HTML" style:list-style-name="L45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69" style:family="paragraph" style:parent-style-name="Pré-formatação_20_HTML" style:list-style-name="L46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70" style:family="paragraph" style:parent-style-name="Pré-formatação_20_HTML" style:list-style-name="L47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71" style:family="paragraph" style:parent-style-name="Pré-formatação_20_HTML" style:list-style-name="L51">
      <style:paragraph-properties style:snap-to-layout-grid="false"/>
      <style:text-properties style:font-name="Times New Roman" fo:font-size="12pt" officeooo:rsid="001b4b50" officeooo:paragraph-rsid="001ca6db" style:font-size-asian="12pt" style:font-name-complex="Times New Roman" style:font-size-complex="12pt"/>
    </style:style>
    <style:style style:name="P172" style:family="paragraph" style:parent-style-name="Pré-formatação_20_HTML" style:list-style-name="L48">
      <style:paragraph-properties style:snap-to-layout-grid="false"/>
      <style:text-properties style:font-name="Times New Roman" fo:font-size="12pt" officeooo:rsid="001ca6db" officeooo:paragraph-rsid="001ca6db" style:font-size-asian="12pt" style:font-name-complex="Times New Roman" style:font-size-complex="12pt"/>
    </style:style>
    <style:style style:name="P173" style:family="paragraph" style:parent-style-name="Pré-formatação_20_HTML" style:list-style-name="L49">
      <style:paragraph-properties style:snap-to-layout-grid="false"/>
      <style:text-properties style:font-name="Times New Roman" fo:font-size="12pt" officeooo:rsid="001ca6db" officeooo:paragraph-rsid="001ca6db" style:font-size-asian="12pt" style:font-name-complex="Times New Roman" style:font-size-complex="12pt"/>
    </style:style>
    <style:style style:name="P174" style:family="paragraph" style:parent-style-name="Pré-formatação_20_HTML" style:list-style-name="L50">
      <style:paragraph-properties style:snap-to-layout-grid="false"/>
      <style:text-properties style:font-name="Times New Roman" fo:font-size="12pt" officeooo:rsid="001ca6db" officeooo:paragraph-rsid="001ca6db" style:font-size-asian="12pt" style:font-name-complex="Times New Roman" style:font-size-complex="12pt"/>
    </style:style>
    <style:style style:name="P175" style:family="paragraph" style:parent-style-name="Pré-formatação_20_HTML" style:list-style-name="L51">
      <style:paragraph-properties style:snap-to-layout-grid="false"/>
      <style:text-properties style:font-name="Times New Roman" fo:font-size="12pt" officeooo:rsid="001ca6db" officeooo:paragraph-rsid="001ca6db" style:font-size-asian="12pt" style:font-name-complex="Times New Roman" style:font-size-complex="12pt"/>
    </style:style>
    <style:style style:name="P176" style:family="paragraph" style:parent-style-name="Pré-formatação_20_HTML" style:list-style-name="L52">
      <style:paragraph-properties style:snap-to-layout-grid="false"/>
      <style:text-properties style:font-name="Times New Roman" fo:font-size="12pt" officeooo:rsid="001ca6db" officeooo:paragraph-rsid="001ca6db" style:font-size-asian="12pt" style:font-name-complex="Times New Roman" style:font-size-complex="12pt"/>
    </style:style>
    <style:style style:name="P177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c5035" officeooo:paragraph-rsid="001c5035" style:font-size-asian="12pt" style:font-name-complex="Times New Roman" style:font-size-complex="12pt"/>
    </style:style>
    <style:style style:name="P178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179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ea069" officeooo:paragraph-rsid="002188c0" style:font-size-asian="12pt" style:font-name-complex="Times New Roman" style:font-size-complex="12pt"/>
    </style:style>
    <style:style style:name="P180" style:family="paragraph" style:parent-style-name="Pré-formatação_20_HTML" style:list-style-name="L53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181" style:family="paragraph" style:parent-style-name="Pré-formatação_20_HTML" style:list-style-name="L54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182" style:family="paragraph" style:parent-style-name="Pré-formatação_20_HTML" style:list-style-name="L55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183" style:family="paragraph" style:parent-style-name="Pré-formatação_20_HTML" style:list-style-name="L56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184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ea069" officeooo:paragraph-rsid="002188c0" style:font-size-asian="12pt" style:font-name-complex="Times New Roman" style:font-size-complex="12pt"/>
    </style:style>
    <style:style style:name="P185" style:family="paragraph" style:parent-style-name="Pré-formatação_20_HTML" style:list-style-name="L57">
      <style:paragraph-properties style:snap-to-layout-grid="false"/>
      <style:text-properties style:font-name="Times New Roman" fo:font-size="12pt" officeooo:rsid="001ea069" officeooo:paragraph-rsid="002188c0" style:font-size-asian="12pt" style:font-name-complex="Times New Roman" style:font-size-complex="12pt"/>
    </style:style>
    <style:style style:name="P186" style:family="paragraph" style:parent-style-name="Pré-formatação_20_HTML" style:list-style-name="L59">
      <style:paragraph-properties style:snap-to-layout-grid="false"/>
      <style:text-properties style:font-name="Times New Roman" fo:font-size="12pt" officeooo:rsid="001ea069" officeooo:paragraph-rsid="002188c0" style:font-size-asian="12pt" style:font-name-complex="Times New Roman" style:font-size-complex="12pt"/>
    </style:style>
    <style:style style:name="P187" style:family="paragraph" style:parent-style-name="Pré-formatação_20_HTML" style:list-style-name="L60">
      <style:paragraph-properties style:snap-to-layout-grid="false"/>
      <style:text-properties style:font-name="Times New Roman" fo:font-size="12pt" officeooo:rsid="001ea069" officeooo:paragraph-rsid="002188c0" style:font-size-asian="12pt" style:font-name-complex="Times New Roman" style:font-size-complex="12pt"/>
    </style:style>
    <style:style style:name="P188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paragraph-rsid="002188c0" style:font-size-asian="12pt" style:font-name-complex="Times New Roman" style:font-size-complex="12pt"/>
    </style:style>
    <style:style style:name="P189" style:family="paragraph" style:parent-style-name="Pré-formatação_20_HTML">
      <style:paragraph-properties style:snap-to-layout-grid="false"/>
      <style:text-properties style:font-name="Times New Roman" fo:font-size="12pt" officeooo:rsid="002188c0" officeooo:paragraph-rsid="002188c0" style:font-size-asian="12pt" style:font-name-complex="Times New Roman" style:font-size-complex="12pt"/>
    </style:style>
    <style:style style:name="P190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22e181" officeooo:paragraph-rsid="0022e181" style:font-size-asian="12pt" style:font-name-complex="Times New Roman" style:font-size-complex="12pt"/>
    </style:style>
    <style:style style:name="P191" style:family="paragraph" style:parent-style-name="Pré-formatação_20_HTML" style:list-style-name="L58">
      <style:paragraph-properties style:snap-to-layout-grid="false"/>
      <style:text-properties style:font-name="Times New Roman" fo:font-size="12pt" officeooo:rsid="0022e181" officeooo:paragraph-rsid="0022e181" style:font-size-asian="12pt" style:font-name-complex="Times New Roman" style:font-size-complex="12pt"/>
    </style:style>
    <style:style style:name="P192" style:family="paragraph" style:parent-style-name="Pré-formatação_20_HTML" style:list-style-name="L59">
      <style:paragraph-properties style:snap-to-layout-grid="false"/>
      <style:text-properties style:font-name="Times New Roman" fo:font-size="12pt" officeooo:rsid="0022e181" officeooo:paragraph-rsid="0022e181" style:font-size-asian="12pt" style:font-name-complex="Times New Roman" style:font-size-complex="12pt"/>
    </style:style>
    <style:style style:name="P193" style:family="paragraph" style:parent-style-name="Pré-formatação_20_HTML" style:list-style-name="L24">
      <style:paragraph-properties style:snap-to-layout-grid="false"/>
      <style:text-properties style:font-name="Times New Roman" fo:font-size="12pt" officeooo:rsid="002321c7" officeooo:paragraph-rsid="002321c7" style:font-size-asian="12pt" style:font-name-complex="Times New Roman" style:font-size-complex="12pt"/>
    </style:style>
    <style:style style:name="P194" style:family="paragraph" style:parent-style-name="Pré-formatação_20_HTML">
      <style:paragraph-properties fo:text-align="center" style:justify-single-word="false"/>
      <style:text-properties style:font-name="Times New Roman" fo:font-size="12pt" fo:font-weight="bold" officeooo:paragraph-rsid="002188c0" style:font-size-asian="12pt" style:font-weight-asian="bold" style:font-name-complex="Times New Roman" style:font-size-complex="12pt" style:font-weight-complex="bold"/>
    </style:style>
    <style:style style:name="P195" style:family="paragraph" style:parent-style-name="Pré-formatação_20_HTML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size="12pt" fo:font-weight="bold" officeooo:paragraph-rsid="002188c0" style:font-size-asian="12pt" style:font-weight-asian="bold" style:font-name-complex="Times New Roman" style:font-size-complex="12pt" style:font-weight-complex="bold"/>
    </style:style>
    <style:style style:name="P196" style:family="paragraph" style:parent-style-name="Pré-formatação_20_HTML">
      <style:text-properties style:font-name="Times New Roman" fo:font-size="12pt" fo:font-weight="bold" officeooo:paragraph-rsid="002188c0" style:font-size-asian="12pt" style:font-weight-asian="bold" style:font-name-complex="Times New Roman" style:font-size-complex="12pt" style:font-weight-complex="bold"/>
    </style:style>
    <style:style style:name="P197" style:family="paragraph" style:parent-style-name="Pré-formatação_20_HTML">
      <style:paragraph-properties fo:text-align="center" style:justify-single-word="false"/>
      <style:text-properties style:font-name="Times New Roman" fo:font-size="10pt" fo:font-weight="bold" officeooo:rsid="002188c0" officeooo:paragraph-rsid="002188c0" style:font-size-asian="10pt" style:font-weight-asian="bold" style:font-name-complex="Times New Roman"/>
    </style:style>
    <style:style style:name="P198" style:family="paragraph" style:parent-style-name="Pré-formatação_20_HTML">
      <style:text-properties officeooo:paragraph-rsid="002188c0"/>
    </style:style>
    <style:style style:name="T1" style:family="text">
      <style:text-properties fo:color="#548dd4" style:font-name="Tahoma" fo:font-size="22pt" fo:language="en" fo:country="US" fo:font-weight="bold" style:font-size-asian="22pt" style:font-weight-asian="bold" style:font-name-complex="Tahoma" style:font-size-complex="22pt"/>
    </style:style>
    <style:style style:name="T2" style:family="text">
      <style:text-properties fo:font-size="1pt" fo:language="pt" fo:country="BR" style:font-size-asian="1pt" style:language-asian="pt" style:country-asian="BR"/>
    </style:style>
    <style:style style:name="T3" style:family="text">
      <style:text-properties fo:font-size="8pt" fo:language="en" fo:country="US" style:font-size-asian="8pt" style:font-name-complex="Tahoma" style:font-size-complex="8pt"/>
    </style:style>
    <style:style style:name="T4" style:family="text"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T5" style:family="text">
      <style:text-properties fo:color="#999999" fo:font-size="10pt" fo:language="en" fo:country="US" style:font-size-asian="10pt" style:font-name-complex="Times New Roman" style:font-size-complex="10pt"/>
    </style:style>
    <style:style style:name="T6" style:family="text">
      <style:text-properties style:font-name="Times New Roman" fo:font-size="12pt" fo:language="pt" fo:country="BR" style:font-size-asian="12pt" style:font-name-complex="Times New Roman" style:font-size-complex="12pt"/>
    </style:style>
    <style:style style:name="T7" style:family="text">
      <style:text-properties style:font-name="Times New Roman" fo:font-size="12pt" fo:language="pt" fo:country="BR" style:font-size-asian="12pt" style:language-asian="pt" style:country-asian="BR" style:font-name-complex="Times New Roman" style:font-size-complex="12pt"/>
    </style:style>
    <style:style style:name="T8" style:family="text"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T9" style:family="text">
      <style:text-properties style:font-name="Times New Roman" fo:font-size="12pt" fo:language="pt" fo:country="BR" fo:font-weight="bold" officeooo:rsid="002188c0" style:font-size-asian="12pt" style:font-weight-asian="bold" style:font-name-complex="Times New Roman" style:font-size-complex="12pt"/>
    </style:style>
    <style:style style:name="T10" style:family="text">
      <style:text-properties style:font-name="Times New Roman" fo:font-size="12pt" style:font-size-asian="12pt" style:language-asian="pt" style:country-asian="BR" style:font-name-complex="Times New Roman" style:font-size-complex="12pt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2" style:family="text">
      <style:text-properties style:font-name="Times New Roman" fo:font-size="12pt" fo:font-weight="bold" officeooo:rsid="00179338" style:font-size-asian="12pt" style:font-weight-asian="bold" style:font-name-complex="Times New Roman" style:font-size-complex="12pt"/>
    </style:style>
    <style:style style:name="T13" style:family="text">
      <style:text-properties style:font-name="Times New Roman" fo:font-size="12pt" fo:font-weight="bold" officeooo:rsid="0017ce3e" style:font-size-asian="12pt" style:font-weight-asian="bold" style:font-name-complex="Times New Roman" style:font-size-complex="12pt"/>
    </style:style>
    <style:style style:name="T14" style:family="text">
      <style:text-properties style:font-name="Times New Roman" fo:font-size="12pt" fo:font-weight="bold" officeooo:rsid="00191e3b" style:font-size-asian="12pt" style:font-weight-asian="bold" style:font-name-complex="Times New Roman" style:font-size-complex="12pt"/>
    </style:style>
    <style:style style:name="T15" style:family="text">
      <style:text-properties style:font-name="Times New Roman" fo:font-size="12pt" fo:font-weight="bold" officeooo:rsid="001b4b50" style:font-size-asian="12pt" style:font-weight-asian="bold" style:font-name-complex="Times New Roman" style:font-size-complex="12pt"/>
    </style:style>
    <style:style style:name="T16" style:family="text">
      <style:text-properties style:font-name="Times New Roman" fo:font-size="12pt" fo:font-weight="bold" officeooo:rsid="001c5035" style:font-size-asian="12pt" style:font-weight-asian="bold" style:font-name-complex="Times New Roman" style:font-size-complex="12pt"/>
    </style:style>
    <style:style style:name="T17" style:family="text">
      <style:text-properties style:font-name="Times New Roman" fo:font-size="12pt" fo:font-weight="bold" officeooo:rsid="001ea069" style:font-size-asian="12pt" style:font-weight-asian="bold" style:font-name-complex="Times New Roman" style:font-size-complex="12pt"/>
    </style:style>
    <style:style style:name="T18" style:family="text">
      <style:text-properties style:font-name="Times New Roman" fo:font-size="12pt" fo:font-weight="bold" officeooo:rsid="002188c0" style:font-size-asian="12pt" style:font-weight-asian="bold" style:font-name-complex="Times New Roman" style:font-size-complex="12pt"/>
    </style:style>
    <style:style style:name="T19" style:family="text">
      <style:text-properties officeooo:rsid="001596be"/>
    </style:style>
    <style:style style:name="T20" style:family="text">
      <style:text-properties officeooo:rsid="0017ce3e"/>
    </style:style>
    <style:style style:name="T21" style:family="text">
      <style:text-properties officeooo:rsid="001ca6db"/>
    </style:style>
    <style:style style:name="T22" style:family="text">
      <style:text-properties officeooo:rsid="001fcdf2"/>
    </style:style>
    <style:style style:name="T23" style:family="text">
      <style:text-properties officeooo:rsid="0022e181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writing-mode="lr-tb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2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2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2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2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3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Standard">Sistema XXXX – Especificação dos Requisitos</text:p>
          </table:table-cell>
          <table:table-cell table:style-name="Tabela3.B1" office:value-type="string">
            <text:p text:style-name="P33">Versão: 0.1</text:p>
          </table:table-cell>
        </table:table-row>
        <table:table-row table:style-name="Tabela3.2">
          <table:table-cell table:style-name="Tabela3.A2" office:value-type="string">
            <text:p text:style-name="P20">Documento de Especificação.doc</text:p>
          </table:table-cell>
          <table:table-cell table:style-name="Tabela3.B2" office:value-type="string">
            <text:p text:style-name="P21">Data da Versão: 15/09/2009</text:p>
          </table:table-cell>
        </table:table-row>
      </table:table>
      <text:p text:style-name="Header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70">Confidencial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4"><text:span text:style-name="Fonte_20_parág._20_padrão"><text:span text:style-name="T4">Page </text:span></text:span><text:span text:style-name="Fonte_20_parág._20_padrão"><text:span text:style-name="T5"><text:page-number text:select-page="current">1</text:page-number></text:span></text:span><text:span text:style-name="Fonte_20_parág._20_padrão"><text:span text:style-name="T4"> of </text:span></text:span><text:span text:style-name="Fonte_20_parág._20_padrão"><text:span text:style-name="T5"><text:page-count style:num-format="1">16</text:page-count></text:span></text:span></text:p>
          </table:table-cell>
        </table:table-row>
      </table:table>
      <text:p text:style-name="P103">Documento de Especificação</text:p>
      <text:p text:style-name="P17">de Requisitos</text:p>
      <text:p text:style-name="P16"/>
      <text:p text:style-name="P16">Versão &lt;0.<text:span text:style-name="T22">3</text:span>&gt;</text:p>
      <text:p text:style-name="P104"/>
      <text:p text:style-name="P18">Equipe</text:p>
      <text:p text:style-name="P3"/>
      <text:p text:style-name="P25"><text:span text:style-name="Fonte_20_parág._20_padrão"><text:span text:style-name="T6">Breno</text:span></text:span></text:p>
      <text:p text:style-name="P25"><text:span text:style-name="Fonte_20_parág._20_padrão"><text:span text:style-name="T6">Danilo</text:span></text:span></text:p>
      <text:p text:style-name="P3"/>
      <text:p text:style-name="P3"/>
      <text:p text:style-name="P3"/>
      <text:p text:style-name="P3"/>
      <text:p text:style-name="P19">Revisões</text:p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1">Data</text:p>
          </table:table-cell>
          <table:table-cell table:style-name="Tabela5.B1" office:value-type="string">
            <text:p text:style-name="P71">Versão</text:p>
          </table:table-cell>
          <table:table-cell table:style-name="Tabela5.C1" office:value-type="string">
            <text:p text:style-name="P71">Descrição</text:p>
          </table:table-cell>
          <table:table-cell table:style-name="Tabela5.D1" office:value-type="string">
            <text:p text:style-name="P71">Autores</text:p>
          </table:table-cell>
        </table:table-row>
        <table:table-row>
          <table:table-cell table:style-name="Tabela5.A2" office:value-type="string">
            <text:p text:style-name="P73">15/09/2016</text:p>
          </table:table-cell>
          <table:table-cell table:style-name="Tabela5.B2" office:value-type="string">
            <text:p text:style-name="P75">0.1</text:p>
          </table:table-cell>
          <table:table-cell table:style-name="Tabela5.C2" office:value-type="string">
            <text:p text:style-name="P74"/>
          </table:table-cell>
          <table:table-cell table:style-name="Tabela5.D2" office:value-type="string">
            <text:p text:style-name="P81">Alexandre</text:p>
            <text:p text:style-name="P77">Breno</text:p>
            <text:p text:style-name="P78">Danilo</text:p>
          </table:table-cell>
        </table:table-row>
        <table:table-row>
          <table:table-cell table:style-name="Tabela5.A3" office:value-type="string">
            <text:p text:style-name="P72"><text:span text:style-name="T19">02</text:span>/<text:span text:style-name="T19">11</text:span>/2016</text:p>
          </table:table-cell>
          <table:table-cell table:style-name="Tabela5.B3" office:value-type="string">
            <text:p text:style-name="P74">0.<text:span text:style-name="T19">2</text:span></text:p>
          </table:table-cell>
          <table:table-cell table:style-name="Tabela5.C3" office:value-type="string">
            <text:p text:style-name="P74"/>
          </table:table-cell>
          <table:table-cell table:style-name="Tabela5.D3" office:value-type="string">
            <text:p text:style-name="P76">Breno</text:p>
            <text:p text:style-name="P76">Danilo</text:p>
          </table:table-cell>
        </table:table-row>
        <table:table-row>
          <table:table-cell table:style-name="Tabela5.A4" office:value-type="string">
            <text:p text:style-name="P105">08/03/2017</text:p>
          </table:table-cell>
          <table:table-cell table:style-name="Tabela5.B4" office:value-type="string">
            <text:p text:style-name="P107">0.3</text:p>
          </table:table-cell>
          <table:table-cell table:style-name="Tabela5.C4" office:value-type="string">
            <text:p text:style-name="P74"/>
          </table:table-cell>
          <table:table-cell table:style-name="Tabela5.D4" office:value-type="string">
            <text:p text:style-name="P108">Breno</text:p>
            <text:p text:style-name="P108">Danilo</text:p>
          </table:table-cell>
        </table:table-row>
      </table:table>
      <text:p text:style-name="P79"/>
      <text:p text:style-name="P80">Conteúdo<text:line-break/></text:p>
      <text:table-of-content text:style-name="Sect1" text:name="_TOC6">
        <text:table-of-content-source text:outline-level="1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Estilo1"/>
          </text:index-source-styles>
        </text:table-of-content-source>
        <text:index-body>
          <text:p text:style-name="P82"><text:a xlink:type="simple" xlink:href="#__RefHeading___Toc1286_111145689" office:target-frame-name="_top" xlink:show="replace" text:style-name="Internet_20_link" text:visited-style-name="Visited_20_Internet_20_Link">1.Introdução<text:tab/></text:a><text:a xlink:type="simple" xlink:href="#__RefHeading___Toc1286_111145689" office:target-frame-name="_top" xlink:show="replace" text:style-name="Internet_20_link" text:visited-style-name="Visited_20_Internet_20_Link"><text:span text:style-name="Index_20_Link">1</text:span></text:a></text:p>
          <text:p text:style-name="P82"><text:a xlink:type="simple" xlink:href="#__RefHeading___Toc1288_111145689" office:target-frame-name="_top" xlink:show="replace" text:style-name="Internet_20_link" text:visited-style-name="Visited_20_Internet_20_Link">2.Descrição Geral do Sistema<text:tab/></text:a><text:a xlink:type="simple" xlink:href="#__RefHeading___Toc1288_111145689" office:target-frame-name="_top" xlink:show="replace" text:style-name="Internet_20_link" text:visited-style-name="Visited_20_Internet_20_Link"><text:span text:style-name="Index_20_Link">2</text:span></text:a></text:p>
          <text:p text:style-name="P82"><text:a xlink:type="simple" xlink:href="#__RefHeading___Toc1290_111145689" office:target-frame-name="_top" xlink:show="replace" text:style-name="Internet_20_link" text:visited-style-name="Visited_20_Internet_20_Link">3.Modelagem dos Requisitos Funcionais<text:tab/></text:a><text:a xlink:type="simple" xlink:href="#__RefHeading___Toc1290_111145689" office:target-frame-name="_top" xlink:show="replace" text:style-name="Internet_20_link" text:visited-style-name="Visited_20_Internet_20_Link"><text:span text:style-name="Index_20_Link">3</text:span></text:a></text:p>
        </text:index-body>
      </text:table-of-content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h text:style-name="Estilo1" text:outline-level="1"><text:bookmark-start text:name="__RefHeading__14_1023369529"/>Introdução<text:bookmark-end text:name="__RefHeading__14_1023369529"/></text:h>
          </table:table-cell>
        </table:table-row>
      </table:table>
      <text:p text:style-name="P5"/>
      <text:p text:style-name="P5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h text:style-name="P100" text:outline-level="2">1.1. Objetivos do documento</text:h>
          </table:table-cell>
        </table:table-row>
      </table:table>
      <text:p text:style-name="P8">Este documento tem como objetivo reunir todo tipo de informação relacionado aos requisitos. Ele busca descrever de forma simples e clara para o entendimento do usuário, e também dos desenvolvedores.</text:p>
      <text:p text:style-name="P11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h text:style-name="P100" text:outline-level="2">1.2. O problema identificado</text:h>
          </table:table-cell>
        </table:table-row>
      </table:table>
      <text:p text:style-name="P7">O problema identificado foi de criar um sistema de adoção de animais que se encontram nas instalações da Universidade Federal Rural de Pernambuco, Unidade Acadêmica de Serra Talhada (UAST). O sistema busca ser simples e utilizável de forma fácil. Isso deve ser feito, pois a UAST possui um grande número de animais domésticos em situação de abandono, podendo gerar problemas para os <text:soft-page-break/>próprios animais, pessoas que circulam pelas instalações, e organização da universidade.</text:p>
      <text:p text:style-name="P83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h text:style-name="P100" text:outline-level="2">1.3. Público ao qual se destina</text:h>
          </table:table-cell>
        </table:table-row>
      </table:table>
      <text:p text:style-name="P35">O público que irá utilizar esse sistema, são os qualquer pessoa que tenha interesse em adotar.</text:p>
      <text:p text:style-name="P84">A equipe de desenvolvimento também possuirá sua versão do sistema, para que seja possível inserir, atualizar e remover dados.</text:p>
      <text:p text:style-name="P7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h text:style-name="Estilo1" text:outline-level="1"><text:bookmark-start text:name="__RefHeading__16_1023369529"/>Descrição Geral do Sistema<text:bookmark-end text:name="__RefHeading__16_1023369529"/></text:h>
          </table:table-cell>
        </table:table-row>
      </table:table>
      <text:p text:style-name="P85"><text:tab/></text:p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h text:style-name="P100" text:outline-level="2">2.1. Requisitos Funcionais</text:h>
          </table:table-cell>
        </table:table-row>
      </table:table>
      <text:p text:style-name="P9"/>
      <text:p text:style-name="P86">A seguir a lista de requisitos funcionais identificados para o sistema com os devidos códigos identificadores.</text:p>
      <text:p text:style-name="P86"/>
      <text:p text:style-name="P87"><draw:frame draw:style-name="fr2" draw:name="Frame1" text:anchor-type="paragraph" svg:y="0.437cm" svg:width="12.275cm" style:rel-width="scale" svg:height="7.853cm" style:rel-height="scale" draw:z-index="14"><draw:text-box><table:table table:name="Tabela12" table:style-name="Tabela12"><table:table-column table:style-name="Tabela12.A"/><table:table-column table:style-name="Tabela12.B"/><table:table-header-rows><table:table-row><table:table-cell table:style-name="Tabela12.A1" office:value-type="string"><text:p text:style-name="P88">ID</text:p></table:table-cell><table:table-cell table:style-name="Tabela12.B1" office:value-type="string"><text:p text:style-name="P88">Nome</text:p></table:table-cell></table:table-row></table:table-header-rows><table:table-row><table:table-cell table:style-name="Tabela12.A2" office:value-type="string"><text:p text:style-name="P89">RF-01</text:p></table:table-cell><table:table-cell table:style-name="Tabela12.B2" office:value-type="string"><text:p text:style-name="P97"><text:span text:style-name="Fonte_20_parág._20_padrão"><text:span text:style-name="T6">Criação de usuário administrador</text:span></text:span></text:p></table:table-cell></table:table-row><table:table-row><table:table-cell table:style-name="Tabela12.A3" office:value-type="string"><text:p text:style-name="P98"><text:span text:style-name="Fonte_20_parág._20_padrão"><text:span text:style-name="T8">RF-02</text:span></text:span></text:p></table:table-cell><table:table-cell table:style-name="Tabela12.B3" office:value-type="string"><text:p text:style-name="P93">Cadastro de animais</text:p></table:table-cell></table:table-row><table:table-row><table:table-cell table:style-name="Tabela12.A4" office:value-type="string"><text:p text:style-name="P98"><text:span text:style-name="Fonte_20_parág._20_padrão"><text:span text:style-name="T8">RF-03</text:span></text:span></text:p></table:table-cell><table:table-cell table:style-name="Tabela12.B4" office:value-type="string"><text:p text:style-name="P93">Visualização de usuários</text:p></table:table-cell></table:table-row><table:table-row><table:table-cell table:style-name="Tabela12.A5" office:value-type="string"><text:p text:style-name="P98"><text:span text:style-name="Fonte_20_parág._20_padrão"><text:span text:style-name="T8">RF-04</text:span></text:span></text:p></table:table-cell><table:table-cell table:style-name="Tabela12.B5" office:value-type="string"><text:p text:style-name="P93">Visualização de animais</text:p></table:table-cell></table:table-row><table:table-row><table:table-cell table:style-name="Tabela12.A6" office:value-type="string"><text:p text:style-name="P98"><text:span text:style-name="Fonte_20_parág._20_padrão"><text:span text:style-name="T8">RF-05</text:span></text:span></text:p></table:table-cell><table:table-cell table:style-name="Tabela12.B6" office:value-type="string"><text:p text:style-name="P93">Pedido de adoção</text:p></table:table-cell></table:table-row><table:table-row><table:table-cell table:style-name="Tabela12.A7" office:value-type="string"><text:p text:style-name="P89">RF-06</text:p></table:table-cell><table:table-cell table:style-name="Tabela12.B7" office:value-type="string"><text:p text:style-name="P93">Formulário de contato</text:p></table:table-cell></table:table-row><table:table-row><table:table-cell table:style-name="Tabela12.A8" office:value-type="string"><text:p text:style-name="P90">RF-07</text:p></table:table-cell><table:table-cell table:style-name="Tabela12.B8" office:value-type="string"><text:p text:style-name="P94">Recuperação de senha</text:p></table:table-cell></table:table-row><table:table-row><table:table-cell table:style-name="Tabela12.A9" office:value-type="string"><text:p text:style-name="P90">RF-08</text:p></table:table-cell><table:table-cell table:style-name="Tabela12.B9" office:value-type="string"><text:p text:style-name="P94">Login do Administrador</text:p></table:table-cell></table:table-row><table:table-row><table:table-cell table:style-name="Tabela12.A11" office:value-type="string"><text:p text:style-name="P91">RF-09</text:p></table:table-cell><table:table-cell table:style-name="Tabela12.B11" office:value-type="string"><text:p text:style-name="P95">Visualização de Pedidos de Adoção</text:p></table:table-cell></table:table-row><table:table-row><table:table-cell table:style-name="Tabela12.A11" office:value-type="string"><text:p text:style-name="P92">RF-10</text:p></table:table-cell><table:table-cell table:style-name="Tabela12.B11" office:value-type="string"><text:p text:style-name="P96">Visualização de Dados do Administrador</text:p></table:table-cell></table:table-row><table:table-row><table:table-cell table:style-name="Tabela12.A13" office:value-type="string"><text:p text:style-name="P92">RF-11</text:p></table:table-cell><table:table-cell table:style-name="Tabela12.B13" office:value-type="string"><text:p text:style-name="P96">Alteração dos Animais</text:p></table:table-cell></table:table-row><table:table-row><table:table-cell table:style-name="Tabela12.A13" office:value-type="string"><text:p text:style-name="P92">RF-12</text:p></table:table-cell><table:table-cell table:style-name="Tabela12.B13" office:value-type="string"><text:p text:style-name="P96">Alteração dos Candidatos</text:p></table:table-cell></table:table-row><table:table-row><table:table-cell table:style-name="Tabela12.A14" office:value-type="string"><text:p text:style-name="P92">RF-13</text:p></table:table-cell><table:table-cell table:style-name="Tabela12.B14" office:value-type="string"><text:p text:style-name="P96">Salvamento de dados </text:p></table:table-cell></table:table-row><table:table-row><table:table-cell table:style-name="Tabela12.A15" office:value-type="string"><text:p text:style-name="P109">RF-14</text:p></table:table-cell><table:table-cell table:style-name="Tabela12.B15" office:value-type="string"><text:p text:style-name="P110">Mudança de Status da Adoção</text:p></table:table-cell></table:table-row></table:table><text:p text:style-name="P26"><text:s/></text:p></draw:text-box></draw:frame><text:span text:style-name="Fonte_20_parág._20_padrão"><text:span text:style-name="T7"/></text:span></text:p>
      <text:p text:style-name="P50"/>
      <text:p text:style-name="P50"/>
      <text:p text:style-name="P51"/>
      <text:p text:style-name="P51"/>
      <text:p text:style-name="P51"/>
      <text:p text:style-name="P50"/>
      <text:p text:style-name="P50"/>
      <text:p text:style-name="P50"/>
      <text:p text:style-name="P50"/>
      <text:p text:style-name="P50"/>
      <text:p text:style-name="P58"><text:s/></text:p>
      <text:p text:style-name="P59"/>
      <text:p text:style-name="P59"/>
      <text:p text:style-name="P59"/>
      <text:p text:style-name="P59"/>
      <text:p text:style-name="P197"/>
      <text:p text:style-name="P59">Tabela 1: Requisitos Funcionais</text:p>
      <text:p text:style-name="P36"><text:tab/><text:tab/><text:tab/><text:tab/><text:tab/><text:tab/><text:tab/><text:tab/><text:tab/></text:p>
      <text:p text:style-name="P36"/>
      <text:p text:style-name="P3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h text:style-name="P100" text:outline-level="2">2.3. Requisitos Não Funcionais Genéricos</text:h>
          </table:table-cell>
        </table:table-row>
      </table:table>
      <text:p text:style-name="Pré-formatação_20_HTML"/>
      <text:p text:style-name="P99"><text:tab/>Abaixo serão apresentados os requisitos não funcionais do sistema, relacionados à usabilidade, interface, desempenho, etc.</text:p>
      <text:p text:style-name="Pré-formatação_20_HTML"><draw:frame draw:style-name="fr2" draw:name="Frame2" text:anchor-type="paragraph" svg:y="0.437cm" svg:width="13.545cm" style:rel-width="scale" svg:height="3.097cm" style:rel-height="scale" draw:z-index="15"><draw:text-box><table:table table:name="Tabela14" table:style-name="Tabela14"><table:table-column table:style-name="Tabela14.A"/><table:table-column table:style-name="Tabela14.B"/><table:table-header-rows><table:table-row><table:table-cell table:style-name="Tabela14.A1" office:value-type="string"><text:p text:style-name="P88">ID</text:p></table:table-cell><table:table-cell table:style-name="Tabela14.B1" office:value-type="string"><text:p text:style-name="P88">Descrição</text:p></table:table-cell></table:table-row></table:table-header-rows><table:table-row><table:table-cell table:style-name="Tabela14.A2" office:value-type="string"><text:p text:style-name="P89">RNF-01</text:p></table:table-cell><table:table-cell table:style-name="Tabela14.B2" office:value-type="string"><text:p text:style-name="P37">Ser desenvolvido em Java</text:p></table:table-cell></table:table-row><table:table-row><table:table-cell table:style-name="Tabela14.A3" office:value-type="string"><text:p text:style-name="P89">RNF-02</text:p></table:table-cell><table:table-cell table:style-name="Tabela14.B3" office:value-type="string"><text:p text:style-name="P37">Possuir versão cliente e administrador</text:p></table:table-cell></table:table-row></table:table><text:p text:style-name="P26"><text:s/></text:p></draw:text-box></draw:frame><text:span text:style-name="Fonte_20_parág._20_padrão"><text:span text:style-name="T10"/></text:span></text:p>
      <text:p text:style-name="P60"><text:soft-page-break/>Tabela 2: Requisitos Não Funcionais Genéricos</text:p>
      <text:p text:style-name="P50"/>
      <text:p text:style-name="P51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h text:style-name="Estilo1" text:outline-level="1"><text:bookmark-start text:name="__RefHeading__18_1023369529"/>Modelagem dos Requisitos Funcionais<text:bookmark-end text:name="__RefHeading__18_1023369529"/></text:h>
          </table:table-cell>
        </table:table-row>
      </table:table>
      <text:p text:style-name="P7"/>
      <text:p text:style-name="P7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h text:style-name="P100" text:outline-level="2">3.1. Ações do Usuário – Diagrama de Caso de Uso</text:h>
          </table:table-cell>
        </table:table-row>
      </table:table>
      <text:p text:style-name="P10"/>
      <text:p text:style-name="P12"/>
      <text:p text:style-name="P7"/>
      <text:p text:style-name="P15">Figura 1. Diagrama de Caso de Uso do Sistema</text:p>
      <text:p text:style-name="P7"/>
      <text:p text:style-name="P7"/>
      <text:p text:style-name="P7"/>
      <text:p text:style-name="P7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h text:style-name="P100" text:outline-level="2">3.2. Especificações dos Requisitos</text:h>
          </table:table-cell>
        </table:table-row>
      </table:table>
      <text:p text:style-name="P6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table:number-columns-spanned="2" office:value-type="string">
            <text:p text:style-name="Pré-formatação_20_HTML"><text:span text:style-name="Fonte_20_parág._20_padrão"><text:span text:style-name="T11">RF-01 Criação de usuário administrador</text:span></text:span></text:p>
            <text:p text:style-name="Standard"/>
          </table:table-cell>
          <table:covered-table-cell/>
        </table:table-row>
        <table:table-row table:style-name="Tabela18.1">
          <table:table-cell table:style-name="Tabela18.A2" office:value-type="string">
            <text:p text:style-name="P52">Nome:</text:p>
          </table:table-cell>
          <table:table-cell table:style-name="Tabela18.B2" office:value-type="string">
            <text:p text:style-name="P61"><text:span text:style-name="Fonte_20_parág._20_padrão"><text:span text:style-name="T11">Criação de usuário administrador</text:span></text:span></text:p>
          </table:table-cell>
        </table:table-row>
        <table:table-row table:style-name="Tabela18.3">
          <table:table-cell table:style-name="Tabela18.A3" office:value-type="string">
            <text:p text:style-name="P52">Descrição:</text:p>
          </table:table-cell>
          <table:table-cell table:style-name="Tabela18.B3" office:value-type="string">
            <text:p text:style-name="P37">Se deve criar um usuário do tipo administrador, que tem as permissões de leitura e escrita.</text:p>
          </table:table-cell>
        </table:table-row>
        <table:table-row table:style-name="Tabela18.1">
          <table:table-cell table:style-name="Tabela18.A4" office:value-type="string">
            <text:p text:style-name="P52">Atores:</text:p>
          </table:table-cell>
          <table:table-cell table:style-name="Tabela18.B4" office:value-type="string">
            <text:p text:style-name="P38">Administrador</text:p>
          </table:table-cell>
        </table:table-row>
        <table:table-row table:style-name="Tabela18.1">
          <table:table-cell table:style-name="Tabela18.A5" office:value-type="string">
            <text:p text:style-name="P52">Prioridade:</text:p>
          </table:table-cell>
          <table:table-cell table:style-name="Tabela18.B5" office:value-type="string">
            <text:p text:style-name="P38">Essencial</text:p>
          </table:table-cell>
        </table:table-row>
        <table:table-row table:style-name="Tabela18.6">
          <table:table-cell table:style-name="Tabela18.A6" office:value-type="string">
            <text:p text:style-name="P52">Requisitos Associados</text:p>
          </table:table-cell>
          <table:table-cell table:style-name="Tabela18.B6" office:value-type="string">
            <text:list xml:id="list9091853253875310091" text:style-name="L1">
              <text:list-item>
                <text:p text:style-name="P113">Nenhum</text:p>
              </text:list-item>
            </text:list>
          </table:table-cell>
        </table:table-row>
        <table:table-row table:style-name="Tabela18.7">
          <table:table-cell table:style-name="Tabela18.A7" office:value-type="string">
            <text:p text:style-name="P52">Entradas</text:p>
          </table:table-cell>
          <table:table-cell table:style-name="Tabela18.B7" office:value-type="string">
            <text:list xml:id="list4855227489998754488" text:style-name="WW8Num3">
              <text:list-item>
                <text:p text:style-name="P114">Nome</text:p>
              </text:list-item>
              <text:list-item>
                <text:p text:style-name="P114">Nome de usuário</text:p>
              </text:list-item>
              <text:list-item>
                <text:p text:style-name="P114">Email</text:p>
              </text:list-item>
              <text:list-item>
                <text:p text:style-name="P114">Senha</text:p>
              </text:list-item>
            </text:list>
          </table:table-cell>
        </table:table-row>
        <table:table-row table:style-name="Tabela18.8">
          <table:table-cell table:style-name="Tabela18.A8" office:value-type="string">
            <text:p text:style-name="P52">Saídas</text:p>
          </table:table-cell>
          <table:table-cell table:style-name="Tabela18.B8" office:value-type="string">
            <text:list xml:id="list150101686876778" text:continue-numbering="true" text:style-name="WW8Num3">
              <text:list-item>
                <text:p text:style-name="P114">Nenhuma</text:p>
              </text:list-item>
            </text:list>
          </table:table-cell>
        </table:table-row>
        <table:table-row table:style-name="Tabela18.8">
          <table:table-cell table:style-name="Tabela18.A9" office:value-type="string">
            <text:p text:style-name="P52">Pré-Condições</text:p>
          </table:table-cell>
          <table:table-cell table:style-name="Tabela18.B9" office:value-type="string">
            <text:list xml:id="list7637700864594281203" text:style-name="L2">
              <text:list-item>
                <text:p text:style-name="P116">Não pode haver outro usuário com o mesmo nome de usuário</text:p>
              </text:list-item>
              <text:list-item>
                <text:p text:style-name="P116">O Email deve ser válido</text:p>
              </text:list-item>
            </text:list>
          </table:table-cell>
        </table:table-row>
        <table:table-row table:style-name="Tabela18.8">
          <table:table-cell table:style-name="Tabela18.A10" office:value-type="string">
            <text:p text:style-name="P52">Pós-Condições</text:p>
          </table:table-cell>
          <table:table-cell table:style-name="Tabela18.B10" office:value-type="string">
            <text:list xml:id="list5577365872374147620" text:style-name="L3">
              <text:list-item>
                <text:p text:style-name="P117">Usuário é criado</text:p>
              </text:list-item>
            </text:list>
          </table:table-cell>
        </table:table-row>
        <text:soft-page-break/>
        <table:table-row table:style-name="Tabela18.11">
          <table:table-cell table:style-name="Tabela18.A11" table:number-columns-spanned="2" office:value-type="string">
            <text:p text:style-name="P54">Fluxos de eventos</text:p>
          </table:table-cell>
          <table:covered-table-cell/>
        </table:table-row>
        <table:table-row table:style-name="Tabela18.12">
          <table:table-cell table:style-name="Tabela18.A12" office:value-type="string">
            <text:p text:style-name="P53">Fluxo Principal</text:p>
          </table:table-cell>
          <table:table-cell table:style-name="Tabela18.B12" office:value-type="string">
            <text:list xml:id="list445293036448336881" text:style-name="WW8Num4">
              <text:list-item>
                <text:p text:style-name="P118">O administrador deve preencher os campo: Nome, Nome de usuário, e-mail e senha.</text:p>
              </text:list-item>
              <text:list-item>
                <text:p text:style-name="P118">Em seguida deve clicar no botão cadastrar.</text:p>
              </text:list-item>
            </text:list>
          </table:table-cell>
        </table:table-row>
        <table:table-row table:style-name="Tabela18.11">
          <table:table-cell table:style-name="Tabela18.A13" office:value-type="string">
            <text:p text:style-name="P53">Fluxo Secundário</text:p>
          </table:table-cell>
          <table:table-cell table:style-name="Tabela18.B13" office:value-type="string">
            <text:list xml:id="list6952157040599973981" text:style-name="WW8Num5">
              <text:list-item>
                <text:p text:style-name="P119">Clicar no botão limpar, para limpar os campos.</text:p>
              </text:list-item>
            </text:list>
          </table:table-cell>
        </table:table-row>
      </table:table>
      <text:p text:style-name="P2"/>
      <text:p text:style-name="Standard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table:number-columns-spanned="2" office:value-type="string">
            <text:p text:style-name="Pré-formatação_20_HTML"><text:span text:style-name="Fonte_20_parág._20_padrão"><text:span text:style-name="T11">RF-02 Cadastro de animais</text:span></text:span></text:p>
            <text:p text:style-name="Standard"/>
          </table:table-cell>
          <table:covered-table-cell/>
        </table:table-row>
        <table:table-row table:style-name="Tabela19.1">
          <table:table-cell table:style-name="Tabela19.A2" office:value-type="string">
            <text:p text:style-name="P52">Nome:</text:p>
          </table:table-cell>
          <table:table-cell table:style-name="Tabela19.B2" office:value-type="string">
            <text:p text:style-name="P61"><text:span text:style-name="Fonte_20_parág._20_padrão"><text:span text:style-name="T11">Cadastro de animais</text:span></text:span></text:p>
          </table:table-cell>
        </table:table-row>
        <table:table-row table:style-name="Tabela19.3">
          <table:table-cell table:style-name="Tabela19.A3" office:value-type="string">
            <text:p text:style-name="P52">Descrição:</text:p>
          </table:table-cell>
          <table:table-cell table:style-name="Tabela19.B3" office:value-type="string">
            <text:p text:style-name="P37">Deve se fazer o cadastro de um animal</text:p>
          </table:table-cell>
        </table:table-row>
        <table:table-row table:style-name="Tabela19.1">
          <table:table-cell table:style-name="Tabela19.A4" office:value-type="string">
            <text:p text:style-name="P52">Atores:</text:p>
          </table:table-cell>
          <table:table-cell table:style-name="Tabela19.B4" office:value-type="string">
            <text:p text:style-name="P38">Administrador</text:p>
          </table:table-cell>
        </table:table-row>
        <table:table-row table:style-name="Tabela19.1">
          <table:table-cell table:style-name="Tabela19.A5" office:value-type="string">
            <text:p text:style-name="P52">Prioridade:</text:p>
          </table:table-cell>
          <table:table-cell table:style-name="Tabela19.B5" office:value-type="string">
            <text:p text:style-name="P38">Essencial</text:p>
          </table:table-cell>
        </table:table-row>
        <table:table-row table:style-name="Tabela19.6">
          <table:table-cell table:style-name="Tabela19.A6" office:value-type="string">
            <text:p text:style-name="P52">Requisitos Associados</text:p>
          </table:table-cell>
          <table:table-cell table:style-name="Tabela19.B6" office:value-type="string">
            <text:list xml:id="list3343326992359181499" text:style-name="L4">
              <text:list-item>
                <text:p text:style-name="P120">Nenhum</text:p>
              </text:list-item>
            </text:list>
          </table:table-cell>
        </table:table-row>
        <table:table-row table:style-name="Tabela19.7">
          <table:table-cell table:style-name="Tabela19.A7" office:value-type="string">
            <text:p text:style-name="P52">Entradas</text:p>
          </table:table-cell>
          <table:table-cell table:style-name="Tabela19.B7" office:value-type="string">
            <text:list xml:id="list122903012276043" text:style-name="WW8Num3">
              <text:list-item>
                <text:p text:style-name="P114">Nome (opcional)</text:p>
              </text:list-item>
              <text:list-item>
                <text:p text:style-name="P114">Espécie/Raça</text:p>
              </text:list-item>
              <text:list-item>
                <text:p text:style-name="P114">Sexo</text:p>
              </text:list-item>
              <text:list-item>
                <text:p text:style-name="P114">Idade</text:p>
              </text:list-item>
              <text:list-item>
                <text:p text:style-name="P114">Peso</text:p>
              </text:list-item>
              <text:list-item>
                <text:p text:style-name="P114">Foto</text:p>
              </text:list-item>
              <text:list-item>
                <text:p text:style-name="P114">Descrição</text:p>
              </text:list-item>
            </text:list>
          </table:table-cell>
        </table:table-row>
        <table:table-row table:style-name="Tabela19.8">
          <table:table-cell table:style-name="Tabela19.A8" office:value-type="string">
            <text:p text:style-name="P52">Saídas</text:p>
          </table:table-cell>
          <table:table-cell table:style-name="Tabela19.B8" office:value-type="string">
            <text:list xml:id="list150100769841079" text:continue-numbering="true" text:style-name="WW8Num3">
              <text:list-item>
                <text:p text:style-name="P114">Nenhuma</text:p>
              </text:list-item>
            </text:list>
          </table:table-cell>
        </table:table-row>
        <table:table-row table:style-name="Tabela19.8">
          <table:table-cell table:style-name="Tabela19.A9" office:value-type="string">
            <text:p text:style-name="P52">Pré-Condições</text:p>
          </table:table-cell>
          <table:table-cell table:style-name="Tabela19.B9" office:value-type="string">
            <text:list xml:id="list5830676866984012796" text:style-name="L5">
              <text:list-item>
                <text:p text:style-name="P121">Nenhuma</text:p>
              </text:list-item>
            </text:list>
          </table:table-cell>
        </table:table-row>
        <table:table-row table:style-name="Tabela19.8">
          <table:table-cell table:style-name="Tabela19.A10" office:value-type="string">
            <text:p text:style-name="P52">Pós-Condições</text:p>
          </table:table-cell>
          <table:table-cell table:style-name="Tabela19.B10" office:value-type="string">
            <text:list xml:id="list3043516107172985298" text:style-name="L6">
              <text:list-item>
                <text:p text:style-name="P122">O animal é cadastrado</text:p>
              </text:list-item>
            </text:list>
          </table:table-cell>
        </table:table-row>
        <table:table-row table:style-name="Tabela19.11">
          <table:table-cell table:style-name="Tabela19.A11" table:number-columns-spanned="2" office:value-type="string">
            <text:p text:style-name="P54">Fluxos de eventos</text:p>
          </table:table-cell>
          <table:covered-table-cell/>
        </table:table-row>
        <table:table-row table:style-name="Tabela19.12">
          <table:table-cell table:style-name="Tabela19.A12" office:value-type="string">
            <text:p text:style-name="P53">Fluxo Principal</text:p>
          </table:table-cell>
          <table:table-cell table:style-name="Tabela19.B12" office:value-type="string">
            <text:list xml:id="list7550070758879941362" text:style-name="L7">
              <text:list-item>
                <text:p text:style-name="P123">Se deve preencher os campos obrigatórios (espécie, sexo,idade,peso foto, descrição)</text:p>
              </text:list-item>
              <text:list-item>
                <text:p text:style-name="P123">Clicar no botão cadastrar</text:p>
              </text:list-item>
            </text:list>
          </table:table-cell>
        </table:table-row>
        <table:table-row table:style-name="Tabela19.11">
          <table:table-cell table:style-name="Tabela19.A13" office:value-type="string">
            <text:p text:style-name="P53">Fluxo Secundário</text:p>
          </table:table-cell>
          <table:table-cell table:style-name="Tabela19.B13" office:value-type="string">
            <text:list xml:id="list4252097296716594400" text:style-name="L8">
              <text:list-item>
                <text:p text:style-name="P124">Clicar no botão limpar, para limpar os campos.</text:p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table:number-columns-spanned="2" office:value-type="string">
            <text:p text:style-name="Pré-formatação_20_HTML"><text:span text:style-name="Fonte_20_parág._20_padrão"><text:span text:style-name="T11">RF-03 Visualização de usuários</text:span></text:span></text:p>
            <text:p text:style-name="Standard"/>
          </table:table-cell>
          <table:covered-table-cell/>
        </table:table-row>
        <table:table-row table:style-name="Tabela20.1">
          <table:table-cell table:style-name="Tabela20.A2" office:value-type="string">
            <text:p text:style-name="P52">Nome:</text:p>
          </table:table-cell>
          <table:table-cell table:style-name="Tabela20.B2" office:value-type="string">
            <text:p text:style-name="P61"><text:span text:style-name="Fonte_20_parág._20_padrão"><text:span text:style-name="T11">Visualização de usuários</text:span></text:span></text:p>
          </table:table-cell>
        </table:table-row>
        <table:table-row table:style-name="Tabela20.3">
          <table:table-cell table:style-name="Tabela20.A3" office:value-type="string">
            <text:p text:style-name="P52">Descrição:</text:p>
          </table:table-cell>
          <table:table-cell table:style-name="Tabela20.B3" office:value-type="string">
            <text:p text:style-name="P37">Exibe uma lista com todos os usuários</text:p>
          </table:table-cell>
        </table:table-row>
        <table:table-row table:style-name="Tabela20.1">
          <table:table-cell table:style-name="Tabela20.A4" office:value-type="string">
            <text:p text:style-name="P52">Atores:</text:p>
          </table:table-cell>
          <table:table-cell table:style-name="Tabela20.B4" office:value-type="string">
            <text:p text:style-name="P38">Administrador</text:p>
          </table:table-cell>
        </table:table-row>
        <table:table-row table:style-name="Tabela20.1">
          <table:table-cell table:style-name="Tabela20.A5" office:value-type="string">
            <text:p text:style-name="P52">Prioridade:</text:p>
          </table:table-cell>
          <table:table-cell table:style-name="Tabela20.B5" office:value-type="string">
            <text:p text:style-name="P38">Essencial</text:p>
          </table:table-cell>
        </table:table-row>
        <table:table-row table:style-name="Tabela20.6">
          <table:table-cell table:style-name="Tabela20.A6" office:value-type="string">
            <text:p text:style-name="P52">Requisitos Associados</text:p>
          </table:table-cell>
          <table:table-cell table:style-name="Tabela20.B6" office:value-type="string">
            <text:list xml:id="list4383090576530205238" text:style-name="L9">
              <text:list-item>
                <text:p text:style-name="P125">Nenhum</text:p>
              </text:list-item>
            </text:list>
          </table:table-cell>
        </table:table-row>
        <table:table-row table:style-name="Tabela20.7">
          <table:table-cell table:style-name="Tabela20.A7" office:value-type="string">
            <text:p text:style-name="P52">Entradas</text:p>
          </table:table-cell>
          <table:table-cell table:style-name="Tabela20.B7" office:value-type="string">
            <text:list xml:id="list122903354225902" text:style-name="WW8Num3">
              <text:list-item>
                <text:p text:style-name="P114">Nome de usuário</text:p>
              </text:list-item>
            </text:list>
          </table:table-cell>
        </table:table-row>
        <table:table-row table:style-name="Tabela20.8">
          <table:table-cell table:style-name="Tabela20.A8" office:value-type="string">
            <text:p text:style-name="P52">Saídas</text:p>
          </table:table-cell>
          <table:table-cell table:style-name="Tabela20.B8" office:value-type="string">
            <text:list xml:id="list150100896367589" text:continue-numbering="true" text:style-name="WW8Num3">
              <text:list-item>
                <text:p text:style-name="P114">Nenhuma</text:p>
              </text:list-item>
            </text:list>
          </table:table-cell>
        </table:table-row>
        <table:table-row table:style-name="Tabela20.8">
          <table:table-cell table:style-name="Tabela20.A9" office:value-type="string">
            <text:p text:style-name="P52">Pré-Condições</text:p>
          </table:table-cell>
          <table:table-cell table:style-name="Tabela20.B9" office:value-type="string">
            <text:list xml:id="list1299750505645144377" text:style-name="L10">
              <text:list-item>
                <text:p text:style-name="P126">O Administrador deve ter realizado o acesso ao sistema</text:p>
              </text:list-item>
            </text:list>
          </table:table-cell>
        </table:table-row>
        <table:table-row table:style-name="Tabela20.8">
          <table:table-cell table:style-name="Tabela20.A10" office:value-type="string">
            <text:p text:style-name="P52">Pós-Condições</text:p>
          </table:table-cell>
          <table:table-cell table:style-name="Tabela20.B10" office:value-type="string">
            <text:list xml:id="list1602148428023307068" text:style-name="L11">
              <text:list-item>
                <text:p text:style-name="P127">Nenhuma</text:p>
              </text:list-item>
            </text:list>
          </table:table-cell>
        </table:table-row>
        <table:table-row table:style-name="Tabela20.11">
          <table:table-cell table:style-name="Tabela20.A11" table:number-columns-spanned="2" office:value-type="string">
            <text:p text:style-name="P54">Fluxos de eventos</text:p>
          </table:table-cell>
          <table:covered-table-cell/>
        </table:table-row>
        <table:table-row table:style-name="Tabela20.12">
          <table:table-cell table:style-name="Tabela20.A12" office:value-type="string">
            <text:p text:style-name="P53">Fluxo Principal</text:p>
          </table:table-cell>
          <table:table-cell table:style-name="Tabela20.B12" office:value-type="string">
            <text:list xml:id="list1508842484483414529" text:style-name="L12">
              <text:list-item>
                <text:p text:style-name="P128">Ao clicar no botão: exibir usuários, no menu principal, já é mostrada a lista completa.</text:p>
              </text:list-item>
            </text:list>
          </table:table-cell>
        </table:table-row>
        <table:table-row table:style-name="Tabela20.11">
          <table:table-cell table:style-name="Tabela20.A13" office:value-type="string">
            <text:p text:style-name="P53">Fluxo Secundário</text:p>
          </table:table-cell>
          <table:table-cell table:style-name="Tabela20.B13" office:value-type="string">
            <text:list xml:id="list6176848043975125367" text:style-name="L13">
              <text:list-item>
                <text:p text:style-name="P129">Digitar o nome de usuário no campo de pesquisa (opcional)</text:p>
              </text:list-item>
              <text:list-item>
                <text:p text:style-name="P129">Clicar em buscar</text:p>
              </text:list-item>
            </text:list>
          </table:table-cell>
        </table:table-row>
      </table:table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table:number-columns-spanned="2" office:value-type="string">
            <text:p text:style-name="Pré-formatação_20_HTML"><text:span text:style-name="Fonte_20_parág._20_padrão"><text:span text:style-name="T11">RF-04 Visualização de animais</text:span></text:span></text:p>
            <text:p text:style-name="Standard"/>
          </table:table-cell>
          <table:covered-table-cell/>
        </table:table-row>
        <table:table-row table:style-name="Tabela21.1">
          <table:table-cell table:style-name="Tabela21.A2" office:value-type="string">
            <text:p text:style-name="P52">Nome:</text:p>
          </table:table-cell>
          <table:table-cell table:style-name="Tabela21.B2" office:value-type="string">
            <text:p text:style-name="P61"><text:span text:style-name="Fonte_20_parág._20_padrão"><text:span text:style-name="T11">Visualização de animais</text:span></text:span></text:p>
          </table:table-cell>
        </table:table-row>
        <table:table-row table:style-name="Tabela21.3">
          <table:table-cell table:style-name="Tabela21.A3" office:value-type="string">
            <text:p text:style-name="P52">Descrição:</text:p>
          </table:table-cell>
          <table:table-cell table:style-name="Tabela21.B3" office:value-type="string">
            <text:p text:style-name="P37">Exibe uma listagem de todos os animais</text:p>
          </table:table-cell>
        </table:table-row>
        <table:table-row table:style-name="Tabela21.1">
          <table:table-cell table:style-name="Tabela21.A4" office:value-type="string">
            <text:p text:style-name="P52">Atores:</text:p>
          </table:table-cell>
          <table:table-cell table:style-name="Tabela21.B4" office:value-type="string">
            <text:p text:style-name="P38">Usuário comum, Administrador</text:p>
          </table:table-cell>
        </table:table-row>
        <table:table-row table:style-name="Tabela21.1">
          <table:table-cell table:style-name="Tabela21.A5" office:value-type="string">
            <text:p text:style-name="P52">Prioridade:</text:p>
          </table:table-cell>
          <table:table-cell table:style-name="Tabela21.B5" office:value-type="string">
            <text:p text:style-name="P38">Essencial</text:p>
          </table:table-cell>
        </table:table-row>
        <table:table-row table:style-name="Tabela21.6">
          <table:table-cell table:style-name="Tabela21.A6" office:value-type="string">
            <text:p text:style-name="P52">Requisitos Associados</text:p>
          </table:table-cell>
          <table:table-cell table:style-name="Tabela21.B6" office:value-type="string">
            <text:list xml:id="list5587474403685653177" text:style-name="L14">
              <text:list-item>
                <text:p text:style-name="P130">Nenhum</text:p>
              </text:list-item>
            </text:list>
          </table:table-cell>
        </table:table-row>
        <text:soft-page-break/>
        <table:table-row table:style-name="Tabela21.7">
          <table:table-cell table:style-name="Tabela21.A7" office:value-type="string">
            <text:p text:style-name="P52">Entradas</text:p>
          </table:table-cell>
          <table:table-cell table:style-name="Tabela21.B7" office:value-type="string">
            <text:list xml:id="list122901894836554" text:style-name="WW8Num3">
              <text:list-item>
                <text:p text:style-name="P114">Nome (opcional)</text:p>
              </text:list-item>
              <text:list-item>
                <text:p text:style-name="P114">Espécie/Raça</text:p>
              </text:list-item>
            </text:list>
          </table:table-cell>
        </table:table-row>
        <table:table-row table:style-name="Tabela21.8">
          <table:table-cell table:style-name="Tabela21.A8" office:value-type="string">
            <text:p text:style-name="P52">Saídas</text:p>
          </table:table-cell>
          <table:table-cell table:style-name="Tabela21.B8" office:value-type="string">
            <text:list xml:id="list150102312951231" text:continue-numbering="true" text:style-name="WW8Num3">
              <text:list-item>
                <text:p text:style-name="P114">Nenhuma</text:p>
              </text:list-item>
            </text:list>
          </table:table-cell>
        </table:table-row>
        <table:table-row table:style-name="Tabela21.8">
          <table:table-cell table:style-name="Tabela21.A9" office:value-type="string">
            <text:p text:style-name="P52">Pré-Condições</text:p>
          </table:table-cell>
          <table:table-cell table:style-name="Tabela21.B9" office:value-type="string">
            <text:list xml:id="list4804941053015840709" text:style-name="L15">
              <text:list-item>
                <text:p text:style-name="P131">Deve-se ter realizado cadastro de animais</text:p>
              </text:list-item>
            </text:list>
          </table:table-cell>
        </table:table-row>
        <table:table-row table:style-name="Tabela21.8">
          <table:table-cell table:style-name="Tabela21.A10" office:value-type="string">
            <text:p text:style-name="P52">Pós-Condições</text:p>
          </table:table-cell>
          <table:table-cell table:style-name="Tabela21.B10" office:value-type="string">
            <text:list xml:id="list5506952718177727177" text:style-name="L16">
              <text:list-item>
                <text:p text:style-name="P132">Nenhuma</text:p>
              </text:list-item>
            </text:list>
          </table:table-cell>
        </table:table-row>
        <table:table-row table:style-name="Tabela21.11">
          <table:table-cell table:style-name="Tabela21.A11" table:number-columns-spanned="2" office:value-type="string">
            <text:p text:style-name="P54">Fluxos de eventos</text:p>
          </table:table-cell>
          <table:covered-table-cell/>
        </table:table-row>
        <table:table-row table:style-name="Tabela21.12">
          <table:table-cell table:style-name="Tabela21.A12" office:value-type="string">
            <text:p text:style-name="P53">Fluxo Principal</text:p>
          </table:table-cell>
          <table:table-cell table:style-name="Tabela21.B12" office:value-type="string">
            <text:list xml:id="list8623720283348291629" text:style-name="L17">
              <text:list-item>
                <text:p text:style-name="P133">Ao clicar no botão: exibir animais, no menu principal, já é mostrada a lista completa.</text:p>
              </text:list-item>
              <text:list-item>
                <text:p text:style-name="P133">Na versão cliente, a tela de exibir animais é a principal</text:p>
              </text:list-item>
            </text:list>
          </table:table-cell>
        </table:table-row>
        <table:table-row table:style-name="Tabela21.11">
          <table:table-cell table:style-name="Tabela21.A13" office:value-type="string">
            <text:p text:style-name="P53">Fluxo Secundário</text:p>
          </table:table-cell>
          <table:table-cell table:style-name="Tabela21.B13" office:value-type="string">
            <text:list xml:id="list3909773919758419622" text:style-name="L18">
              <text:list-item>
                <text:p text:style-name="P134">Digitar o nome do animal no campo de pesquisa (opcional)</text:p>
              </text:list-item>
              <text:list-item>
                <text:p text:style-name="P134">Filtrar animal pela espécie ou raça</text:p>
              </text:list-item>
            </text:list>
          </table:table-cell>
        </table:table-row>
      </table:table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table:number-columns-spanned="2" office:value-type="string">
            <text:p text:style-name="Pré-formatação_20_HTML"><text:span text:style-name="Fonte_20_parág._20_padrão"><text:span text:style-name="T11">RF-05 Pedido de Adoção</text:span></text:span></text:p>
            <text:p text:style-name="Standard"/>
          </table:table-cell>
          <table:covered-table-cell/>
        </table:table-row>
        <table:table-row table:style-name="Tabela22.1">
          <table:table-cell table:style-name="Tabela22.A2" office:value-type="string">
            <text:p text:style-name="P52">Nome:</text:p>
          </table:table-cell>
          <table:table-cell table:style-name="Tabela22.B2" office:value-type="string">
            <text:p text:style-name="P61"><text:span text:style-name="Fonte_20_parág._20_padrão"><text:span text:style-name="T11">Pedido de Adoção</text:span></text:span></text:p>
          </table:table-cell>
        </table:table-row>
        <table:table-row table:style-name="Tabela22.3">
          <table:table-cell table:style-name="Tabela22.A3" office:value-type="string">
            <text:p text:style-name="P52">Descrição:</text:p>
          </table:table-cell>
          <table:table-cell table:style-name="Tabela22.B3" office:value-type="string">
            <text:p text:style-name="P37">É realizado o pedido de adoção do animal</text:p>
          </table:table-cell>
        </table:table-row>
        <table:table-row table:style-name="Tabela22.1">
          <table:table-cell table:style-name="Tabela22.A4" office:value-type="string">
            <text:p text:style-name="P52">Atores:</text:p>
          </table:table-cell>
          <table:table-cell table:style-name="Tabela22.B4" office:value-type="string">
            <text:p text:style-name="P38">Usuário comum</text:p>
          </table:table-cell>
        </table:table-row>
        <table:table-row table:style-name="Tabela22.1">
          <table:table-cell table:style-name="Tabela22.A5" office:value-type="string">
            <text:p text:style-name="P52">Prioridade:</text:p>
          </table:table-cell>
          <table:table-cell table:style-name="Tabela22.B5" office:value-type="string">
            <text:p text:style-name="P38">Essencial</text:p>
          </table:table-cell>
        </table:table-row>
        <table:table-row table:style-name="Tabela22.6">
          <table:table-cell table:style-name="Tabela22.A6" office:value-type="string">
            <text:p text:style-name="P52">Requisitos Associados</text:p>
          </table:table-cell>
          <table:table-cell table:style-name="Tabela22.B6" office:value-type="string">
            <text:list xml:id="list6870338588000960560" text:style-name="L19">
              <text:list-item>
                <text:p text:style-name="P135">RF-04</text:p>
              </text:list-item>
            </text:list>
          </table:table-cell>
        </table:table-row>
        <table:table-row table:style-name="Tabela22.7">
          <table:table-cell table:style-name="Tabela22.A7" office:value-type="string">
            <text:p text:style-name="P52">Entradas</text:p>
          </table:table-cell>
          <table:table-cell table:style-name="Tabela22.B7" office:value-type="string">
            <text:list xml:id="list122903333382186" text:style-name="WW8Num3">
              <text:list-item>
                <text:p text:style-name="P114">Nome completo</text:p>
              </text:list-item>
              <text:list-item>
                <text:p text:style-name="P114">Número de Identidade/CPF</text:p>
              </text:list-item>
              <text:list-item>
                <text:p text:style-name="P114">Endereço</text:p>
              </text:list-item>
              <text:list-item>
                <text:p text:style-name="P114">Motivo/Argumentação para adoção</text:p>
              </text:list-item>
              <text:list-item>
                <text:p text:style-name="P114">Telefone</text:p>
              </text:list-item>
            </text:list>
          </table:table-cell>
        </table:table-row>
        <text:soft-page-break/>
        <table:table-row table:style-name="Tabela22.8">
          <table:table-cell table:style-name="Tabela22.A8" office:value-type="string">
            <text:p text:style-name="P52">Saídas</text:p>
          </table:table-cell>
          <table:table-cell table:style-name="Tabela22.B8" office:value-type="string">
            <text:list xml:id="list150102091685559" text:continue-numbering="true" text:style-name="WW8Num3">
              <text:list-item>
                <text:p text:style-name="P114">Nenhuma</text:p>
              </text:list-item>
            </text:list>
          </table:table-cell>
        </table:table-row>
        <table:table-row table:style-name="Tabela22.8">
          <table:table-cell table:style-name="Tabela22.A9" office:value-type="string">
            <text:p text:style-name="P52">Pré-Condições</text:p>
          </table:table-cell>
          <table:table-cell table:style-name="Tabela22.B9" office:value-type="string">
            <text:list xml:id="list6690334983531036195" text:style-name="L20">
              <text:list-item>
                <text:p text:style-name="P136">O animal deve estar disponível para adoção</text:p>
              </text:list-item>
            </text:list>
          </table:table-cell>
        </table:table-row>
        <table:table-row table:style-name="Tabela22.8">
          <table:table-cell table:style-name="Tabela22.A10" office:value-type="string">
            <text:p text:style-name="P52">Pós-Condições</text:p>
          </table:table-cell>
          <table:table-cell table:style-name="Tabela22.B10" office:value-type="string">
            <text:list xml:id="list1751415484693701559" text:style-name="L21">
              <text:list-item>
                <text:p text:style-name="P137">O pedido de adoção é enviado para a análise</text:p>
              </text:list-item>
            </text:list>
          </table:table-cell>
        </table:table-row>
        <table:table-row table:style-name="Tabela22.11">
          <table:table-cell table:style-name="Tabela22.A11" table:number-columns-spanned="2" office:value-type="string">
            <text:p text:style-name="P54">Fluxos de eventos</text:p>
          </table:table-cell>
          <table:covered-table-cell/>
        </table:table-row>
        <table:table-row table:style-name="Tabela22.12">
          <table:table-cell table:style-name="Tabela22.A12" office:value-type="string">
            <text:p text:style-name="P53">Fluxo Principal</text:p>
          </table:table-cell>
          <table:table-cell table:style-name="Tabela22.B12" office:value-type="string">
            <text:list xml:id="list9195813462316261711" text:style-name="L22">
              <text:list-item>
                <text:p text:style-name="P138">Clicar no botão adotar, próximo as informações do animal</text:p>
              </text:list-item>
              <text:list-item>
                <text:p text:style-name="P138">Preencher os campos de entradas</text:p>
              </text:list-item>
              <text:list-item>
                <text:p text:style-name="P138">Clicar em enviar para avaliação</text:p>
              </text:list-item>
            </text:list>
          </table:table-cell>
        </table:table-row>
        <table:table-row table:style-name="Tabela22.11">
          <table:table-cell table:style-name="Tabela22.A13" office:value-type="string">
            <text:p text:style-name="P53">Fluxo Secundário</text:p>
          </table:table-cell>
          <table:table-cell table:style-name="Tabela22.B13" office:value-type="string">
            <text:list xml:id="list3396824510628326270" text:style-name="L23">
              <text:list-item>
                <text:p text:style-name="P139">Botão limpar campos</text:p>
              </text:list-item>
            </text:list>
          </table:table-cell>
        </table:table-row>
      </table:table>
      <text:p text:style-name="Standard"/>
      <text:p text:style-name="Standard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table:number-columns-spanned="2" office:value-type="string">
            <text:p text:style-name="Pré-formatação_20_HTML"><text:span text:style-name="Fonte_20_parág._20_padrão"><text:span text:style-name="T11">RF-06 Formulário de contato</text:span></text:span></text:p>
            <text:p text:style-name="Standard"/>
          </table:table-cell>
          <table:covered-table-cell/>
        </table:table-row>
        <table:table-row table:style-name="Tabela23.1">
          <table:table-cell table:style-name="Tabela23.A2" office:value-type="string">
            <text:p text:style-name="P52">Nome:</text:p>
          </table:table-cell>
          <table:table-cell table:style-name="Tabela23.B2" office:value-type="string">
            <text:p text:style-name="P61"><text:span text:style-name="Fonte_20_parág._20_padrão"><text:span text:style-name="T11">Formulário de contato</text:span></text:span></text:p>
          </table:table-cell>
        </table:table-row>
        <table:table-row table:style-name="Tabela23.3">
          <table:table-cell table:style-name="Tabela23.A3" office:value-type="string">
            <text:p text:style-name="P52">Descrição:</text:p>
          </table:table-cell>
          <table:table-cell table:style-name="Tabela23.B3" office:value-type="string">
            <text:p text:style-name="P37">Formulário para contato direto com os administradores</text:p>
          </table:table-cell>
        </table:table-row>
        <table:table-row table:style-name="Tabela23.1">
          <table:table-cell table:style-name="Tabela23.A4" office:value-type="string">
            <text:p text:style-name="P52">Atores:</text:p>
          </table:table-cell>
          <table:table-cell table:style-name="Tabela23.B4" office:value-type="string">
            <text:p text:style-name="P38">Usuário comum</text:p>
          </table:table-cell>
        </table:table-row>
        <table:table-row table:style-name="Tabela23.1">
          <table:table-cell table:style-name="Tabela23.A5" office:value-type="string">
            <text:p text:style-name="P52">Prioridade:</text:p>
          </table:table-cell>
          <table:table-cell table:style-name="Tabela23.B5" office:value-type="string">
            <text:p text:style-name="P38">Essencial</text:p>
          </table:table-cell>
        </table:table-row>
        <table:table-row table:style-name="Tabela23.6">
          <table:table-cell table:style-name="Tabela23.A6" office:value-type="string">
            <text:p text:style-name="P52">Requisitos Associados</text:p>
          </table:table-cell>
          <table:table-cell table:style-name="Tabela23.B6" office:value-type="string">
            <text:list xml:id="list5721524536652971990" text:style-name="L24">
              <text:list-item>
                <text:p text:style-name="P140">Nenhum</text:p>
              </text:list-item>
            </text:list>
          </table:table-cell>
        </table:table-row>
        <table:table-row table:style-name="Tabela23.7">
          <table:table-cell table:style-name="Tabela23.A7" office:value-type="string">
            <text:p text:style-name="P52">Entradas</text:p>
          </table:table-cell>
          <table:table-cell table:style-name="Tabela23.B7" office:value-type="string">
            <text:list xml:id="list122902258701126" text:style-name="WW8Num3">
              <text:list-item>
                <text:p text:style-name="P114">Nome</text:p>
              </text:list-item>
              <text:list-item>
                <text:p text:style-name="P114">Email</text:p>
              </text:list-item>
              <text:list-item>
                <text:p text:style-name="P114">Mensagem</text:p>
              </text:list-item>
            </text:list>
          </table:table-cell>
        </table:table-row>
        <table:table-row table:style-name="Tabela23.8">
          <table:table-cell table:style-name="Tabela23.A8" office:value-type="string">
            <text:p text:style-name="P52">Saídas</text:p>
          </table:table-cell>
          <table:table-cell table:style-name="Tabela23.B8" office:value-type="string">
            <text:list xml:id="list150102254104256" text:continue-numbering="true" text:style-name="WW8Num3">
              <text:list-item>
                <text:p text:style-name="P114">Nenhuma</text:p>
              </text:list-item>
            </text:list>
          </table:table-cell>
        </table:table-row>
        <table:table-row table:style-name="Tabela23.8">
          <table:table-cell table:style-name="Tabela23.A9" office:value-type="string">
            <text:p text:style-name="P52">Pré-Condições</text:p>
          </table:table-cell>
          <table:table-cell table:style-name="Tabela23.B9" office:value-type="string">
            <text:list xml:id="list6400410891304303949" text:style-name="L25">
              <text:list-item>
                <text:p text:style-name="P142">Nenhuma</text:p>
              </text:list-item>
            </text:list>
          </table:table-cell>
        </table:table-row>
        <text:soft-page-break/>
        <table:table-row table:style-name="Tabela23.8">
          <table:table-cell table:style-name="Tabela23.A10" office:value-type="string">
            <text:p text:style-name="P52">Pós-Condições</text:p>
          </table:table-cell>
          <table:table-cell table:style-name="Tabela23.B10" office:value-type="string">
            <text:list xml:id="list203894876279702529" text:style-name="L26">
              <text:list-item>
                <text:p text:style-name="P143">Contato enviado</text:p>
              </text:list-item>
            </text:list>
          </table:table-cell>
        </table:table-row>
        <table:table-row table:style-name="Tabela23.11">
          <table:table-cell table:style-name="Tabela23.A11" table:number-columns-spanned="2" office:value-type="string">
            <text:p text:style-name="P54">Fluxos de eventos</text:p>
          </table:table-cell>
          <table:covered-table-cell/>
        </table:table-row>
        <table:table-row table:style-name="Tabela23.12">
          <table:table-cell table:style-name="Tabela23.A12" office:value-type="string">
            <text:p text:style-name="P53">Fluxo Principal</text:p>
          </table:table-cell>
          <table:table-cell table:style-name="Tabela23.B12" office:value-type="string">
            <text:list xml:id="list4247890331983896043" text:style-name="L27">
              <text:list-item>
                <text:p text:style-name="P144">Se deve clicar no ícone de mensagem, que ficará no topo da tela</text:p>
              </text:list-item>
              <text:list-item>
                <text:p text:style-name="P144">Preencher os campos</text:p>
              </text:list-item>
              <text:list-item>
                <text:p text:style-name="P144">Clicar em enviar</text:p>
              </text:list-item>
            </text:list>
          </table:table-cell>
        </table:table-row>
        <table:table-row table:style-name="Tabela23.11">
          <table:table-cell table:style-name="Tabela23.A13" office:value-type="string">
            <text:p text:style-name="P53">Fluxo Secundário</text:p>
          </table:table-cell>
          <table:table-cell table:style-name="Tabela23.B13" office:value-type="string">
            <text:list xml:id="list8455864146684648710" text:style-name="L28">
              <text:list-item>
                <text:p text:style-name="P145">Botão limpar campos</text:p>
              </text:list-item>
            </text:list>
          </table:table-cell>
        </table:table-row>
      </table:table>
      <text:p text:style-name="P27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table:number-columns-spanned="2" office:value-type="string">
            <text:p text:style-name="P67"><text:span text:style-name="Fonte_20_parág._20_padrão"><text:span text:style-name="T11">RF-0</text:span></text:span><text:span text:style-name="Fonte_20_parág._20_padrão"><text:span text:style-name="T12">7</text:span></text:span><text:span text:style-name="Fonte_20_parág._20_padrão"><text:span text:style-name="T11"> </text:span></text:span><text:span text:style-name="Fonte_20_parág._20_padrão"><text:span text:style-name="T12">Recuperação de Senha</text:span></text:span></text:p>
            <text:p text:style-name="P111"/>
          </table:table-cell>
          <table:covered-table-cell/>
        </table:table-row>
        <table:table-row table:style-name="Tabela24.1">
          <table:table-cell table:style-name="Tabela24.A2" office:value-type="string">
            <text:p text:style-name="P57">Nome:</text:p>
          </table:table-cell>
          <table:table-cell table:style-name="Tabela24.B2" office:value-type="string">
            <text:p text:style-name="P62"><text:span text:style-name="Fonte_20_parág._20_padrão"><text:span text:style-name="T13">Recuperação de Senha</text:span></text:span></text:p>
          </table:table-cell>
        </table:table-row>
        <table:table-row table:style-name="Tabela24.3">
          <table:table-cell table:style-name="Tabela24.A3" office:value-type="string">
            <text:p text:style-name="P57">Descrição:</text:p>
          </table:table-cell>
          <table:table-cell table:style-name="Tabela24.B3" office:value-type="string">
            <text:p text:style-name="P40">Mecanismo de recuperação de senha do administrador</text:p>
          </table:table-cell>
        </table:table-row>
        <table:table-row table:style-name="Tabela24.1">
          <table:table-cell table:style-name="Tabela24.A4" office:value-type="string">
            <text:p text:style-name="P57">Atores:</text:p>
          </table:table-cell>
          <table:table-cell table:style-name="Tabela24.B4" office:value-type="string">
            <text:p text:style-name="P41">Administrador</text:p>
          </table:table-cell>
        </table:table-row>
        <table:table-row table:style-name="Tabela24.1">
          <table:table-cell table:style-name="Tabela24.A5" office:value-type="string">
            <text:p text:style-name="P57">Prioridade:</text:p>
          </table:table-cell>
          <table:table-cell table:style-name="Tabela24.B5" office:value-type="string">
            <text:p text:style-name="P39">Essencial</text:p>
          </table:table-cell>
        </table:table-row>
        <table:table-row table:style-name="Tabela24.6">
          <table:table-cell table:style-name="Tabela24.A6" office:value-type="string">
            <text:p text:style-name="P57">Requisitos Associados</text:p>
          </table:table-cell>
          <table:table-cell table:style-name="Tabela24.B6" office:value-type="string">
            <text:list xml:id="list150101551925799" text:continue-list="list5721524536652971990" text:style-name="L24">
              <text:list-item>
                <text:p text:style-name="P146">RF-08</text:p>
              </text:list-item>
            </text:list>
          </table:table-cell>
        </table:table-row>
        <table:table-row table:style-name="Tabela24.7">
          <table:table-cell table:style-name="Tabela24.A7" office:value-type="string">
            <text:p text:style-name="P57">Entradas</text:p>
          </table:table-cell>
          <table:table-cell table:style-name="Tabela24.B7" office:value-type="string">
            <text:list xml:id="list150101326903610" text:continue-list="list150102254104256" text:style-name="WW8Num3">
              <text:list-item>
                <text:p text:style-name="P147">CPF</text:p>
              </text:list-item>
            </text:list>
          </table:table-cell>
        </table:table-row>
        <table:table-row table:style-name="Tabela24.8">
          <table:table-cell table:style-name="Tabela24.A8" office:value-type="string">
            <text:p text:style-name="P57">Saídas</text:p>
          </table:table-cell>
          <table:table-cell table:style-name="Tabela24.B8" office:value-type="string">
            <text:list xml:id="list150101862187101" text:continue-numbering="true" text:style-name="WW8Num3">
              <text:list-item>
                <text:p text:style-name="P115">Nenhuma</text:p>
              </text:list-item>
            </text:list>
          </table:table-cell>
        </table:table-row>
        <table:table-row table:style-name="Tabela24.8">
          <table:table-cell table:style-name="Tabela24.A9" office:value-type="string">
            <text:p text:style-name="P57">Pré-Condições</text:p>
          </table:table-cell>
          <table:table-cell table:style-name="Tabela24.B9" office:value-type="string">
            <text:list xml:id="list8826568054099818182" text:style-name="L29">
              <text:list-item>
                <text:p text:style-name="P148">O administrador deve estar cadastrado</text:p>
              </text:list-item>
            </text:list>
          </table:table-cell>
        </table:table-row>
        <table:table-row table:style-name="Tabela24.8">
          <table:table-cell table:style-name="Tabela24.A10" office:value-type="string">
            <text:p text:style-name="P57">Pós-Condições</text:p>
          </table:table-cell>
          <table:table-cell table:style-name="Tabela24.B10" office:value-type="string">
            <text:list xml:id="list2948281906687614727" text:style-name="L30">
              <text:list-item>
                <text:p text:style-name="P149">Senha redefinida</text:p>
              </text:list-item>
            </text:list>
          </table:table-cell>
        </table:table-row>
        <table:table-row table:style-name="Tabela24.11">
          <table:table-cell table:style-name="Tabela24.A11" table:number-columns-spanned="2" office:value-type="string">
            <text:p text:style-name="P56">Fluxos de eventos</text:p>
          </table:table-cell>
          <table:covered-table-cell/>
        </table:table-row>
        <text:soft-page-break/>
        <table:table-row table:style-name="Tabela24.12">
          <table:table-cell table:style-name="Tabela24.A12" office:value-type="string">
            <text:p text:style-name="P55">Fluxo Principal</text:p>
          </table:table-cell>
          <table:table-cell table:style-name="Tabela24.B12" office:value-type="string">
            <text:list xml:id="list7343992478239871262" text:style-name="L31">
              <text:list-item>
                <text:p text:style-name="P152">Se deve clicar <text:span text:style-name="T20">em Esqueceu sua senha</text:span></text:p>
              </text:list-item>
              <text:list-item>
                <text:p text:style-name="P150">Digitar o CPF</text:p>
              </text:list-item>
              <text:list-item>
                <text:p text:style-name="P152">Clicar em enviar</text:p>
              </text:list-item>
              <text:list-item>
                <text:p text:style-name="P150">Clicar em Ok</text:p>
              </text:list-item>
              <text:list-item>
                <text:p text:style-name="P150">Clicar em Editar</text:p>
              </text:list-item>
              <text:list-item>
                <text:p text:style-name="P150">Editar o campo de usuário ou senha</text:p>
              </text:list-item>
            </text:list>
          </table:table-cell>
        </table:table-row>
        <table:table-row table:style-name="Tabela24.11">
          <table:table-cell table:style-name="Tabela24.A13" office:value-type="string">
            <text:p text:style-name="P55">Fluxo Secundário</text:p>
          </table:table-cell>
          <table:table-cell table:style-name="Tabela24.B13" office:value-type="string">
            <text:list xml:id="list1754423191914550258" text:style-name="L32">
              <text:list-item>
                <text:p text:style-name="P151">Nenhum</text:p>
              </text:list-item>
            </text:list>
          </table:table-cell>
        </table:table-row>
      </table:table>
      <text:p text:style-name="P27"/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table:number-columns-spanned="2" office:value-type="string">
            <text:p text:style-name="P67"><text:span text:style-name="Fonte_20_parág._20_padrão"><text:span text:style-name="T11">RF-0</text:span></text:span><text:span text:style-name="Fonte_20_parág._20_padrão"><text:span text:style-name="T14">8</text:span></text:span><text:span text:style-name="Fonte_20_parág._20_padrão"><text:span text:style-name="T11"> </text:span></text:span><text:span text:style-name="Fonte_20_parág._20_padrão"><text:span text:style-name="T14">Login do Administrador</text:span></text:span></text:p>
            <text:p text:style-name="P111"/>
          </table:table-cell>
          <table:covered-table-cell/>
        </table:table-row>
        <table:table-row table:style-name="Tabela25.1">
          <table:table-cell table:style-name="Tabela25.A2" office:value-type="string">
            <text:p text:style-name="P57">Nome:</text:p>
          </table:table-cell>
          <table:table-cell table:style-name="Tabela25.B2" office:value-type="string">
            <text:p text:style-name="P63"><text:span text:style-name="Fonte_20_parág._20_padrão"><text:span text:style-name="T14">Login do Administrador</text:span></text:span></text:p>
          </table:table-cell>
        </table:table-row>
        <table:table-row table:style-name="Tabela25.3">
          <table:table-cell table:style-name="Tabela25.A3" office:value-type="string">
            <text:p text:style-name="P57">Descrição:</text:p>
          </table:table-cell>
          <table:table-cell table:style-name="Tabela25.B3" office:value-type="string">
            <text:p text:style-name="P42">Função para login do administrador, para que possa administrar o sistema</text:p>
          </table:table-cell>
        </table:table-row>
        <table:table-row table:style-name="Tabela25.1">
          <table:table-cell table:style-name="Tabela25.A4" office:value-type="string">
            <text:p text:style-name="P57">Atores:</text:p>
          </table:table-cell>
          <table:table-cell table:style-name="Tabela25.B4" office:value-type="string">
            <text:p text:style-name="P43">Administrador</text:p>
          </table:table-cell>
        </table:table-row>
        <table:table-row table:style-name="Tabela25.1">
          <table:table-cell table:style-name="Tabela25.A5" office:value-type="string">
            <text:p text:style-name="P57">Prioridade:</text:p>
          </table:table-cell>
          <table:table-cell table:style-name="Tabela25.B5" office:value-type="string">
            <text:p text:style-name="P39">Essencial</text:p>
          </table:table-cell>
        </table:table-row>
        <table:table-row table:style-name="Tabela25.6">
          <table:table-cell table:style-name="Tabela25.A6" office:value-type="string">
            <text:p text:style-name="P57">Requisitos Associados</text:p>
          </table:table-cell>
          <table:table-cell table:style-name="Tabela25.B6" office:value-type="string">
            <text:list xml:id="list150102171167663" text:continue-list="list150101551925799" text:style-name="L24">
              <text:list-item>
                <text:p text:style-name="P153">RF-07</text:p>
              </text:list-item>
            </text:list>
          </table:table-cell>
        </table:table-row>
        <table:table-row table:style-name="Tabela25.7">
          <table:table-cell table:style-name="Tabela25.A7" office:value-type="string">
            <text:p text:style-name="P57">Entradas</text:p>
          </table:table-cell>
          <table:table-cell table:style-name="Tabela25.B7" office:value-type="string">
            <text:list xml:id="list150101368542882" text:continue-list="list150101862187101" text:style-name="WW8Num3">
              <text:list-item>
                <text:p text:style-name="P154">Login</text:p>
              </text:list-item>
              <text:list-item>
                <text:p text:style-name="P154">Senha</text:p>
              </text:list-item>
            </text:list>
          </table:table-cell>
        </table:table-row>
        <table:table-row table:style-name="Tabela25.8">
          <table:table-cell table:style-name="Tabela25.A8" office:value-type="string">
            <text:p text:style-name="P57">Saídas</text:p>
          </table:table-cell>
          <table:table-cell table:style-name="Tabela25.B8" office:value-type="string">
            <text:list xml:id="list150100415659525" text:continue-numbering="true" text:style-name="WW8Num3">
              <text:list-item>
                <text:p text:style-name="P115">Nenhuma</text:p>
              </text:list-item>
            </text:list>
          </table:table-cell>
        </table:table-row>
        <table:table-row table:style-name="Tabela25.8">
          <table:table-cell table:style-name="Tabela25.A9" office:value-type="string">
            <text:p text:style-name="P57">Pré-Condições</text:p>
          </table:table-cell>
          <table:table-cell table:style-name="Tabela25.B9" office:value-type="string">
            <text:list xml:id="list6951793074920074789" text:style-name="L33">
              <text:list-item>
                <text:p text:style-name="P155">O administrador deve estar cadastrado</text:p>
              </text:list-item>
            </text:list>
          </table:table-cell>
        </table:table-row>
        <table:table-row table:style-name="Tabela25.8">
          <table:table-cell table:style-name="Tabela25.A10" office:value-type="string">
            <text:p text:style-name="P57">Pós-Condições</text:p>
          </table:table-cell>
          <table:table-cell table:style-name="Tabela25.B10" office:value-type="string">
            <text:list xml:id="list6621978765226733903" text:style-name="L34">
              <text:list-item>
                <text:p text:style-name="P156">O login é feito</text:p>
              </text:list-item>
            </text:list>
          </table:table-cell>
        </table:table-row>
        <table:table-row table:style-name="Tabela25.11">
          <table:table-cell table:style-name="Tabela25.A11" table:number-columns-spanned="2" office:value-type="string">
            <text:p text:style-name="P56">Fluxos de eventos</text:p>
          </table:table-cell>
          <table:covered-table-cell/>
        </table:table-row>
        <table:table-row table:style-name="Tabela25.12">
          <table:table-cell table:style-name="Tabela25.A12" office:value-type="string">
            <text:p text:style-name="P55">Fluxo Principal</text:p>
          </table:table-cell>
          <table:table-cell table:style-name="Tabela25.B12" office:value-type="string">
            <text:list xml:id="list6153245500969711146" text:style-name="L35">
              <text:list-item>
                <text:p text:style-name="P157">Se deve preencher os campos de login e senha no menu principal</text:p>
              </text:list-item>
              <text:list-item>
                <text:p text:style-name="P157">Clicar em fazer login</text:p>
              </text:list-item>
            </text:list>
          </table:table-cell>
        </table:table-row>
        <table:table-row table:style-name="Tabela25.11">
          <table:table-cell table:style-name="Tabela25.A13" office:value-type="string">
            <text:p text:style-name="P55">Fluxo Secundário</text:p>
          </table:table-cell>
          <table:table-cell table:style-name="Tabela25.B13" office:value-type="string">
            <text:list xml:id="list5586611083193540123" text:style-name="L36">
              <text:list-item>
                <text:p text:style-name="P158">Nenhum</text:p>
              </text:list-item>
            </text:list>
          </table:table-cell>
        </table:table-row>
      </table:table>
      <text:p text:style-name="P27"/>
      <table:table table:name="Tabela26" table:style-name="Tabela26">
        <table:table-column table:style-name="Tabela26.A"/>
        <table:table-column table:style-name="Tabela26.B"/>
        <text:soft-page-break/>
        <table:table-row table:style-name="Tabela26.1">
          <table:table-cell table:style-name="Tabela26.A1" table:number-columns-spanned="2" office:value-type="string">
            <text:p text:style-name="P67"><text:span text:style-name="Fonte_20_parág._20_padrão"><text:span text:style-name="T11">RF-0</text:span></text:span><text:span text:style-name="Fonte_20_parág._20_padrão"><text:span text:style-name="T14">9</text:span></text:span><text:span text:style-name="Fonte_20_parág._20_padrão"><text:span text:style-name="T11"> </text:span></text:span><text:span text:style-name="Fonte_20_parág._20_padrão"><text:span text:style-name="T14">Visualização de Pedidos de Adoção</text:span></text:span></text:p>
            <text:p text:style-name="P111"/>
          </table:table-cell>
          <table:covered-table-cell/>
        </table:table-row>
        <table:table-row table:style-name="Tabela26.1">
          <table:table-cell table:style-name="Tabela26.A2" office:value-type="string">
            <text:p text:style-name="P57">Nome:</text:p>
          </table:table-cell>
          <table:table-cell table:style-name="Tabela26.B2" office:value-type="string">
            <text:p text:style-name="P63"><text:span text:style-name="Fonte_20_parág._20_padrão"><text:span text:style-name="T14">Visualização de Pedidos de Adoção</text:span></text:span></text:p>
          </table:table-cell>
        </table:table-row>
        <table:table-row table:style-name="Tabela26.3">
          <table:table-cell table:style-name="Tabela26.A3" office:value-type="string">
            <text:p text:style-name="P57">Descrição:</text:p>
          </table:table-cell>
          <table:table-cell table:style-name="Tabela26.B3" office:value-type="string">
            <text:p text:style-name="P42">Tela mostrando todos os pedidos de adoção realizados pelos usuários</text:p>
          </table:table-cell>
        </table:table-row>
        <table:table-row table:style-name="Tabela26.1">
          <table:table-cell table:style-name="Tabela26.A4" office:value-type="string">
            <text:p text:style-name="P57">Atores:</text:p>
          </table:table-cell>
          <table:table-cell table:style-name="Tabela26.B4" office:value-type="string">
            <text:p text:style-name="P43">Administrador</text:p>
          </table:table-cell>
        </table:table-row>
        <table:table-row table:style-name="Tabela26.1">
          <table:table-cell table:style-name="Tabela26.A5" office:value-type="string">
            <text:p text:style-name="P57">Prioridade:</text:p>
          </table:table-cell>
          <table:table-cell table:style-name="Tabela26.B5" office:value-type="string">
            <text:p text:style-name="P39">Essencial</text:p>
          </table:table-cell>
        </table:table-row>
        <table:table-row table:style-name="Tabela26.6">
          <table:table-cell table:style-name="Tabela26.A6" office:value-type="string">
            <text:p text:style-name="P57">Requisitos Associados</text:p>
          </table:table-cell>
          <table:table-cell table:style-name="Tabela26.B6" office:value-type="string">
            <text:list xml:id="list150100715868142" text:continue-list="list150102171167663" text:style-name="L24">
              <text:list-item>
                <text:p text:style-name="P141">Nenhum</text:p>
              </text:list-item>
            </text:list>
          </table:table-cell>
        </table:table-row>
        <table:table-row table:style-name="Tabela26.7">
          <table:table-cell table:style-name="Tabela26.A7" office:value-type="string">
            <text:p text:style-name="P57">Entradas</text:p>
          </table:table-cell>
          <table:table-cell table:style-name="Tabela26.B7" office:value-type="string">
            <text:list xml:id="list150100738791450" text:continue-list="list150100415659525" text:style-name="WW8Num3">
              <text:list-item>
                <text:p text:style-name="P154">Nenhuma</text:p>
              </text:list-item>
            </text:list>
          </table:table-cell>
        </table:table-row>
        <table:table-row table:style-name="Tabela26.8">
          <table:table-cell table:style-name="Tabela26.A8" office:value-type="string">
            <text:p text:style-name="P57">Saídas</text:p>
          </table:table-cell>
          <table:table-cell table:style-name="Tabela26.B8" office:value-type="string">
            <text:list xml:id="list150101990399541" text:continue-numbering="true" text:style-name="WW8Num3">
              <text:list-item>
                <text:p text:style-name="P115">Nenhuma</text:p>
              </text:list-item>
            </text:list>
          </table:table-cell>
        </table:table-row>
        <table:table-row table:style-name="Tabela26.8">
          <table:table-cell table:style-name="Tabela26.A9" office:value-type="string">
            <text:p text:style-name="P57">Pré-Condições</text:p>
          </table:table-cell>
          <table:table-cell table:style-name="Tabela26.B9" office:value-type="string">
            <text:list xml:id="list997596982863175334" text:style-name="L37">
              <text:list-item>
                <text:p text:style-name="P159">O administrador deve estar logado no sistema</text:p>
              </text:list-item>
            </text:list>
          </table:table-cell>
        </table:table-row>
        <table:table-row table:style-name="Tabela26.8">
          <table:table-cell table:style-name="Tabela26.A10" office:value-type="string">
            <text:p text:style-name="P57">Pós-Condições</text:p>
          </table:table-cell>
          <table:table-cell table:style-name="Tabela26.B10" office:value-type="string">
            <text:list xml:id="list4955217979428288944" text:style-name="L38">
              <text:list-item>
                <text:p text:style-name="P160">Tela de pedidos de adoção mostrada</text:p>
              </text:list-item>
            </text:list>
          </table:table-cell>
        </table:table-row>
        <table:table-row table:style-name="Tabela26.11">
          <table:table-cell table:style-name="Tabela26.A11" table:number-columns-spanned="2" office:value-type="string">
            <text:p text:style-name="P56">Fluxos de eventos</text:p>
          </table:table-cell>
          <table:covered-table-cell/>
        </table:table-row>
        <table:table-row table:style-name="Tabela26.12">
          <table:table-cell table:style-name="Tabela26.A12" office:value-type="string">
            <text:p text:style-name="P55">Fluxo Principal</text:p>
          </table:table-cell>
          <table:table-cell table:style-name="Tabela26.B12" office:value-type="string">
            <text:list xml:id="list1854588601725557645" text:style-name="L39">
              <text:list-item>
                <text:p text:style-name="P161">Se deve clicar na opção Visualizar, na barra superior</text:p>
              </text:list-item>
              <text:list-item>
                <text:p text:style-name="P161">Clicar em Adoções</text:p>
              </text:list-item>
            </text:list>
          </table:table-cell>
        </table:table-row>
        <table:table-row table:style-name="Tabela26.11">
          <table:table-cell table:style-name="Tabela26.A13" office:value-type="string">
            <text:p text:style-name="P55">Fluxo Secundário</text:p>
          </table:table-cell>
          <table:table-cell table:style-name="Tabela26.B13" office:value-type="string">
            <text:list xml:id="list2035870418748113750" text:style-name="L40">
              <text:list-item>
                <text:p text:style-name="P162">Nenhum</text:p>
              </text:list-item>
            </text:list>
          </table:table-cell>
        </table:table-row>
      </table:table>
      <text:p text:style-name="P27"/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table:number-columns-spanned="2" office:value-type="string">
            <text:p text:style-name="P67"><text:span text:style-name="Fonte_20_parág._20_padrão"><text:span text:style-name="T11">RF-</text:span></text:span><text:span text:style-name="Fonte_20_parág._20_padrão"><text:span text:style-name="T15">1</text:span></text:span><text:span text:style-name="Fonte_20_parág._20_padrão"><text:span text:style-name="T11">0 </text:span></text:span><text:span text:style-name="Fonte_20_parág._20_padrão"><text:span text:style-name="T15">Visualização de Dados do Administrador</text:span></text:span></text:p>
            <text:p text:style-name="P111"/>
          </table:table-cell>
          <table:covered-table-cell/>
        </table:table-row>
        <table:table-row table:style-name="Tabela27.1">
          <table:table-cell table:style-name="Tabela27.A2" office:value-type="string">
            <text:p text:style-name="P57">Nome:</text:p>
          </table:table-cell>
          <table:table-cell table:style-name="Tabela27.B2" office:value-type="string">
            <text:p text:style-name="P64"><text:span text:style-name="Fonte_20_parág._20_padrão"><text:span text:style-name="T15">Visualização de Dados do Administrador</text:span></text:span></text:p>
          </table:table-cell>
        </table:table-row>
        <table:table-row table:style-name="Tabela27.3">
          <table:table-cell table:style-name="Tabela27.A3" office:value-type="string">
            <text:p text:style-name="P57">Descrição:</text:p>
          </table:table-cell>
          <table:table-cell table:style-name="Tabela27.B3" office:value-type="string">
            <text:p text:style-name="P44">Tela que mostra todos os dados do administrador logado</text:p>
          </table:table-cell>
        </table:table-row>
        <table:table-row table:style-name="Tabela27.1">
          <table:table-cell table:style-name="Tabela27.A4" office:value-type="string">
            <text:p text:style-name="P57">Atores:</text:p>
          </table:table-cell>
          <table:table-cell table:style-name="Tabela27.B4" office:value-type="string">
            <text:p text:style-name="P45">Administrador</text:p>
          </table:table-cell>
        </table:table-row>
        <table:table-row table:style-name="Tabela27.1">
          <table:table-cell table:style-name="Tabela27.A5" office:value-type="string">
            <text:p text:style-name="P57">Prioridade:</text:p>
          </table:table-cell>
          <table:table-cell table:style-name="Tabela27.B5" office:value-type="string">
            <text:p text:style-name="P39">Essencial</text:p>
          </table:table-cell>
        </table:table-row>
        <table:table-row table:style-name="Tabela27.6">
          <table:table-cell table:style-name="Tabela27.A6" office:value-type="string">
            <text:p text:style-name="P57">Requisitos Associados</text:p>
          </table:table-cell>
          <table:table-cell table:style-name="Tabela27.B6" office:value-type="string">
            <text:list xml:id="list150100500423983" text:continue-list="list150100715868142" text:style-name="L24">
              <text:list-item>
                <text:p text:style-name="P141">Nenhum</text:p>
              </text:list-item>
            </text:list>
          </table:table-cell>
        </table:table-row>
        <text:soft-page-break/>
        <table:table-row table:style-name="Tabela27.7">
          <table:table-cell table:style-name="Tabela27.A7" office:value-type="string">
            <text:p text:style-name="P57">Entradas</text:p>
          </table:table-cell>
          <table:table-cell table:style-name="Tabela27.B7" office:value-type="string">
            <text:list xml:id="list150100272710079" text:continue-list="list150101990399541" text:style-name="WW8Num3">
              <text:list-item>
                <text:p text:style-name="P163">Nenhuma</text:p>
              </text:list-item>
            </text:list>
          </table:table-cell>
        </table:table-row>
        <table:table-row table:style-name="Tabela27.8">
          <table:table-cell table:style-name="Tabela27.A8" office:value-type="string">
            <text:p text:style-name="P57">Saídas</text:p>
          </table:table-cell>
          <table:table-cell table:style-name="Tabela27.B8" office:value-type="string">
            <text:list xml:id="list150101712234623" text:continue-numbering="true" text:style-name="WW8Num3">
              <text:list-item>
                <text:p text:style-name="P115">Nenhuma</text:p>
              </text:list-item>
            </text:list>
          </table:table-cell>
        </table:table-row>
        <table:table-row table:style-name="Tabela27.8">
          <table:table-cell table:style-name="Tabela27.A9" office:value-type="string">
            <text:p text:style-name="P57">Pré-Condições</text:p>
          </table:table-cell>
          <table:table-cell table:style-name="Tabela27.B9" office:value-type="string">
            <text:list xml:id="list1029322192886442608" text:style-name="L41">
              <text:list-item>
                <text:p text:style-name="P164">O administrador deve estar logado</text:p>
              </text:list-item>
            </text:list>
          </table:table-cell>
        </table:table-row>
        <table:table-row table:style-name="Tabela27.8">
          <table:table-cell table:style-name="Tabela27.A10" office:value-type="string">
            <text:p text:style-name="P57">Pós-Condições</text:p>
          </table:table-cell>
          <table:table-cell table:style-name="Tabela27.B10" office:value-type="string">
            <text:list xml:id="list1466229047201459191" text:style-name="L42">
              <text:list-item>
                <text:p text:style-name="P165">Tela de dados do administrador mostrada</text:p>
              </text:list-item>
            </text:list>
          </table:table-cell>
        </table:table-row>
        <table:table-row table:style-name="Tabela27.11">
          <table:table-cell table:style-name="Tabela27.A11" table:number-columns-spanned="2" office:value-type="string">
            <text:p text:style-name="P56">Fluxos de eventos</text:p>
          </table:table-cell>
          <table:covered-table-cell/>
        </table:table-row>
        <table:table-row table:style-name="Tabela27.12">
          <table:table-cell table:style-name="Tabela27.A12" office:value-type="string">
            <text:p text:style-name="P55">Fluxo Principal</text:p>
          </table:table-cell>
          <table:table-cell table:style-name="Tabela27.B12" office:value-type="string">
            <text:list xml:id="list72817089985171656" text:style-name="L43">
              <text:list-item>
                <text:p text:style-name="P166">Se deve clicar em Sistema, na barra superior</text:p>
              </text:list-item>
              <text:list-item>
                <text:p text:style-name="P166">Clicar em Seus Dados</text:p>
              </text:list-item>
            </text:list>
          </table:table-cell>
        </table:table-row>
        <table:table-row table:style-name="Tabela27.11">
          <table:table-cell table:style-name="Tabela27.A13" office:value-type="string">
            <text:p text:style-name="P55">Fluxo Secundário</text:p>
          </table:table-cell>
          <table:table-cell table:style-name="Tabela27.B13" office:value-type="string">
            <text:list xml:id="list607248720727058730" text:style-name="L44">
              <text:list-item>
                <text:p text:style-name="P167">Nenhum</text:p>
              </text:list-item>
            </text:list>
          </table:table-cell>
        </table:table-row>
      </table:table>
      <text:p text:style-name="P27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table:number-columns-spanned="2" office:value-type="string">
            <text:p text:style-name="P67"><text:span text:style-name="Fonte_20_parág._20_padrão"><text:span text:style-name="T11">RF-</text:span></text:span><text:span text:style-name="Fonte_20_parág._20_padrão"><text:span text:style-name="T15">11</text:span></text:span><text:span text:style-name="Fonte_20_parág._20_padrão"><text:span text:style-name="T11"> </text:span></text:span><text:span text:style-name="Fonte_20_parág._20_padrão"><text:span text:style-name="T15">Alteração dos Animais</text:span></text:span></text:p>
            <text:p text:style-name="P111"/>
          </table:table-cell>
          <table:covered-table-cell/>
        </table:table-row>
        <table:table-row table:style-name="Tabela28.1">
          <table:table-cell table:style-name="Tabela28.A2" office:value-type="string">
            <text:p text:style-name="P57">Nome:</text:p>
          </table:table-cell>
          <table:table-cell table:style-name="Tabela28.B2" office:value-type="string">
            <text:p text:style-name="P64"><text:span text:style-name="Fonte_20_parág._20_padrão"><text:span text:style-name="T15">Alteração dos Animais</text:span></text:span></text:p>
          </table:table-cell>
        </table:table-row>
        <table:table-row table:style-name="Tabela28.3">
          <table:table-cell table:style-name="Tabela28.A3" office:value-type="string">
            <text:p text:style-name="P57">Descrição:</text:p>
          </table:table-cell>
          <table:table-cell table:style-name="Tabela28.B3" office:value-type="string">
            <text:p text:style-name="P44">Método de alterar dados de um animal já cadastrado</text:p>
          </table:table-cell>
        </table:table-row>
        <table:table-row table:style-name="Tabela28.1">
          <table:table-cell table:style-name="Tabela28.A4" office:value-type="string">
            <text:p text:style-name="P57">Atores:</text:p>
          </table:table-cell>
          <table:table-cell table:style-name="Tabela28.B4" office:value-type="string">
            <text:p text:style-name="P45">Administrador</text:p>
          </table:table-cell>
        </table:table-row>
        <table:table-row table:style-name="Tabela28.1">
          <table:table-cell table:style-name="Tabela28.A5" office:value-type="string">
            <text:p text:style-name="P57">Prioridade:</text:p>
          </table:table-cell>
          <table:table-cell table:style-name="Tabela28.B5" office:value-type="string">
            <text:p text:style-name="P39">Essencial</text:p>
          </table:table-cell>
        </table:table-row>
        <table:table-row table:style-name="Tabela28.6">
          <table:table-cell table:style-name="Tabela28.A6" office:value-type="string">
            <text:p text:style-name="P57">Requisitos Associados</text:p>
          </table:table-cell>
          <table:table-cell table:style-name="Tabela28.B6" office:value-type="string">
            <text:list xml:id="list150100677116155" text:continue-list="list150100500423983" text:style-name="L24">
              <text:list-item>
                <text:p text:style-name="P141">Nenhum</text:p>
              </text:list-item>
            </text:list>
          </table:table-cell>
        </table:table-row>
        <table:table-row table:style-name="Tabela28.7">
          <table:table-cell table:style-name="Tabela28.A7" office:value-type="string">
            <text:p text:style-name="P57">Entradas</text:p>
          </table:table-cell>
          <table:table-cell table:style-name="Tabela28.B7" office:value-type="string">
            <text:list xml:id="list150100468123675" text:continue-list="list150101712234623" text:style-name="WW8Num3">
              <text:list-item>
                <text:p text:style-name="P163">Id do animal</text:p>
              </text:list-item>
            </text:list>
          </table:table-cell>
        </table:table-row>
        <text:soft-page-break/>
        <table:table-row table:style-name="Tabela28.8">
          <table:table-cell table:style-name="Tabela28.A8" office:value-type="string">
            <text:p text:style-name="P57">Saídas</text:p>
          </table:table-cell>
          <table:table-cell table:style-name="Tabela28.B8" office:value-type="string">
            <text:list xml:id="list150100437713700" text:continue-numbering="true" text:style-name="WW8Num3">
              <text:list-item>
                <text:p text:style-name="P115">Nenhuma</text:p>
              </text:list-item>
            </text:list>
          </table:table-cell>
        </table:table-row>
        <table:table-row table:style-name="Tabela28.8">
          <table:table-cell table:style-name="Tabela28.A9" office:value-type="string">
            <text:p text:style-name="P57">Pré-Condições</text:p>
          </table:table-cell>
          <table:table-cell table:style-name="Tabela28.B9" office:value-type="string">
            <text:list xml:id="list289436533799010814" text:style-name="L45">
              <text:list-item>
                <text:p text:style-name="P168">O animal deve estar cadastrador</text:p>
              </text:list-item>
            </text:list>
          </table:table-cell>
        </table:table-row>
        <table:table-row table:style-name="Tabela28.8">
          <table:table-cell table:style-name="Tabela28.A10" office:value-type="string">
            <text:p text:style-name="P57">Pós-Condições</text:p>
          </table:table-cell>
          <table:table-cell table:style-name="Tabela28.B10" office:value-type="string">
            <text:list xml:id="list8018477720170030792" text:style-name="L46">
              <text:list-item>
                <text:p text:style-name="P169">Animal alterado</text:p>
              </text:list-item>
            </text:list>
          </table:table-cell>
        </table:table-row>
        <table:table-row table:style-name="Tabela28.11">
          <table:table-cell table:style-name="Tabela28.A11" table:number-columns-spanned="2" office:value-type="string">
            <text:p text:style-name="P56">Fluxos de eventos</text:p>
          </table:table-cell>
          <table:covered-table-cell/>
        </table:table-row>
        <table:table-row table:style-name="Tabela28.12">
          <table:table-cell table:style-name="Tabela28.A12" office:value-type="string">
            <text:p text:style-name="P55">Fluxo Principal</text:p>
          </table:table-cell>
          <table:table-cell table:style-name="Tabela28.B12" office:value-type="string">
            <text:list xml:id="list9107277548992521162" text:style-name="L47">
              <text:list-item>
                <text:p text:style-name="P170">Se deve clicar em Editar &gt; Alterar Animal, na barra superior</text:p>
              </text:list-item>
              <text:list-item>
                <text:p text:style-name="P170">Preencher o id do animal</text:p>
              </text:list-item>
              <text:list-item>
                <text:p text:style-name="P170">Clicar em Ok</text:p>
              </text:list-item>
              <text:list-item>
                <text:p text:style-name="P170">Editar os campos conforme desejado</text:p>
              </text:list-item>
              <text:list-item>
                <text:p text:style-name="P170">Clicar em Alterar</text:p>
              </text:list-item>
            </text:list>
          </table:table-cell>
        </table:table-row>
        <table:table-row table:style-name="Tabela28.11">
          <table:table-cell table:style-name="Tabela28.A13" office:value-type="string">
            <text:p text:style-name="P55">Fluxo Secundário</text:p>
          </table:table-cell>
          <table:table-cell table:style-name="Tabela28.B13" office:value-type="string">
            <text:list xml:id="list4232179572488325918" text:style-name="L48">
              <text:list-item>
                <text:p text:style-name="P172">Cancelar alteração</text:p>
              </text:list-item>
            </text:list>
          </table:table-cell>
        </table:table-row>
      </table:table>
      <text:p text:style-name="P27"/>
      <table:table table:name="Tabela29" table:style-name="Tabela29">
        <table:table-column table:style-name="Tabela29.A"/>
        <table:table-column table:style-name="Tabela29.B"/>
        <table:table-row table:style-name="Tabela29.1">
          <table:table-cell table:style-name="Tabela29.A1" table:number-columns-spanned="2" office:value-type="string">
            <text:p text:style-name="P67"><text:span text:style-name="Fonte_20_parág._20_padrão"><text:span text:style-name="T11">RF-</text:span></text:span><text:span text:style-name="Fonte_20_parág._20_padrão"><text:span text:style-name="T16">12</text:span></text:span><text:span text:style-name="Fonte_20_parág._20_padrão"><text:span text:style-name="T11"> </text:span></text:span><text:span text:style-name="Fonte_20_parág._20_padrão"><text:span text:style-name="T16">Alteração dos Candidatos</text:span></text:span></text:p>
            <text:p text:style-name="P111"/>
          </table:table-cell>
          <table:covered-table-cell/>
        </table:table-row>
        <table:table-row table:style-name="Tabela29.1">
          <table:table-cell table:style-name="Tabela29.A2" office:value-type="string">
            <text:p text:style-name="P57">Nome:</text:p>
          </table:table-cell>
          <table:table-cell table:style-name="Tabela29.B2" office:value-type="string">
            <text:p text:style-name="P65"><text:span text:style-name="Fonte_20_parág._20_padrão"><text:span text:style-name="T16">Alteração dos Candidatos</text:span></text:span></text:p>
          </table:table-cell>
        </table:table-row>
        <table:table-row table:style-name="Tabela29.3">
          <table:table-cell table:style-name="Tabela29.A3" office:value-type="string">
            <text:p text:style-name="P57">Descrição:</text:p>
          </table:table-cell>
          <table:table-cell table:style-name="Tabela29.B3" office:value-type="string">
            <text:p text:style-name="P46">Método para alterar dados de um candidato já cadastrado</text:p>
          </table:table-cell>
        </table:table-row>
        <table:table-row table:style-name="Tabela29.1">
          <table:table-cell table:style-name="Tabela29.A4" office:value-type="string">
            <text:p text:style-name="P57">Atores:</text:p>
          </table:table-cell>
          <table:table-cell table:style-name="Tabela29.B4" office:value-type="string">
            <text:p text:style-name="P47">Administrador</text:p>
          </table:table-cell>
        </table:table-row>
        <table:table-row table:style-name="Tabela29.1">
          <table:table-cell table:style-name="Tabela29.A5" office:value-type="string">
            <text:p text:style-name="P57">Prioridade:</text:p>
          </table:table-cell>
          <table:table-cell table:style-name="Tabela29.B5" office:value-type="string">
            <text:p text:style-name="P39">Essencial</text:p>
          </table:table-cell>
        </table:table-row>
        <table:table-row table:style-name="Tabela29.6">
          <table:table-cell table:style-name="Tabela29.A6" office:value-type="string">
            <text:p text:style-name="P57">Requisitos Associados</text:p>
          </table:table-cell>
          <table:table-cell table:style-name="Tabela29.B6" office:value-type="string">
            <text:list xml:id="list150100554291467" text:continue-list="list150100677116155" text:style-name="L24">
              <text:list-item>
                <text:p text:style-name="P141">Nenhum</text:p>
              </text:list-item>
            </text:list>
          </table:table-cell>
        </table:table-row>
        <table:table-row table:style-name="Tabela29.7">
          <table:table-cell table:style-name="Tabela29.A7" office:value-type="string">
            <text:p text:style-name="P57">Entradas</text:p>
          </table:table-cell>
          <table:table-cell table:style-name="Tabela29.B7" office:value-type="string">
            <text:list xml:id="list150100988032693" text:continue-list="list150100437713700" text:style-name="WW8Num3">
              <text:list-item>
                <text:p text:style-name="P177">CPF do candidato</text:p>
              </text:list-item>
            </text:list>
          </table:table-cell>
        </table:table-row>
        <table:table-row table:style-name="Tabela29.8">
          <table:table-cell table:style-name="Tabela29.A8" office:value-type="string">
            <text:p text:style-name="P57">Saídas</text:p>
          </table:table-cell>
          <table:table-cell table:style-name="Tabela29.B8" office:value-type="string">
            <text:list xml:id="list150100542572124" text:continue-numbering="true" text:style-name="WW8Num3">
              <text:list-item>
                <text:p text:style-name="P115">Nenhuma</text:p>
              </text:list-item>
            </text:list>
          </table:table-cell>
        </table:table-row>
        <table:table-row table:style-name="Tabela29.8">
          <table:table-cell table:style-name="Tabela29.A9" office:value-type="string">
            <text:p text:style-name="P57">Pré-Condições</text:p>
          </table:table-cell>
          <table:table-cell table:style-name="Tabela29.B9" office:value-type="string">
            <text:list xml:id="list633647746000470691" text:style-name="L49">
              <text:list-item>
                <text:p text:style-name="P173">O candidato deve estar presente no sistema</text:p>
              </text:list-item>
            </text:list>
          </table:table-cell>
        </table:table-row>
        <text:soft-page-break/>
        <table:table-row table:style-name="Tabela29.8">
          <table:table-cell table:style-name="Tabela29.A10" office:value-type="string">
            <text:p text:style-name="P57">Pós-Condições</text:p>
          </table:table-cell>
          <table:table-cell table:style-name="Tabela29.B10" office:value-type="string">
            <text:list xml:id="list6667323882324921515" text:style-name="L50">
              <text:list-item>
                <text:p text:style-name="P174">Candidato alterado</text:p>
              </text:list-item>
            </text:list>
          </table:table-cell>
        </table:table-row>
        <table:table-row table:style-name="Tabela29.11">
          <table:table-cell table:style-name="Tabela29.A11" table:number-columns-spanned="2" office:value-type="string">
            <text:p text:style-name="P56">Fluxos de eventos</text:p>
          </table:table-cell>
          <table:covered-table-cell/>
        </table:table-row>
        <table:table-row table:style-name="Tabela29.12">
          <table:table-cell table:style-name="Tabela29.A12" office:value-type="string">
            <text:p text:style-name="P55">Fluxo Principal</text:p>
          </table:table-cell>
          <table:table-cell table:style-name="Tabela29.B12" office:value-type="string">
            <text:list xml:id="list1815206037361220819" text:style-name="L51">
              <text:list-item>
                <text:p text:style-name="P171">Se deve clicar em Editar &gt; Alterar <text:span text:style-name="T21">Candidato</text:span>, na barra superior</text:p>
              </text:list-item>
              <text:list-item>
                <text:p text:style-name="P175">Preencher o CPF</text:p>
              </text:list-item>
              <text:list-item>
                <text:p text:style-name="P175">Clicar em Ok</text:p>
              </text:list-item>
              <text:list-item>
                <text:p text:style-name="P175">Alterar os dados conforme desejado</text:p>
              </text:list-item>
              <text:list-item>
                <text:p text:style-name="P175">Clicar em Alterar</text:p>
              </text:list-item>
            </text:list>
          </table:table-cell>
        </table:table-row>
        <table:table-row table:style-name="Tabela29.11">
          <table:table-cell table:style-name="Tabela29.A13" office:value-type="string">
            <text:p text:style-name="P55">Fluxo Secundário</text:p>
          </table:table-cell>
          <table:table-cell table:style-name="Tabela29.B13" office:value-type="string">
            <text:list xml:id="list1297295137556064263" text:style-name="L52">
              <text:list-item>
                <text:p text:style-name="P176">Cancelar alteração</text:p>
              </text:list-item>
            </text:list>
          </table:table-cell>
        </table:table-row>
      </table:table>
      <text:p text:style-name="P27"/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table:number-columns-spanned="2" office:value-type="string">
            <text:p text:style-name="P67"><text:span text:style-name="Fonte_20_parág._20_padrão"><text:span text:style-name="T11">RF-</text:span></text:span><text:span text:style-name="Fonte_20_parág._20_padrão"><text:span text:style-name="T17">13</text:span></text:span><text:span text:style-name="Fonte_20_parág._20_padrão"><text:span text:style-name="T11"> </text:span></text:span><text:span text:style-name="Fonte_20_parág._20_padrão"><text:span text:style-name="T17">Salvamento dos dados</text:span></text:span></text:p>
            <text:p text:style-name="P111"/>
          </table:table-cell>
          <table:covered-table-cell/>
        </table:table-row>
        <table:table-row table:style-name="Tabela30.1">
          <table:table-cell table:style-name="Tabela30.A2" office:value-type="string">
            <text:p text:style-name="P57">Nome:</text:p>
          </table:table-cell>
          <table:table-cell table:style-name="Tabela30.B2" office:value-type="string">
            <text:p text:style-name="P66"><text:span text:style-name="Fonte_20_parág._20_padrão"><text:span text:style-name="T17">Salvamento de dados</text:span></text:span></text:p>
          </table:table-cell>
        </table:table-row>
        <table:table-row table:style-name="Tabela30.3">
          <table:table-cell table:style-name="Tabela30.A3" office:value-type="string">
            <text:p text:style-name="P57">Descrição:</text:p>
          </table:table-cell>
          <table:table-cell table:style-name="Tabela30.B3" office:value-type="string">
            <text:p text:style-name="P48">Método para salvamento persistente dos dados</text:p>
          </table:table-cell>
        </table:table-row>
        <table:table-row table:style-name="Tabela30.1">
          <table:table-cell table:style-name="Tabela30.A4" office:value-type="string">
            <text:p text:style-name="P57">Atores:</text:p>
          </table:table-cell>
          <table:table-cell table:style-name="Tabela30.B4" office:value-type="string">
            <text:p text:style-name="P49">Administrador</text:p>
          </table:table-cell>
        </table:table-row>
        <table:table-row table:style-name="Tabela30.1">
          <table:table-cell table:style-name="Tabela30.A5" office:value-type="string">
            <text:p text:style-name="P57">Prioridade:</text:p>
          </table:table-cell>
          <table:table-cell table:style-name="Tabela30.B5" office:value-type="string">
            <text:p text:style-name="P39">Essencial</text:p>
          </table:table-cell>
        </table:table-row>
        <table:table-row table:style-name="Tabela30.6">
          <table:table-cell table:style-name="Tabela30.A6" office:value-type="string">
            <text:p text:style-name="P57">Requisitos Associados</text:p>
          </table:table-cell>
          <table:table-cell table:style-name="Tabela30.B6" office:value-type="string">
            <text:list xml:id="list150100977398296" text:continue-list="list150100554291467" text:style-name="L24">
              <text:list-item>
                <text:p text:style-name="P141">Nenhum</text:p>
              </text:list-item>
            </text:list>
          </table:table-cell>
        </table:table-row>
        <table:table-row table:style-name="Tabela30.7">
          <table:table-cell table:style-name="Tabela30.A7" office:value-type="string">
            <text:p text:style-name="P57">Entradas</text:p>
          </table:table-cell>
          <table:table-cell table:style-name="Tabela30.B7" office:value-type="string">
            <text:list xml:id="list150101313393360" text:continue-list="list150100542572124" text:style-name="WW8Num3">
              <text:list-item>
                <text:p text:style-name="P178">Nenhuma</text:p>
              </text:list-item>
            </text:list>
          </table:table-cell>
        </table:table-row>
        <table:table-row table:style-name="Tabela30.8">
          <table:table-cell table:style-name="Tabela30.A8" office:value-type="string">
            <text:p text:style-name="P57">Saídas</text:p>
          </table:table-cell>
          <table:table-cell table:style-name="Tabela30.B8" office:value-type="string">
            <text:list xml:id="list150102066414154" text:continue-numbering="true" text:style-name="WW8Num3">
              <text:list-item>
                <text:p text:style-name="P178">Arquivos .txt com os dados dos animais, candidatos, etc</text:p>
              </text:list-item>
            </text:list>
          </table:table-cell>
        </table:table-row>
        <table:table-row table:style-name="Tabela30.8">
          <table:table-cell table:style-name="Tabela30.A9" office:value-type="string">
            <text:p text:style-name="P57">Pré-Condições</text:p>
          </table:table-cell>
          <table:table-cell table:style-name="Tabela30.B9" office:value-type="string">
            <text:list xml:id="list7453854788768548125" text:style-name="L53">
              <text:list-item>
                <text:p text:style-name="P180">O Administrador deve estar logador</text:p>
              </text:list-item>
            </text:list>
          </table:table-cell>
        </table:table-row>
        <table:table-row table:style-name="Tabela30.8">
          <table:table-cell table:style-name="Tabela30.A10" office:value-type="string">
            <text:p text:style-name="P57">Pós-Condições</text:p>
          </table:table-cell>
          <table:table-cell table:style-name="Tabela30.B10" office:value-type="string">
            <text:list xml:id="list9077026440604983492" text:style-name="L54">
              <text:list-item>
                <text:p text:style-name="P181">Arquivos com dados são criados</text:p>
              </text:list-item>
            </text:list>
          </table:table-cell>
        </table:table-row>
        <table:table-row table:style-name="Tabela30.11">
          <table:table-cell table:style-name="Tabela30.A11" table:number-columns-spanned="2" office:value-type="string">
            <text:p text:style-name="P56">Fluxos de eventos</text:p>
          </table:table-cell>
          <table:covered-table-cell/>
        </table:table-row>
        <text:soft-page-break/>
        <table:table-row table:style-name="Tabela30.12">
          <table:table-cell table:style-name="Tabela30.A12" office:value-type="string">
            <text:p text:style-name="P55">Fluxo Principal</text:p>
          </table:table-cell>
          <table:table-cell table:style-name="Tabela30.B12" office:value-type="string">
            <text:list xml:id="list2647843261111891975" text:style-name="L55">
              <text:list-item>
                <text:p text:style-name="P182">Se deve clicar em Sistema &gt; Sair do Sistema, na barra superior</text:p>
              </text:list-item>
            </text:list>
          </table:table-cell>
        </table:table-row>
        <table:table-row table:style-name="Tabela30.11">
          <table:table-cell table:style-name="Tabela30.A13" office:value-type="string">
            <text:p text:style-name="P55">Fluxo Secundário</text:p>
          </table:table-cell>
          <table:table-cell table:style-name="Tabela30.B13" office:value-type="string">
            <text:list xml:id="list6544746850049737283" text:style-name="L56">
              <text:list-item>
                <text:p text:style-name="P183">Nenhum</text:p>
              </text:list-item>
            </text:list>
          </table:table-cell>
        </table:table-row>
      </table:table>
      <text:p text:style-name="P27"/>
      <text:p text:style-name="P10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8"><text:span text:style-name="Fonte_20_parág._20_padrão"><text:span text:style-name="T11">RF-</text:span></text:span><text:span text:style-name="Fonte_20_parág._20_padrão"><text:span text:style-name="T18">14 </text:span></text:span><text:span text:style-name="Fonte_20_parág._20_padrão"><text:span text:style-name="T9">Mudança de Status da Adoção</text:span></text:span></text:p>
            <text:p text:style-name="P112"/>
          </table:table-cell>
          <table:covered-table-cell/>
        </table:table-row>
        <table:table-row table:style-name="Table1.1">
          <table:table-cell table:style-name="Table1.A2" office:value-type="string">
            <text:p text:style-name="P196">Nome:</text:p>
          </table:table-cell>
          <table:table-cell table:style-name="Table1.B2" office:value-type="string">
            <text:p text:style-name="P110"><text:span text:style-name="Fonte_20_parág._20_padrão"><text:span text:style-name="T9">Mudança de Status da Adoção</text:span></text:span></text:p>
          </table:table-cell>
        </table:table-row>
        <table:table-row table:style-name="Table1.3">
          <table:table-cell table:style-name="Table1.A3" office:value-type="string">
            <text:p text:style-name="P196">Descrição:</text:p>
          </table:table-cell>
          <table:table-cell table:style-name="Table1.B3" office:value-type="string">
            <text:p text:style-name="P189">Mudar o status da adoção para: Adotado, Em Análine, Negado</text:p>
          </table:table-cell>
        </table:table-row>
        <table:table-row table:style-name="Table1.1">
          <table:table-cell table:style-name="Table1.A4" office:value-type="string">
            <text:p text:style-name="P196">Atores:</text:p>
          </table:table-cell>
          <table:table-cell table:style-name="Table1.B4" office:value-type="string">
            <text:p text:style-name="P184">Administrador</text:p>
          </table:table-cell>
        </table:table-row>
        <table:table-row table:style-name="Table1.1">
          <table:table-cell table:style-name="Table1.A5" office:value-type="string">
            <text:p text:style-name="P196">Prioridade:</text:p>
          </table:table-cell>
          <table:table-cell table:style-name="Table1.B5" office:value-type="string">
            <text:p text:style-name="P188">Essencial</text:p>
          </table:table-cell>
        </table:table-row>
        <table:table-row table:style-name="Table1.6">
          <table:table-cell table:style-name="Table1.A6" office:value-type="string">
            <text:p text:style-name="P196">Requisitos Associados</text:p>
          </table:table-cell>
          <table:table-cell table:style-name="Table1.B6" office:value-type="string">
            <text:list xml:id="list150101249328408" text:continue-list="list150100977398296" text:style-name="L24">
              <text:list-item>
                <text:p text:style-name="P193">RF-05</text:p>
              </text:list-item>
              <text:list-item>
                <text:p text:style-name="P193">RF-09</text:p>
              </text:list-item>
            </text:list>
          </table:table-cell>
        </table:table-row>
        <table:table-row table:style-name="Table1.7">
          <table:table-cell table:style-name="Table1.A7" office:value-type="string">
            <text:p text:style-name="P196">Entradas</text:p>
          </table:table-cell>
          <table:table-cell table:style-name="Table1.B7" office:value-type="string">
            <text:list xml:id="list150101779376953" text:continue-list="list150102066414154" text:style-name="WW8Num3">
              <text:list-item>
                <text:p text:style-name="P179">Nenhuma</text:p>
              </text:list-item>
            </text:list>
          </table:table-cell>
        </table:table-row>
        <table:table-row table:style-name="Table1.8">
          <table:table-cell table:style-name="Table1.A8" office:value-type="string">
            <text:p text:style-name="P196">Saídas</text:p>
          </table:table-cell>
          <table:table-cell table:style-name="Table1.B8" office:value-type="string">
            <text:list xml:id="list150101060252280" text:continue-numbering="true" text:style-name="WW8Num3">
              <text:list-item>
                <text:p text:style-name="P190">Nenhuma</text:p>
              </text:list-item>
            </text:list>
          </table:table-cell>
        </table:table-row>
        <table:table-row table:style-name="Table1.8">
          <table:table-cell table:style-name="Table1.A9" office:value-type="string">
            <text:p text:style-name="P196">Pré-Condições</text:p>
          </table:table-cell>
          <table:table-cell table:style-name="Table1.B9" office:value-type="string">
            <text:list xml:id="list3799856436662501633" text:style-name="L57">
              <text:list-item>
                <text:p text:style-name="P185">O Administrador deve estar logador</text:p>
              </text:list-item>
            </text:list>
          </table:table-cell>
        </table:table-row>
        <table:table-row table:style-name="Table1.8">
          <table:table-cell table:style-name="Table1.A10" office:value-type="string">
            <text:p text:style-name="P196">Pós-Condições</text:p>
          </table:table-cell>
          <table:table-cell table:style-name="Table1.B10" office:value-type="string">
            <text:list xml:id="list108296348741688296" text:style-name="L58">
              <text:list-item>
                <text:p text:style-name="P191">O status da adoção deverá ser modificado</text:p>
              </text:list-item>
            </text:list>
          </table:table-cell>
        </table:table-row>
        <table:table-row table:style-name="Table1.11">
          <table:table-cell table:style-name="Table1.A11" table:number-columns-spanned="2" office:value-type="string">
            <text:p text:style-name="P195">Fluxos de eventos</text:p>
          </table:table-cell>
          <table:covered-table-cell/>
        </table:table-row>
        <table:table-row table:style-name="Table1.12">
          <table:table-cell table:style-name="Table1.A12" office:value-type="string">
            <text:p text:style-name="P194">Fluxo Principal</text:p>
          </table:table-cell>
          <table:table-cell table:style-name="Table1.B12" office:value-type="string">
            <text:list xml:id="list8681126442084656467" text:style-name="L59">
              <text:list-item>
                <text:p text:style-name="P186">Se deve clicar em <text:span text:style-name="T23">Visualizar</text:span> &gt; <text:span text:style-name="T23">Adoções</text:span>, na barra superior</text:p>
              </text:list-item>
              <text:list-item>
                <text:p text:style-name="P192">Depois selecionar a adoção que queira fazer a mudança</text:p>
              </text:list-item>
              <text:list-item>
                <text:p text:style-name="P192">Escolher status desejado</text:p>
              </text:list-item>
            </text:list>
          </table:table-cell>
        </table:table-row>
        <table:table-row table:style-name="Table1.11">
          <table:table-cell table:style-name="Table1.A13" office:value-type="string">
            <text:p text:style-name="P194">Fluxo Secundário</text:p>
          </table:table-cell>
          <table:table-cell table:style-name="Table1.B13" office:value-type="string">
            <text:list xml:id="list325210761699840286" text:style-name="L60">
              <text:list-item>
                <text:p text:style-name="P187">Nenhum</text:p>
              </text:list-item>
            </text:list>
          </table:table-cell>
        </table:table-row>
      </table:table>
      <text:p text:style-name="P1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Arial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 fo:hyphenate="false"/>
    </style:style>
    <style:style style:name="Estilo1" style:family="paragraph" style:parent-style-name="Heading_20_1" style:default-outline-level="1">
      <style:paragraph-properties fo:margin-top="0.212cm" fo:margin-bottom="0.106cm" loext:contextual-spacing="false" style:line-height-at-least="0.423cm" fo:orphans="0" fo:widows="0" fo:hyphenation-ladder-count="no-limit"/>
      <style:text-properties fo:color="#000000" style:font-name="Tahoma" fo:font-family="Tahoma" style:font-family-generic="swiss" style:font-pitch="variable" fo:font-size="12pt" fo:language="pt" fo:country="BR" style:font-name-asian="Tahoma" style:font-family-asian="Tahoma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fo:hyphenate="false"/>
    </style:style>
    <style:style style:name="Estilo2" style:family="paragraph" style:parent-style-name="Heading_20_2" style:default-outline-level="2">
      <style:paragraph-properties fo:hyphenation-ladder-count="no-limit"/>
      <style:text-properties fo:color="#000000" style:font-name="Tahoma" fo:font-family="Tahoma" style:font-family-generic="swiss" style:font-pitch="variable" fo:font-size="11pt" fo:language="pt" fo:country="BR" style:font-size-asian="11pt" style:font-name-complex="Tahoma" style:font-family-complex="Tahoma" style:font-family-generic-complex="swiss" style:font-pitch-complex="variable" style:font-size-complex="11pt" fo:hyphenate="false"/>
    </style:style>
    <style:style style:name="Estilo3" style:family="paragraph" style:parent-style-name="Heading_20_3" style:default-outline-level="3">
      <style:paragraph-properties fo:margin-top="0.106cm" fo:margin-bottom="0cm" loext:contextual-spacing="false" fo:hyphenation-ladder-count="no-limit"/>
      <style:text-properties style:font-name="Tahoma" fo:font-family="Tahoma" style:font-family-generic="swiss" style:font-pitch="variable" fo:font-size="10pt" fo:language="pt" fo:country="BR" fo:font-weight="normal" style:font-name-asian="Arial Unicode MS" style:font-family-asian="'Arial Unicode MS'" style:font-family-generic-asian="swiss" style:font-pitch-asian="variable" style:font-size-asian="10pt" style:font-weight-asian="normal" style:font-name-complex="Tahoma" style:font-family-complex="Tahoma" style:font-family-generic-complex="swiss" style:font-pitch-complex="variable" style:font-size-complex="10pt" style:font-weight-complex="normal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style:font-name="Arial Unicode MS" fo:font-family="'Arial Unicode MS'" style:font-family-generic="swiss" style:font-pitch="variable" fo:font-size="12pt" fo:language="pt" fo:country="BR" fo:font-weight="bold" style:font-name-asian="Arial Unicode MS" style:font-family-asian="'Arial Unicode MS'" style:font-family-generic-asian="swiss" style:font-pitch-asian="variable" style:font-size-asian="12pt" style:font-weight-asian="bold" style:font-name-complex="Arial Unicode MS" style:font-family-complex="'Arial Unicode MS'" style:font-family-generic-complex="swiss" style:font-pitch-complex="variable" style:font-size-complex="10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hyphenation-ladder-count="no-limit" fo:keep-with-next="always"/>
      <style:text-properties fo:color="#c0c0c0"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hyphenation-ladder-count="no-limit" fo:keep-with-next="always"/>
      <style:text-properties fo:color="#c0c0c0" style:font-name="Arial Unicode MS" fo:font-family="'Arial Unicode MS'" style:font-family-generic="swiss" style:font-pitch="variable" fo:font-size="8pt" fo:font-weight="bold" style:font-name-asian="Arial Unicode MS" style:font-family-asian="'Arial Unicode MS'" style:font-family-generic-asian="swiss" style:font-pitch-asian="variable" style:font-size-asian="8pt" style:font-weight-asian="bold" style:font-name-complex="Arial Unicode MS" style:font-family-complex="'Arial Unicode MS'" style:font-family-generic-complex="swiss" style:font-pitch-complex="variable" style:font-size-complex="10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hyphenation-ladder-count="no-limit" fo:keep-with-next="always"/>
      <style:text-properties fo:font-size="13pt" fo:font-weight="bold" style:font-size-asian="13pt" style:font-weight-asian="bold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hyphenation-ladder-count="no-limit" fo:keep-with-next="always"/>
      <style:text-properties style:font-name="Arial Unicode MS" fo:font-family="'Arial Unicode MS'" style:font-family-generic="swiss" style:font-pitch="variable" fo:font-size="20pt" style:font-name-asian="Arial Unicode MS" style:font-family-asian="'Arial Unicode MS'" style:font-family-generic-asian="swiss" style:font-pitch-asian="variable" style:font-size-asian="20pt" style:font-name-complex="Arial Unicode MS" style:font-family-complex="'Arial Unicode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hyphenation-ladder-count="no-limit" fo:keep-with-next="always"/>
      <style:text-properties fo:font-size="18pt" fo:font-style="italic" style:font-size-asian="18pt" style:font-style-asian="italic" style:font-style-complex="italic" fo:hyphenate="false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 fo:hyphenation-ladder-count="no-limit"/>
      <style:text-properties style:font-name="Verdana" fo:font-family="Verdana" style:font-family-generic="swiss" style:font-pitch="variable" fo:font-size="8pt" fo:language="en" fo:country="US" fo:font-weight="bold" style:font-name-asian="Verdana" style:font-family-asian="Verdana" style:font-family-generic-asian="swiss" style:font-pitch-asian="variable" style:font-size-asian="8pt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itemseo" style:family="paragraph" style:parent-style-name="Standard">
      <style:paragraph-properties fo:margin-top="0.106cm" fo:margin-bottom="0.106cm" loext:contextual-spacing="false" fo:line-height="120%" fo:hyphenation-ladder-count="no-limit"/>
      <style:text-properties style:font-name="Verdana" fo:font-family="Verdana" style:font-family-generic="swiss" style:font-pitch="variable" fo:font-size="9pt" fo:font-weight="bold" style:font-name-asian="Verdana" style:font-family-asian="Verdana" style:font-family-generic-asian="swiss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Contents_20_1" style:display-name="Contents 1" style:family="paragraph" style:parent-style-name="Standard" style:class="index">
      <style:paragraph-properties fo:margin-left="0cm" fo:margin-right="-0.556cm" fo:margin-top="0.212cm" fo:margin-bottom="0cm" loext:contextual-spacing="false" fo:hyphenation-ladder-count="no-limit" fo:text-indent="0cm" style:auto-text-indent="false"/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Contents_20_3" style:display-name="Contents 3" style:family="paragraph" style:parent-style-name="Standard" style:class="index">
      <style:paragraph-properties fo:margin-left="0.84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Pré-formatação_20_HTML" style:display-name="Pré-formatação HTML" style:family="paragraph" style:parent-style-name="Standard">
      <style:paragraph-properties fo:text-align="justify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9pt" fo:language="pt" fo:country="BR" style:font-name-asian="Arial Unicode MS" style:font-family-asian="'Arial Unicode MS'" style:font-family-generic-asian="swiss" style:font-pitch-asian="variable" style:font-size-asian="9pt" style:font-name-complex="Arial Unicode MS" style:font-family-complex="'Arial Unicode MS'" style:font-family-generic-complex="swiss" style:font-pitch-complex="variable" style:font-size-complex="10pt" fo:hyphenate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588cm" style:auto-text-indent="false"/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ormal_20__2b__20_Arial_20_Unicode_20_MS" style:display-name="Normal + Arial Unicode MS" style:family="paragraph" style:parent-style-name="Standard">
      <style:paragraph-properties fo:text-align="justify" style:justify-single-word="false" fo:hyphenation-ladder-count="no-limit"/>
      <style:text-properties fo:language="pt" fo:country="BR" fo:hyphenate="false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fo:font-size="14pt" style:font-size-asian="14pt" fo:hyphenate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fo:font-size="12pt" style:font-size-asian="12pt" fo:hyphenate="false"/>
    </style:style>
    <style:style style:name="Tabletext" style:family="paragraph" style:parent-style-name="Standard">
      <style:paragraph-properties fo:margin-top="0cm" fo:margin-bottom="0.212cm" loext:contextual-spacing="false" style:line-height-at-least="0.423cm" fo:keep-together="always" fo:orphans="0" fo:widows="0" fo:hyphenation-ladder-count="no-limit"/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font-size="12pt" fo:language="pt" fo:country="BR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ext" style:family="paragraph" style:parent-style-name="Standard" style:class="extra">
      <style:paragraph-properties fo:margin-left="0cm" fo:margin-right="0cm" fo:line-height="104%" fo:text-align="justify" style:justify-single-word="false" fo:orphans="0" fo:widows="0" fo:hyphenation-ladder-count="no-limit" fo:text-indent="0.356cm" style:auto-text-indent="false" style:text-autospace="none"/>
      <style:text-properties style:font-name="Times New Roman" fo:font-family="'Times New Roman'" style:font-family-generic="roman" style:font-pitch="variable" fo:font-size="10pt" fo:language="en" fo:country="US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Sem_20_Espaçamento" style:display-name="Sem Espaçamento" style:family="paragraph">
      <style:paragraph-properties fo:orphans="2" fo:widows="2" fo:hyphenation-ladder-count="no-limit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OpenSymbol" style:font-family-complex="OpenSymbol, 'Arial Unicode MS'" style:font-family-generic-complex="system" style:font-charset-complex="x-symbol"/>
    </style:style>
    <style:style style:name="WW8Num3z1" style:family="text">
      <style:text-properties style:font-name="OpenSymbol" fo:font-family="OpenSymbol, 'Arial Unicode MS'" style:font-family-generic="system" style:font-charset="x-symbol" style:font-name-asian="OpenSymbol" style:font-family-asian="OpenSymbol, 'Arial Unicode MS'" style:font-family-generic-asian="system" style:font-charset-asian="x-symbol" style:font-name-complex="OpenSymbol" style:font-family-complex="OpenSymbol, 'Arial Unicode MS'" style:font-family-generic-complex="system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z1" style:family="text">
      <style:text-properties style:font-name="OpenSymbol" fo:font-family="OpenSymbol, 'Arial Unicode MS'" style:font-family-generic="system" style:font-charset="x-symbol" style:font-name-asian="OpenSymbol" style:font-family-asian="OpenSymbol, 'Arial Unicode MS'" style:font-family-generic-asian="system" style:font-charset-asian="x-symbol" style:font-name-complex="OpenSymbol" style:font-family-complex="OpenSymbol, 'Arial Unicode MS'" style:font-family-generic-complex="system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-asian="Arial Unicode MS" style:font-family-asian="'Arial Unicode MS'" style:font-family-generic-asian="swiss" style:font-pitch-asian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fo:font-size="8pt" style:font-name-asian="Symbol" style:font-family-asian="Symbol" style:font-family-generic-asian="roman" style:font-pitch-asian="variable" style:font-charset-asian="x-symbol" style:font-size-asian="8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-asian="Arial Unicode MS" style:font-family-asian="'Arial Unicode MS'" style:font-family-generic-asian="swiss" style:font-pitch-asian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rmal_20__2b__20_Arial_20_Unicode_20_MS_3b_10_20_pt_20_Char" style:display-name="Normal + Arial Unicode MS;10 pt Char" style:family="text" style:parent-style-name="Fonte_20_parág._20_padrão">
      <style:text-properties style:font-name="Arial" fo:font-family="Arial" style:font-family-generic="swiss" style:font-pitch="variable" fo:font-size="11pt" fo:language="pt" fo:country="BR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ré-formatação_20_HTML_20_Char" style:display-name="Pré-formatação HTML Char" style:family="text" style:parent-style-name="Fonte_20_parág._20_padrão">
      <style:text-properties style:font-name="Arial Unicode MS" fo:font-family="'Arial Unicode MS'" style:font-family-generic="swiss" style:font-pitch="variable" fo:font-size="9pt" style:font-name-asian="Arial Unicode MS" style:font-family-asian="'Arial Unicode MS'" style:font-family-generic-asian="swiss" style:font-pitch-asian="variable" style:font-size-asian="9pt" style:font-name-complex="Arial Unicode MS" style:font-family-complex="'Arial Unicode MS'" style:font-family-generic-complex="swiss" style:font-pitch-complex="variable"/>
    </style:style>
    <style:style style:name="Corpo_20_de_20_texto_20_Char" style:display-name="Corpo de texto Char" style:family="text" style:parent-style-name="Fonte_20_parág._20_padrão">
      <style:text-properties style:font-name="Arial Unicode MS" fo:font-family="'Arial Unicode MS'" style:font-family-generic="swiss" style:font-pitch="variable" fo:language="pt" fo:country="PT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2" style:display-name="WW_CharLFO2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5" style:display-name="WW_CharLFO2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8" style:display-name="WW_CharLFO2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2" style:display-name="WW_CharLFO2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5" style:display-name="WW_CharLFO2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8" style:display-name="WW_CharLFO2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2" style:display-name="WW_CharLFO30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2" style:display-name="WW_CharLFO3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5" style:display-name="WW_CharLFO3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8" style:display-name="WW_CharLFO3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198cm" fo:margin-left="-0.252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4.946cm"/>
    </style:style>
    <style:style style:name="Tabela1.1" style:family="table-row">
      <style:table-row-properties style:min-row-height="0.621cm" style:use-optimal-row-height="false"/>
    </style:style>
    <style:style style:name="Tabela1.A1" style:family="table-cell">
      <style:table-cell-properties style:vertical-align="bottom" fo:padding-left="0.191cm" fo:padding-right="0.191cm" fo:padding-top="0cm" fo:padding-bottom="0cm" fo:border-left="0.75pt solid #c0c0c0" fo:border-right="none" fo:border-top="0.75pt solid #c0c0c0" fo:border-bottom="none" style:writing-mode="lr-tb"/>
    </style:style>
    <style:style style:name="Tabela1.B1" style:family="table-cell">
      <style:table-cell-properties style:vertical-align="bottom" fo:padding-left="0.191cm" fo:padding-right="0.191cm" fo:padding-top="0cm" fo:padding-bottom="0cm" fo:border-left="none" fo:border-right="0.75pt solid #c0c0c0" fo:border-top="0.75pt solid #c0c0c0" fo:border-bottom="none" style:writing-mode="lr-tb"/>
    </style:style>
    <style:style style:name="Tabela1.2" style:family="table-row">
      <style:table-row-properties style:min-row-height="0.739cm" style:use-optimal-row-height="false"/>
    </style:style>
    <style:style style:name="Tabela1.A2" style:family="table-cell">
      <style:table-cell-properties fo:padding-left="0.191cm" fo:padding-right="0.191cm" fo:padding-top="0cm" fo:padding-bottom="0cm" fo:border-left="0.75pt solid #c0c0c0" fo:border-right="none" fo:border-top="none" fo:border-bottom="0.75pt solid #c0c0c0" style:writing-mode="lr-tb"/>
    </style:style>
    <style:style style:name="Tabela1.B2" style:family="table-cell">
      <style:table-cell-properties fo:padding-left="0.191cm" fo:padding-right="0.191cm" fo:padding-top="0cm" fo:padding-bottom="0cm" fo:border-left="none" fo:border-right="0.75pt solid #c0c0c0" fo:border-top="none" fo:border-bottom="0.75pt solid #c0c0c0" style:writing-mode="lr-tb"/>
    </style:style>
    <style:style style:name="Tabela2" style:family="table">
      <style:table-properties style:width="15.646cm" fo:margin-left="-0.026cm" table:align="left"/>
    </style:style>
    <style:style style:name="Tabela2.A" style:family="table-column">
      <style:table-column-properties style:column-width="12.383cm"/>
    </style:style>
    <style:style style:name="Tabela2.B" style:family="table-column">
      <style:table-column-properties style:column-width="3.263cm"/>
    </style:style>
    <style:style style:name="Tabela2.A1" style:family="table-cell">
      <style:table-cell-properties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ela2.B1" style:family="table-cell">
      <style:table-cell-properties fo:padding-left="0.191cm" fo:padding-right="0.191cm" fo:padding-top="0cm" fo:padding-bottom="0cm" fo:border-left="none" fo:border-right="0.5pt solid #c0c0c0" fo:border-top="0.5pt solid #c0c0c0" fo:border-bottom="0.5pt solid #c0c0c0" style:writing-mode="lr-tb"/>
    </style:style>
    <style:style style:name="MP1" style:family="paragraph" style:parent-style-name="Standard">
      <style:paragraph-properties style:line-height-at-least="0.423cm" fo:orphans="0" fo:widows="0"/>
      <style:text-properties style:font-name="Times New Roman" fo:font-size="12pt" fo:language="en" fo:country="US" style:font-size-asian="12pt" style:font-name-complex="Times New Roman" style:font-size-complex="10pt"/>
    </style:style>
    <style:style style:name="MP2" style:family="paragraph" style:parent-style-name="Standard">
      <style:paragraph-properties style:line-height-at-least="0.423cm" fo:orphans="0" fo:widows="0" fo:padding-left="0cm" fo:padding-right="0cm" fo:padding-top="0.035cm" fo:padding-bottom="0cm" fo:border-left="none" fo:border-right="none" fo:border-top="0.74pt solid #000000" fo:border-bottom="none" style:shadow="none"/>
      <style:text-properties style:font-name="Times New Roman" fo:font-size="12pt" fo:language="en" fo:country="US" style:font-size-asian="12pt" style:font-name-complex="Times New Roman" style:font-size-complex="10pt"/>
    </style:style>
    <style:style style:name="MP3" style:family="paragraph" style:parent-style-name="Standard">
      <style:paragraph-properties style:line-height-at-least="0.423cm" fo:text-align="end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</style:style>
    <style:style style:name="MP4" style:family="paragraph" style:parent-style-name="Standard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size="10pt" fo:language="en" fo:country="US" style:font-size-asian="10pt" style:font-name-complex="Times New Roman" style:font-size-complex="10pt"/>
    </style:style>
    <style:style style:name="MP5" style:family="paragraph" style:parent-style-name="Standard">
      <style:paragraph-properties style:line-height-at-least="0.423cm" fo:orphans="0" fo:widows="0"/>
      <style:text-properties style:font-name="Times New Roman" fo:font-size="10pt" fo:language="en" fo:country="US" style:font-size-asian="10pt" style:font-name-complex="Times New Roman" style:font-size-complex="10pt"/>
    </style:style>
    <style:style style:name="MP6" style:family="paragraph" style:parent-style-name="Header">
      <style:text-properties style:font-name="Times New Roman" fo:font-size="10pt" fo:language="en" fo:country="US" style:font-size-asian="10pt" style:font-name-complex="Times New Roman" style:font-size-complex="10pt"/>
    </style:style>
    <style:style style:name="MP7" style:family="paragraph" style:parent-style-name="Header"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MP8" style:family="paragraph" style:parent-style-name="Standard">
      <style:paragraph-properties fo:margin-left="0cm" fo:margin-right="0.12cm" fo:margin-top="0.071cm" fo:margin-bottom="0cm" loext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MP9" style:family="paragraph" style:parent-style-name="Standard">
      <style:text-properties fo:color="#999999" style:font-name="Tahoma" fo:font-size="8pt" fo:font-style="italic" style:font-size-asian="8pt" style:font-style-asian="italic" style:font-name-complex="Tahoma" style:font-size-complex="8pt"/>
    </style:style>
    <style:style style:name="MP10" style:family="paragraph" style:parent-style-name="Standard">
      <style:paragraph-properties fo:text-align="end" style:justify-single-word="false"/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MP11" style:family="paragraph" style:parent-style-name="Header">
      <style:text-properties fo:font-size="10pt" style:font-size-asian="10pt" style:font-size-complex="10pt"/>
    </style:style>
    <style:style style:name="MP12" style:family="paragraph" style:parent-style-name="Pré-formatação_20_HTML">
      <style:paragraph-properties style:snap-to-layout-grid="false"/>
      <style:text-properties fo:font-size="8pt" fo:font-weight="bold" style:font-size-asian="8pt" style:font-weight-asian="bold" style:font-weight-complex="bold"/>
    </style:style>
    <style:style style:name="MP13" style:family="paragraph" style:parent-style-name="Standard">
      <style:paragraph-properties fo:text-align="end" style:justify-single-word="false"/>
    </style:style>
    <style:style style:name="MP14" style:family="paragraph" style:parent-style-name="Footer">
      <style:paragraph-properties fo:margin-left="0cm" fo:margin-right="0.635cm" fo:text-indent="0cm" style:auto-text-indent="false"/>
    </style:style>
    <style:style style:name="MP15" style:family="paragraph" style:parent-style-name="Footer">
      <style:paragraph-properties fo:margin-left="0cm" fo:margin-right="0.635cm" fo:text-indent="0cm" style:auto-text-indent="false"/>
      <style:text-properties fo:language="pt" fo:country="BR"/>
    </style:style>
    <style:style style:name="MT1" style:family="text">
      <style:text-properties fo:color="#548dd4" style:font-name="Tahoma" fo:font-size="22pt" fo:language="en" fo:country="US" fo:font-weight="bold" style:font-size-asian="22pt" style:font-weight-asian="bold" style:font-name-complex="Tahoma" style:font-size-complex="22pt"/>
    </style:style>
    <style:style style:name="MT2" style:family="text">
      <style:text-properties fo:font-size="1pt" fo:language="pt" fo:country="BR" style:font-size-asian="1pt" style:language-asian="pt" style:country-asian="BR"/>
    </style:style>
    <style:style style:name="MT3" style:family="text">
      <style:text-properties fo:font-size="8pt" fo:language="en" fo:country="US" style:font-size-asian="8pt" style:font-name-complex="Tahoma" style:font-size-complex="8pt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49cm" fo:margin-left="0cm" fo:margin-right="0cm" fo:margin-bottom="0cm" style:dynamic-spacing="true"/>
      </style:header-style>
      <style:footer-style>
        <style:header-footer-properties fo:min-height="1.24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  <text:p text:style-name="MP3"><text:span text:style-name="Fonte_20_parág._20_padrão"><text:span text:style-name="MT1">Sistema Adoção UAST</text:span></text:span></text:p>
        <text:p text:style-name="MP4"/>
        <text:p text:style-name="MP5"/>
        <text:p text:style-name="MP6"/>
      </style:header>
    </style:master-page>
    <style:master-page style:name="MP1" style:page-layout-name="Mpm2">
      <style:header>
        <text:p text:style-name="MP1"/>
        <text:p text:style-name="MP2"/>
        <text:p text:style-name="MP3"><text:span text:style-name="Fonte_20_parág._20_padrão"><text:span text:style-name="MT1">Sistema Adoção UAST</text:span></text:span></text:p>
        <text:p text:style-name="MP4"/>
        <text:p text:style-name="MP5"/>
        <text:p text:style-name="MP6"/>
      </style:header>
    </style:master-page>
    <style:master-page style:name="MP2" style:page-layout-name="Mpm3">
      <style:header>
        <text:p text:style-name="Header"><draw:frame draw:style-name="Mfr1" draw:name="Frame3" text:anchor-type="paragraph" svg:x="17.96cm" svg:y="0.002cm" svg:width="0.041cm" style:rel-width="scale" svg:height="0.884cm" style:rel-height="scale" draw:z-index="13"><draw:text-box><text:p text:style-name="Header"/><text:p text:style-name="Header"/></draw:text-box></draw:frame><text:span text:style-name="Fonte_20_parág._20_padrão"><text:span text:style-name="MT2"/></text:span></text:p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7">Sistema XXX – Especificação dos Requisitos</text:p>
            </table:table-cell>
            <table:table-cell table:style-name="Tabela1.B1" office:value-type="string">
              <text:p text:style-name="MP8">Versão: 1.0</text:p>
            </table:table-cell>
          </table:table-row>
          <table:table-row table:style-name="Tabela1.2">
            <table:table-cell table:style-name="Tabela1.A2" office:value-type="string">
              <text:p text:style-name="MP9">Documento de Especificação.doc</text:p>
            </table:table-cell>
            <table:table-cell table:style-name="Tabela1.B2" office:value-type="string">
              <text:p text:style-name="MP10">Data da Versão: 15/09/2009</text:p>
            </table:table-cell>
          </table:table-row>
        </table:table>
        <text:p text:style-name="MP11"/>
      </style:header>
      <style:foot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2"/>
            </table:table-cell>
            <table:table-cell table:style-name="Tabela2.B1" office:value-type="string">
              <text:p text:style-name="MP13"><text:span text:style-name="Page_20_Number"><text:span text:style-name="MT3"><text:page-number text:select-page="current">13</text:page-number></text:span></text:span></text:p>
            </table:table-cell>
          </table:table-row>
        </table:table>
        <text:p text:style-name="MP14"/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RF-00</dc:title>
    <meta:initial-creator>Ivanildo Guerra</meta:initial-creator>
    <meta:creation-date>2009-09-15T23:56:00Z</meta:creation-date>
    <dc:date>2017-03-14T15:01:00.001038495</dc:date>
    <meta:print-date>2009-06-17T11:01:00Z</meta:print-date>
    <meta:editing-cycles>57</meta:editing-cycles>
    <meta:editing-duration>PT2H10M25S</meta:editing-duration>
    <meta:document-statistic meta:table-count="31" meta:image-count="0" meta:object-count="0" meta:page-count="16" meta:paragraph-count="483" meta:word-count="1588" meta:character-count="9868" meta:non-whitespace-character-count="8883"/>
    <meta:template xlink:type="simple" xlink:actuate="onRequest" xlink:title="" xlink:href="Normal.dotm"/>
  </office:meta>
</office:document-meta>
</file>